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6mm"/>
    </style:style>
    <style:style style:name="co3" style:family="table-column">
      <style:table-column-properties fo:break-before="auto" style:column-width="26.3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1.27mm"/>
    </style:style>
    <style:style style:name="co6" style:family="table-column">
      <style:table-column-properties fo:break-before="auto" style:column-width="26.6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5.03mm"/>
    </style:style>
    <style:style style:name="co9" style:family="table-column">
      <style:table-column-properties fo:break-before="auto" style:column-width="8.27mm"/>
    </style:style>
    <style:style style:name="co10" style:family="table-column">
      <style:table-column-properties fo:break-before="auto" style:column-width="11.96mm"/>
    </style:style>
    <style:style style:name="co11" style:family="table-column">
      <style:table-column-properties fo:break-before="auto" style:column-width="1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style:font-name="SF Pro Display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2.01pt solid #000000" fo:border-top="2.01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-bottom="2.01pt solid #000000" fo:border-left="0.51pt solid #000000" fo:border-right="0.51pt solid #000000" fo:border-top="0.51pt solid #000000"/>
    </style:style>
    <style:style style:name="ce7" style:family="table-cell" style:parent-style-name="Default">
      <style:table-cell-properties fo:border-bottom="0.51pt solid #000000" fo:border-left="0.51pt solid #000000" fo:border-right="0.51pt solid #000000" fo:border-top="2.01pt solid #000000"/>
    </style:style>
    <style:style style:name="ce8" style:family="table-cell" style:parent-style-name="Default">
      <style:table-cell-properties fo:border-bottom="0.51pt solid #000000" fo:border-left="0.51pt solid #000000" fo:border-right="2.01pt solid #000000" fo:border-top="2.01pt solid #000000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2.01pt solid #000000" fo:border-top="0.51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1pt solid #000000" fo:border-left="0.51pt solid #000000" fo:border-right="2.01pt solid #000000" fo:border-top="0.51pt solid #000000"/>
    </style:style>
    <style:style style:name="ce11" style:family="table-cell" style:parent-style-name="Default">
      <style:table-cell-properties fo:border-bottom="2.01pt solid #000000" fo:border-left="0.51pt solid #000000" fo:border-right="2.01pt solid #000000" fo:border-top="0.51pt solid #000000"/>
    </style:style>
    <style:style style:name="ce12" style:family="table-cell" style:parent-style-name="Default">
      <style:table-cell-properties fo:border-bottom="0.51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3" style:family="table-cell" style:parent-style-name="Default">
      <style:table-cell-properties fo:border-bottom="0.51pt solid #000000" style:text-align-source="fix" style:repeat-content="false" fo:border-left="2.01pt solid #000000" fo:border-right="0.51pt solid #000000" fo:border-top="0.51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51pt solid #000000" fo:border-left="2.01pt solid #000000" fo:border-right="0.51pt solid #000000" fo:border-top="0.51pt solid #000000"/>
    </style:style>
    <style:style style:name="ce15" style:family="table-cell" style:parent-style-name="Default">
      <style:table-cell-properties fo:border-bottom="2.01pt solid #000000" fo:border-left="2.01pt solid #000000" fo:border-right="0.51pt solid #000000" fo:border-top="0.51pt solid #000000"/>
    </style:style>
    <style:style style:name="ce16" style:family="table-cell" style:parent-style-name="Default" style:data-style-name="N80"/>
    <style:style style:name="ce17" style:family="table-cell" style:parent-style-name="Default" style:data-style-name="N0"/>
    <style:style style:name="ce18" style:family="table-cell" style:parent-style-name="Default" style:data-style-name="N121"/>
    <style:style style:name="ce19" style:family="table-cell" style:parent-style-name="Default" style:data-style-name="N32"/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map style:condition="cell-content()=0" style:apply-style-name="Error" style:base-cell-address="Sheet3.D13"/>
    </style:style>
    <style:style style:name="ce40" style:family="table-cell" style:parent-style-name="Default">
      <style:map style:condition="cell-content()=0" style:apply-style-name="Error" style:base-cell-address="Sheet3.G13"/>
    </style:style>
    <style:style style:name="ce41" style:family="table-cell" style:parent-style-name="Default">
      <style:map style:condition="cell-content()=0" style:apply-style-name="Error" style:base-cell-address="Sheet3.L13"/>
    </style:style>
    <style:style style:name="gr1" style:family="graphic">
      <style:graphic-properties draw:stroke="solid" svg:stroke-color="#3465a4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2" table:default-cell-style-name="ce14"/>
        <table:table-column table:style-name="co8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/>
          <table:table-cell table:style-name="ce20" office:value-type="string" calcext:value-type="string" table:number-columns-spanned="12" table:number-rows-spanned="1">
            <text:p>Absolute Locations</text:p>
          </table:table-cell>
          <table:covered-table-cell table:number-columns-repeated="11" table:style-name="Default"/>
          <table:table-cell table:number-columns-repeated="5"/>
        </table:table-row>
        <table:table-row table:style-name="ro1">
          <table:table-cell table:style-name="Default"/>
          <table:table-cell table:style-name="ce3" office:value-type="string" calcext:value-type="string" table:number-columns-spanned="6" table:number-rows-spanned="1">
            <text:p>Portrait</text:p>
          </table:table-cell>
          <table:covered-table-cell table:number-columns-repeated="4" table:style-name="ce7"/>
          <table:covered-table-cell table:style-name="ce8"/>
          <table:table-cell table:style-name="ce12" office:value-type="string" calcext:value-type="string" table:number-columns-spanned="6" table:number-rows-spanned="1">
            <text:p>Landscape</text:p>
          </table:table-cell>
          <table:covered-table-cell table:number-columns-repeated="4" table:style-name="ce7"/>
          <table:covered-table-cell table:style-name="ce8"/>
          <table:table-cell/>
          <table:table-cell table:style-name="ce20" office:value-type="string" calcext:value-type="string" table:number-columns-spanned="2" table:number-rows-spanned="1">
            <text:p>Portrait</text:p>
          </table:table-cell>
          <table:covered-table-cell/>
          <table:table-cell table:style-name="ce20" office:value-type="string" calcext:value-type="string" table:number-columns-spanned="2" table:number-rows-spanned="1">
            <text:p>Landscape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Device</text:p>
          </table:table-cell>
          <table:table-cell table:style-name="ce4" office:value-type="string" calcext:value-type="string">
            <text:p>TimeTextView Frame</text:p>
          </table:table-cell>
          <table:table-cell table:style-name="ce4" office:value-type="string" calcext:value-type="string">
            <text:p>LeftButton Frame</text:p>
          </table:table-cell>
          <table:table-cell table:style-name="ce4" office:value-type="string" calcext:value-type="string">
            <text:p>RightButton Frame</text:p>
          </table:table-cell>
          <table:table-cell table:style-name="ce4" office:value-type="string" calcext:value-type="string">
            <text:p>TimeTextView Center</text:p>
          </table:table-cell>
          <table:table-cell table:style-name="ce4" office:value-type="string" calcext:value-type="string">
            <text:p>LeftButton Center</text:p>
          </table:table-cell>
          <table:table-cell table:style-name="ce9" office:value-type="string" calcext:value-type="string">
            <text:p>RightButton Center</text:p>
          </table:table-cell>
          <table:table-cell table:style-name="ce13" office:value-type="string" calcext:value-type="string">
            <text:p>TimeTextView Frame</text:p>
          </table:table-cell>
          <table:table-cell table:style-name="ce4" office:value-type="string" calcext:value-type="string">
            <text:p>LeftButton Frame</text:p>
          </table:table-cell>
          <table:table-cell table:style-name="ce4" office:value-type="string" calcext:value-type="string">
            <text:p>RightButton Frame</text:p>
          </table:table-cell>
          <table:table-cell table:style-name="ce4" office:value-type="string" calcext:value-type="string">
            <text:p>TimeTextView Center</text:p>
          </table:table-cell>
          <table:table-cell table:style-name="ce4" office:value-type="string" calcext:value-type="string">
            <text:p>LeftButton Center</text:p>
          </table:table-cell>
          <table:table-cell table:style-name="ce9" office:value-type="string" calcext:value-type="string">
            <text:p>RightButton Center</text:p>
          </table:table-cell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8+</text:p>
          </table:table-cell>
          <table:table-cell office:value-type="string" calcext:value-type="string">
            <text:p>40,40,334,136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359,20,48,48</text:p>
          </table:table-cell>
          <table:table-cell office:value-type="string" calcext:value-type="string">
            <text:p>207,108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383,44</text:p>
          </table:table-cell>
          <table:table-cell office:value-type="string" calcext:value-type="string">
            <text:p>40,40,136,334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681,20,48,48</text:p>
          </table:table-cell>
          <table:table-cell office:value-type="string" calcext:value-type="string">
            <text:p>108,207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705,44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2208" calcext:value-type="float">
            <text:p>2208</text:p>
          </table:table-cell>
          <table:table-cell table:formula="of:=[.P4]" office:value-type="float" office:value="2208" calcext:value-type="float">
            <text:p>2208</text:p>
          </table:table-cell>
          <table:table-cell table:formula="of:=[.O4]"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40,40,295,121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320,20,48,48</text:p>
          </table:table-cell>
          <table:table-cell office:value-type="string" calcext:value-type="string">
            <text:p>187.5,100.5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344,44</text:p>
          </table:table-cell>
          <table:table-cell office:value-type="string" calcext:value-type="string">
            <text:p>40,40,121,295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612,20,48,48</text:p>
          </table:table-cell>
          <table:table-cell office:value-type="string" calcext:value-type="string">
            <text:p>100.5,187.5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636,4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334" calcext:value-type="float">
            <text:p>1334</text:p>
          </table:table-cell>
          <table:table-cell table:formula="of:=[.P5]" office:value-type="float" office:value="1334" calcext:value-type="float">
            <text:p>1334</text:p>
          </table:table-cell>
          <table:table-cell table:formula="of:=[.O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E,5s</text:p>
          </table:table-cell>
          <table:table-cell office:value-type="string" calcext:value-type="string">
            <text:p>40,40,240,99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265,20,48,48</text:p>
          </table:table-cell>
          <table:table-cell office:value-type="string" calcext:value-type="string">
            <text:p>160,89.5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289,44</text:p>
          </table:table-cell>
          <table:table-cell office:value-type="string" calcext:value-type="string">
            <text:p>40,40,99,240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513,20,48,48</text:p>
          </table:table-cell>
          <table:table-cell office:value-type="string" calcext:value-type="string">
            <text:p>89.5,160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537,4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136" calcext:value-type="float">
            <text:p>1136</text:p>
          </table:table-cell>
          <table:table-cell table:formula="of:=[.P6]" office:value-type="float" office:value="1136" calcext:value-type="float">
            <text:p>1136</text:p>
          </table:table-cell>
          <table:table-cell table:formula="of:=[.O6]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X, Xs</text:p>
          </table:table-cell>
          <table:table-cell office:value-type="string" calcext:value-type="string">
            <text:p>40,40,295,153.5</text:p>
          </table:table-cell>
          <table:table-cell office:value-type="string" calcext:value-type="string">
            <text:p>7,44,48,48</text:p>
          </table:table-cell>
          <table:table-cell office:value-type="string" calcext:value-type="string">
            <text:p>320,44,48,48</text:p>
          </table:table-cell>
          <table:table-cell office:value-type="string" calcext:value-type="string">
            <text:p>187.2,116.75</text:p>
          </table:table-cell>
          <table:table-cell office:value-type="string" calcext:value-type="string">
            <text:p>31,68</text:p>
          </table:table-cell>
          <table:table-cell office:value-type="string" calcext:value-type="string">
            <text:p>344,68</text:p>
          </table:table-cell>
          <table:table-cell office:value-type="string" calcext:value-type="string">
            <text:p>40,40,153.5,295</text:p>
          </table:table-cell>
          <table:table-cell office:value-type="string" calcext:value-type="string">
            <text:p>7,-4,48,48</text:p>
          </table:table-cell>
          <table:table-cell office:value-type="string" calcext:value-type="string">
            <text:p>757,-4,48,48</text:p>
          </table:table-cell>
          <table:table-cell office:value-type="string" calcext:value-type="string">
            <text:p>116.75,187.5</text:p>
          </table:table-cell>
          <table:table-cell office:value-type="string" calcext:value-type="string">
            <text:p>31,20</text:p>
          </table:table-cell>
          <table:table-cell office:value-type="string" calcext:value-type="string">
            <text:p>781,20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2436" calcext:value-type="float">
            <text:p>2436</text:p>
          </table:table-cell>
          <table:table-cell table:formula="of:=[.P7]" office:value-type="float" office:value="2436" calcext:value-type="float">
            <text:p>2436</text:p>
          </table:table-cell>
          <table:table-cell table:formula="of:=[.O7]"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Xr</text:p>
          </table:table-cell>
          <table:table-cell office:value-type="string" calcext:value-type="string">
            <text:p>40,40,334,176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359,20,48,48</text:p>
          </table:table-cell>
          <table:table-cell office:value-type="string" calcext:value-type="string">
            <text:p>207,128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383,44</text:p>
          </table:table-cell>
          <table:table-cell office:value-type="string" calcext:value-type="string">
            <text:p>40,40,176,334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841,20,48,48</text:p>
          </table:table-cell>
          <table:table-cell office:value-type="string" calcext:value-type="string">
            <text:p>128,207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865,4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792" calcext:value-type="float">
            <text:p>1792</text:p>
          </table:table-cell>
          <table:table-cell table:formula="of:=[.P8]" office:value-type="float" office:value="1792" calcext:value-type="float">
            <text:p>1792</text:p>
          </table:table-cell>
          <table:table-cell table:formula="of:=[.O8]"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Xs Max</text:p>
          </table:table-cell>
          <table:table-cell office:value-type="string" calcext:value-type="string">
            <text:p>40,40,334,196</text:p>
          </table:table-cell>
          <table:table-cell office:value-type="string" calcext:value-type="string">
            <text:p>7,44,48,48</text:p>
          </table:table-cell>
          <table:table-cell office:value-type="string" calcext:value-type="string">
            <text:p>359,44,48,48</text:p>
          </table:table-cell>
          <table:table-cell office:value-type="string" calcext:value-type="string">
            <text:p>207,138</text:p>
          </table:table-cell>
          <table:table-cell office:value-type="string" calcext:value-type="string">
            <text:p>31,68</text:p>
          </table:table-cell>
          <table:table-cell office:value-type="string" calcext:value-type="string">
            <text:p>383,68</text:p>
          </table:table-cell>
          <table:table-cell office:value-type="string" calcext:value-type="string">
            <text:p>40,40,196,334</text:p>
          </table:table-cell>
          <table:table-cell office:value-type="string" calcext:value-type="string">
            <text:p>7,-4,48,48</text:p>
          </table:table-cell>
          <table:table-cell office:value-type="string" calcext:value-type="string">
            <text:p>841,-4,48,48</text:p>
          </table:table-cell>
          <table:table-cell office:value-type="string" calcext:value-type="string">
            <text:p>138,207</text:p>
          </table:table-cell>
          <table:table-cell office:value-type="string" calcext:value-type="string">
            <text:p>31,20</text:p>
          </table:table-cell>
          <table:table-cell office:value-type="string" calcext:value-type="string">
            <text:p>865,20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2668" calcext:value-type="float">
            <text:p>2668</text:p>
          </table:table-cell>
          <table:table-cell table:formula="of:=[.P9]" office:value-type="float" office:value="2668" calcext:value-type="float">
            <text:p>2668</text:p>
          </table:table-cell>
          <table:table-cell table:formula="of:=[.O9]"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iPad</text:p>
          </table:table-cell>
          <table:table-cell office:value-type="string" calcext:value-type="string">
            <text:p>40,40,688,103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713,20,48,48</text:p>
          </table:table-cell>
          <table:table-cell office:value-type="string" calcext:value-type="string">
            <text:p>384,91.5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737,44</text:p>
          </table:table-cell>
          <table:table-cell office:value-type="string" calcext:value-type="string">
            <text:p>40,40,103,688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969,20,48,48</text:p>
          </table:table-cell>
          <table:table-cell office:value-type="string" calcext:value-type="string">
            <text:p>91.5,384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993,44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table:formula="of:=[.P10]" office:value-type="float" office:value="2048" calcext:value-type="float">
            <text:p>2048</text:p>
          </table:table-cell>
          <table:table-cell table:formula="of:=[.O10]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IPad 10</text:p>
          </table:table-cell>
          <table:table-cell office:value-type="string" calcext:value-type="string">
            <text:p>40,40,754,114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779,20,48,48</text:p>
          </table:table-cell>
          <table:table-cell office:value-type="string" calcext:value-type="string">
            <text:p>417,97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803,44</text:p>
          </table:table-cell>
          <table:table-cell office:value-type="string" calcext:value-type="string">
            <text:p>40,40,114,754</text:p>
          </table:table-cell>
          <table:table-cell office:value-type="string" calcext:value-type="string">
            <text:p>7,20,48,48</text:p>
          </table:table-cell>
          <table:table-cell office:value-type="string" calcext:value-type="string">
            <text:p>1057,20,48,48</text:p>
          </table:table-cell>
          <table:table-cell office:value-type="string" calcext:value-type="string">
            <text:p>97,417</text:p>
          </table:table-cell>
          <table:table-cell office:value-type="string" calcext:value-type="string">
            <text:p>31,44</text:p>
          </table:table-cell>
          <table:table-cell office:value-type="string" calcext:value-type="string">
            <text:p>1081,44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float" office:value="2224" calcext:value-type="float">
            <text:p>2224</text:p>
          </table:table-cell>
          <table:table-cell table:formula="of:=[.P11]" office:value-type="float" office:value="2224" calcext:value-type="float">
            <text:p>2224</text:p>
          </table:table-cell>
          <table:table-cell table:formula="of:=[.O11]"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IPad 12</text:p>
          </table:table-cell>
          <table:table-cell table:style-name="ce6" office:value-type="string" calcext:value-type="string">
            <text:p>40,40,944,146</text:p>
          </table:table-cell>
          <table:table-cell table:style-name="ce6" office:value-type="string" calcext:value-type="string">
            <text:p>7,20,48,48</text:p>
          </table:table-cell>
          <table:table-cell table:style-name="ce6" office:value-type="string" calcext:value-type="string">
            <text:p>969,20,48,48</text:p>
          </table:table-cell>
          <table:table-cell table:style-name="ce6" office:value-type="string" calcext:value-type="string">
            <text:p>512,113</text:p>
          </table:table-cell>
          <table:table-cell table:style-name="ce6" office:value-type="string" calcext:value-type="string">
            <text:p>31,44</text:p>
          </table:table-cell>
          <table:table-cell table:style-name="ce11" office:value-type="string" calcext:value-type="string">
            <text:p>993,44</text:p>
          </table:table-cell>
          <table:table-cell table:style-name="ce15" office:value-type="string" calcext:value-type="string">
            <text:p>40,40,146,944</text:p>
          </table:table-cell>
          <table:table-cell table:style-name="ce6" office:value-type="string" calcext:value-type="string">
            <text:p>7,20,48,48</text:p>
          </table:table-cell>
          <table:table-cell table:style-name="ce6" office:value-type="string" calcext:value-type="string">
            <text:p>1311,20,48,48</text:p>
          </table:table-cell>
          <table:table-cell table:style-name="ce6" office:value-type="string" calcext:value-type="string">
            <text:p>113,512</text:p>
          </table:table-cell>
          <table:table-cell table:style-name="ce6" office:value-type="string" calcext:value-type="string">
            <text:p>31,44</text:p>
          </table:table-cell>
          <table:table-cell table:style-name="ce11" office:value-type="string" calcext:value-type="string">
            <text:p>1335,44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732" calcext:value-type="float">
            <text:p>2732</text:p>
          </table:table-cell>
          <table:table-cell table:formula="of:=[.P12]" office:value-type="float" office:value="2732" calcext:value-type="float">
            <text:p>2732</text:p>
          </table:table-cell>
          <table:table-cell table:formula="of:=[.O12]" office:value-type="float" office:value="2048" calcext:value-type="float">
            <text:p>2048</text:p>
          </table:table-cell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70.55mm" svg:height="152.02mm" svg:x="384.88mm" svg:y="1131.72mm">
            <draw:object draw:notify-on-update-of-ranges="Sheet2.M37:Sheet2.M262 Sheet2.N37:Sheet2.N2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88.5mm" svg:height="116.98mm" svg:x="376.15mm" svg:y="20.43mm">
            <draw:object draw:notify-on-update-of-ranges="Sheet2.C8:Sheet2.C14 Sheet2.F8:Sheet2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default-cell-style-name="ce19"/>
        <table:table-row table:style-name="ro1" table:number-rows-repeated="6">
          <table:table-cell table:number-columns-repeated="1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Birthday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ge in Days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ssam</text:p>
          </table:table-cell>
          <table:table-cell table:style-name="ce16" office:value-type="date" office:date-value="1998-09-15" calcext:value-type="date">
            <text:p>15. Sep. 1998</text:p>
          </table:table-cell>
          <table:table-cell table:style-name="ce16" office:value-type="date" office:date-value="2017-05-07" calcext:value-type="date">
            <text:p>7. May. 2017</text:p>
          </table:table-cell>
          <table:table-cell table:style-name="ce17" table:formula="of:=IF(LEN([.E8]) &gt; 0;[.E8]-[.D8];&quot;&quot;)" office:value-type="float" office:value="6809" calcext:value-type="float">
            <text:p>6809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Bonkers</text:p>
          </table:table-cell>
          <table:table-cell table:style-name="ce16" office:value-type="date" office:date-value="1999-09-15" calcext:value-type="date">
            <text:p>15. Sep. 1999</text:p>
          </table:table-cell>
          <table:table-cell table:style-name="ce16"/>
          <table:table-cell table:style-name="ce17" table:formula="of:=IF(LEN([.E9]) &gt; 0;[.E9]-[.D9];TODAY()-[.D9])" office:value-type="float" office:value="6951" calcext:value-type="float">
            <text:p>6951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rgent</text:p>
          </table:table-cell>
          <table:table-cell table:style-name="ce16" office:value-type="date" office:date-value="2001-07-15" calcext:value-type="date">
            <text:p>15. Jul. 2001</text:p>
          </table:table-cell>
          <table:table-cell table:style-name="ce16"/>
          <table:table-cell table:style-name="ce17" table:formula="of:=IF(LEN([.E10]) &gt; 0;[.E10]-[.D10];TODAY()-[.D10])" office:value-type="float" office:value="6282" calcext:value-type="float">
            <text:p>6282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orio</text:p>
          </table:table-cell>
          <table:table-cell table:style-name="ce16" office:value-type="date" office:date-value="2001-03-15" calcext:value-type="date">
            <text:p>15. Mar. 2001</text:p>
          </table:table-cell>
          <table:table-cell table:style-name="ce16"/>
          <table:table-cell table:style-name="ce17" table:formula="of:=IF(LEN([.E11]) &gt; 0;[.E11]-[.D11];TODAY()-[.D11])" office:value-type="float" office:value="6404" calcext:value-type="float">
            <text:p>6404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igger</text:p>
          </table:table-cell>
          <table:table-cell table:style-name="ce16" office:value-type="date" office:date-value="2006-07-15" calcext:value-type="date">
            <text:p>15. Jul. 2006</text:p>
          </table:table-cell>
          <table:table-cell table:style-name="ce16"/>
          <table:table-cell table:style-name="ce17" table:formula="of:=IF(LEN([.E12]) &gt; 0;[.E12]-[.D12];TODAY()-[.D12])" office:value-type="float" office:value="4456" calcext:value-type="float">
            <text:p>4456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Yuba</text:p>
          </table:table-cell>
          <table:table-cell table:style-name="ce16" office:value-type="date" office:date-value="2007-03-15" calcext:value-type="date">
            <text:p>15. Mar. 2007</text:p>
          </table:table-cell>
          <table:table-cell table:style-name="ce16"/>
          <table:table-cell table:style-name="ce17" table:formula="of:=IF(LEN([.E13]) &gt; 0;[.E13]-[.D13];TODAY()-[.D13])" office:value-type="float" office:value="4213" calcext:value-type="float">
            <text:p>4213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obuo</text:p>
          </table:table-cell>
          <table:table-cell table:style-name="ce16" office:value-type="date" office:date-value="2005-07-01" calcext:value-type="date">
            <text:p>1. Jul. 2005</text:p>
          </table:table-cell>
          <table:table-cell table:style-name="ce16" office:value-type="date" office:date-value="2016-08-15" calcext:value-type="date">
            <text:p>15. Aug. 2016</text:p>
          </table:table-cell>
          <table:table-cell table:style-name="ce17" table:formula="of:=IF(LEN([.E14]) &gt; 0;[.E14]-[.D14];&quot;&quot;)" office:value-type="float" office:value="4063" calcext:value-type="float">
            <text:p>4063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 table:number-rows-repeated="6">
          <table:table-cell table:number-columns-repeated="1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Assam</text:p>
          </table:table-cell>
          <table:table-cell office:value-type="string" calcext:value-type="string">
            <text:p>Bonkers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Norio</text:p>
          </table:table-cell>
          <table:table-cell office:value-type="string" calcext:value-type="string">
            <text:p>Tigger</text:p>
          </table:table-cell>
          <table:table-cell office:value-type="string" calcext:value-type="string">
            <text:p>Yuba</text:p>
          </table:table-cell>
          <table:table-cell office:value-type="string" calcext:value-type="string">
            <text:p>Nobuo</text:p>
          </table:table-cell>
          <table:table-cell/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n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E22:.K22])" office:value-type="float" office:value="1" calcext:value-type="float">
            <text:p>1</text:p>
          </table:table-cell>
          <table:table-cell table:formula="of:=[.M22]/COUNTA([.E22:.K22])" office:value-type="float" office:value="1" calcext:value-type="float">
            <text:p>1.0</text:p>
          </table:table-cell>
          <table:table-cell table:formula="of:=COUNTA([.E22:.K22])" office:value-type="float" office:value="1" calcext:value-type="float">
            <text:p>1</text:p>
          </table:table-cell>
          <table:table-cell office:value-type="date" office:date-value="1998-09-01" calcext:value-type="date">
            <text:p>09/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E23:.K23])" office:value-type="float" office:value="2" calcext:value-type="float">
            <text:p>2</text:p>
          </table:table-cell>
          <table:table-cell table:formula="of:=[.M23]/COUNTA([.E23:.K23])" office:value-type="float" office:value="2" calcext:value-type="float">
            <text:p>2.0</text:p>
          </table:table-cell>
          <table:table-cell table:formula="of:=COUNTA([.E23:.K23])" office:value-type="float" office:value="1" calcext:value-type="float">
            <text:p>1</text:p>
          </table:table-cell>
          <table:table-cell office:value-type="date" office:date-value="1998-10-01" calcext:value-type="date">
            <text:p>10/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formula="of:=SUM([.E24:.K24])" office:value-type="float" office:value="3" calcext:value-type="float">
            <text:p>3</text:p>
          </table:table-cell>
          <table:table-cell table:formula="of:=[.M24]/COUNTA([.E24:.K24])" office:value-type="float" office:value="3" calcext:value-type="float">
            <text:p>3.0</text:p>
          </table:table-cell>
          <table:table-cell table:formula="of:=COUNTA([.E24:.K24])" office:value-type="float" office:value="1" calcext:value-type="float">
            <text:p>1</text:p>
          </table:table-cell>
          <table:table-cell office:value-type="date" office:date-value="1998-11-01" calcext:value-type="date">
            <text:p>11/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SUM([.E25:.K25])" office:value-type="float" office:value="4" calcext:value-type="float">
            <text:p>4</text:p>
          </table:table-cell>
          <table:table-cell table:formula="of:=[.M25]/COUNTA([.E25:.K25])" office:value-type="float" office:value="4" calcext:value-type="float">
            <text:p>4.0</text:p>
          </table:table-cell>
          <table:table-cell table:formula="of:=COUNTA([.E25:.K25])" office:value-type="float" office:value="1" calcext:value-type="float">
            <text:p>1</text:p>
          </table:table-cell>
          <table:table-cell office:value-type="date" office:date-value="1998-12-01" calcext:value-type="date">
            <text:p>12/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SUM([.E26:.K26])" office:value-type="float" office:value="5" calcext:value-type="float">
            <text:p>5</text:p>
          </table:table-cell>
          <table:table-cell table:formula="of:=[.M26]/COUNTA([.E26:.K26])" office:value-type="float" office:value="5" calcext:value-type="float">
            <text:p>5.0</text:p>
          </table:table-cell>
          <table:table-cell table:formula="of:=COUNTA([.E26:.K26])" office:value-type="float" office:value="1" calcext:value-type="float">
            <text:p>1</text:p>
          </table:table-cell>
          <table:table-cell office:value-type="date" office:date-value="1999-01-01" calcext:value-type="date">
            <text:p>01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SUM([.E27:.K27])" office:value-type="float" office:value="6" calcext:value-type="float">
            <text:p>6</text:p>
          </table:table-cell>
          <table:table-cell table:formula="of:=[.M27]/COUNTA([.E27:.K27])" office:value-type="float" office:value="6" calcext:value-type="float">
            <text:p>6.0</text:p>
          </table:table-cell>
          <table:table-cell table:formula="of:=COUNTA([.E27:.K27])" office:value-type="float" office:value="1" calcext:value-type="float">
            <text:p>1</text:p>
          </table:table-cell>
          <table:table-cell office:value-type="date" office:date-value="1999-02-01" calcext:value-type="date">
            <text:p>02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formula="of:=SUM([.E28:.K28])" office:value-type="float" office:value="7" calcext:value-type="float">
            <text:p>7</text:p>
          </table:table-cell>
          <table:table-cell table:formula="of:=[.M28]/COUNTA([.E28:.K28])" office:value-type="float" office:value="7" calcext:value-type="float">
            <text:p>7.0</text:p>
          </table:table-cell>
          <table:table-cell table:formula="of:=COUNTA([.E28:.K28])" office:value-type="float" office:value="1" calcext:value-type="float">
            <text:p>1</text:p>
          </table:table-cell>
          <table:table-cell office:value-type="date" office:date-value="1999-03-01" calcext:value-type="date">
            <text:p>03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formula="of:=SUM([.E29:.K29])" office:value-type="float" office:value="8" calcext:value-type="float">
            <text:p>8</text:p>
          </table:table-cell>
          <table:table-cell table:formula="of:=[.M29]/COUNTA([.E29:.K29])" office:value-type="float" office:value="8" calcext:value-type="float">
            <text:p>8.0</text:p>
          </table:table-cell>
          <table:table-cell table:formula="of:=COUNTA([.E29:.K29])" office:value-type="float" office:value="1" calcext:value-type="float">
            <text:p>1</text:p>
          </table:table-cell>
          <table:table-cell office:value-type="date" office:date-value="1999-04-01" calcext:value-type="date">
            <text:p>04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formula="of:=SUM([.E30:.K30])" office:value-type="float" office:value="9" calcext:value-type="float">
            <text:p>9</text:p>
          </table:table-cell>
          <table:table-cell table:formula="of:=[.M30]/COUNTA([.E30:.K30])" office:value-type="float" office:value="9" calcext:value-type="float">
            <text:p>9.0</text:p>
          </table:table-cell>
          <table:table-cell table:formula="of:=COUNTA([.E30:.K30])" office:value-type="float" office:value="1" calcext:value-type="float">
            <text:p>1</text:p>
          </table:table-cell>
          <table:table-cell office:value-type="date" office:date-value="1999-05-01" calcext:value-type="date">
            <text:p>05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formula="of:=SUM([.E31:.K31])" office:value-type="float" office:value="10" calcext:value-type="float">
            <text:p>10</text:p>
          </table:table-cell>
          <table:table-cell table:formula="of:=[.M31]/COUNTA([.E31:.K31])" office:value-type="float" office:value="10" calcext:value-type="float">
            <text:p>10.0</text:p>
          </table:table-cell>
          <table:table-cell table:formula="of:=COUNTA([.E31:.K31])" office:value-type="float" office:value="1" calcext:value-type="float">
            <text:p>1</text:p>
          </table:table-cell>
          <table:table-cell office:value-type="date" office:date-value="1999-06-01" calcext:value-type="date">
            <text:p>06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formula="of:=SUM([.E32:.K32])" office:value-type="float" office:value="11" calcext:value-type="float">
            <text:p>11</text:p>
          </table:table-cell>
          <table:table-cell table:formula="of:=[.M32]/COUNTA([.E32:.K32])" office:value-type="float" office:value="11" calcext:value-type="float">
            <text:p>11.0</text:p>
          </table:table-cell>
          <table:table-cell table:formula="of:=COUNTA([.E32:.K32])" office:value-type="float" office:value="1" calcext:value-type="float">
            <text:p>1</text:p>
          </table:table-cell>
          <table:table-cell office:value-type="date" office:date-value="1999-07-01" calcext:value-type="date">
            <text:p>07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formula="of:=SUM([.E33:.K33])" office:value-type="float" office:value="12" calcext:value-type="float">
            <text:p>12</text:p>
          </table:table-cell>
          <table:table-cell table:formula="of:=[.M33]/COUNTA([.E33:.K33])" office:value-type="float" office:value="12" calcext:value-type="float">
            <text:p>12.0</text:p>
          </table:table-cell>
          <table:table-cell table:formula="of:=COUNTA([.E33:.K33])" office:value-type="float" office:value="1" calcext:value-type="float">
            <text:p>1</text:p>
          </table:table-cell>
          <table:table-cell office:value-type="date" office:date-value="1999-08-01" calcext:value-type="date">
            <text:p>08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34:.K34])" office:value-type="float" office:value="14" calcext:value-type="float">
            <text:p>14</text:p>
          </table:table-cell>
          <table:table-cell table:formula="of:=[.M34]/COUNTA([.E34:.K34])" office:value-type="float" office:value="7" calcext:value-type="float">
            <text:p>7.0</text:p>
          </table:table-cell>
          <table:table-cell table:formula="of:=COUNTA([.E34:.K34])" office:value-type="float" office:value="2" calcext:value-type="float">
            <text:p>2</text:p>
          </table:table-cell>
          <table:table-cell office:value-type="date" office:date-value="1999-09-01" calcext:value-type="date">
            <text:p>09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35:.K35])" office:value-type="float" office:value="16" calcext:value-type="float">
            <text:p>16</text:p>
          </table:table-cell>
          <table:table-cell table:formula="of:=[.M35]/COUNTA([.E35:.K35])" office:value-type="float" office:value="8" calcext:value-type="float">
            <text:p>8.0</text:p>
          </table:table-cell>
          <table:table-cell table:formula="of:=COUNTA([.E35:.K35])" office:value-type="float" office:value="2" calcext:value-type="float">
            <text:p>2</text:p>
          </table:table-cell>
          <table:table-cell office:value-type="date" office:date-value="1999-10-01" calcext:value-type="date">
            <text:p>10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36:.K36])" office:value-type="float" office:value="18" calcext:value-type="float">
            <text:p>18</text:p>
          </table:table-cell>
          <table:table-cell table:formula="of:=[.M36]/COUNTA([.E36:.K36])" office:value-type="float" office:value="9" calcext:value-type="float">
            <text:p>9.0</text:p>
          </table:table-cell>
          <table:table-cell table:formula="of:=COUNTA([.E36:.K36])" office:value-type="float" office:value="2" calcext:value-type="float">
            <text:p>2</text:p>
          </table:table-cell>
          <table:table-cell office:value-type="date" office:date-value="1999-11-01" calcext:value-type="date">
            <text:p>11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37:.K37])" office:value-type="float" office:value="20" calcext:value-type="float">
            <text:p>20</text:p>
          </table:table-cell>
          <table:table-cell table:formula="of:=[.M37]/COUNTA([.E37:.K37])" office:value-type="float" office:value="10" calcext:value-type="float">
            <text:p>10.0</text:p>
          </table:table-cell>
          <table:table-cell table:formula="of:=COUNTA([.E37:.K37])" office:value-type="float" office:value="2" calcext:value-type="float">
            <text:p>2</text:p>
          </table:table-cell>
          <table:table-cell office:value-type="date" office:date-value="1999-12-01" calcext:value-type="date">
            <text:p>12/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38:.K38])" office:value-type="float" office:value="22" calcext:value-type="float">
            <text:p>22</text:p>
          </table:table-cell>
          <table:table-cell table:formula="of:=[.M38]/COUNTA([.E38:.K38])" office:value-type="float" office:value="11" calcext:value-type="float">
            <text:p>11.0</text:p>
          </table:table-cell>
          <table:table-cell table:formula="of:=COUNTA([.E38:.K38])" office:value-type="float" office:value="2" calcext:value-type="float">
            <text:p>2</text:p>
          </table:table-cell>
          <table:table-cell office:value-type="date" office:date-value="2000-01-01" calcext:value-type="date">
            <text:p>01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39:.K39])" office:value-type="float" office:value="24" calcext:value-type="float">
            <text:p>24</text:p>
          </table:table-cell>
          <table:table-cell table:formula="of:=[.M39]/COUNTA([.E39:.K39])" office:value-type="float" office:value="12" calcext:value-type="float">
            <text:p>12.0</text:p>
          </table:table-cell>
          <table:table-cell table:formula="of:=COUNTA([.E39:.K39])" office:value-type="float" office:value="2" calcext:value-type="float">
            <text:p>2</text:p>
          </table:table-cell>
          <table:table-cell office:value-type="date" office:date-value="2000-02-01" calcext:value-type="date">
            <text:p>02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40:.K40])" office:value-type="float" office:value="26" calcext:value-type="float">
            <text:p>26</text:p>
          </table:table-cell>
          <table:table-cell table:formula="of:=[.M40]/COUNTA([.E40:.K40])" office:value-type="float" office:value="13" calcext:value-type="float">
            <text:p>13.0</text:p>
          </table:table-cell>
          <table:table-cell table:formula="of:=COUNTA([.E40:.K40])" office:value-type="float" office:value="2" calcext:value-type="float">
            <text:p>2</text:p>
          </table:table-cell>
          <table:table-cell office:value-type="date" office:date-value="2000-03-01" calcext:value-type="date">
            <text:p>03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SUM([.E41:.K41])" office:value-type="float" office:value="28" calcext:value-type="float">
            <text:p>28</text:p>
          </table:table-cell>
          <table:table-cell table:formula="of:=[.M41]/COUNTA([.E41:.K41])" office:value-type="float" office:value="14" calcext:value-type="float">
            <text:p>14.0</text:p>
          </table:table-cell>
          <table:table-cell table:formula="of:=COUNTA([.E41:.K41])" office:value-type="float" office:value="2" calcext:value-type="float">
            <text:p>2</text:p>
          </table:table-cell>
          <table:table-cell office:value-type="date" office:date-value="2000-04-01" calcext:value-type="date">
            <text:p>04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SUM([.E42:.K42])" office:value-type="float" office:value="30" calcext:value-type="float">
            <text:p>30</text:p>
          </table:table-cell>
          <table:table-cell table:formula="of:=[.M42]/COUNTA([.E42:.K42])" office:value-type="float" office:value="15" calcext:value-type="float">
            <text:p>15.0</text:p>
          </table:table-cell>
          <table:table-cell table:formula="of:=COUNTA([.E42:.K42])" office:value-type="float" office:value="2" calcext:value-type="float">
            <text:p>2</text:p>
          </table:table-cell>
          <table:table-cell office:value-type="date" office:date-value="2000-05-01" calcext:value-type="date">
            <text:p>05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SUM([.E43:.K43])" office:value-type="float" office:value="32" calcext:value-type="float">
            <text:p>32</text:p>
          </table:table-cell>
          <table:table-cell table:formula="of:=[.M43]/COUNTA([.E43:.K43])" office:value-type="float" office:value="16" calcext:value-type="float">
            <text:p>16.0</text:p>
          </table:table-cell>
          <table:table-cell table:formula="of:=COUNTA([.E43:.K43])" office:value-type="float" office:value="2" calcext:value-type="float">
            <text:p>2</text:p>
          </table:table-cell>
          <table:table-cell office:value-type="date" office:date-value="2000-06-01" calcext:value-type="date">
            <text:p>06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formula="of:=SUM([.E44:.K44])" office:value-type="float" office:value="34" calcext:value-type="float">
            <text:p>34</text:p>
          </table:table-cell>
          <table:table-cell table:formula="of:=[.M44]/COUNTA([.E44:.K44])" office:value-type="float" office:value="17" calcext:value-type="float">
            <text:p>17.0</text:p>
          </table:table-cell>
          <table:table-cell table:formula="of:=COUNTA([.E44:.K44])" office:value-type="float" office:value="2" calcext:value-type="float">
            <text:p>2</text:p>
          </table:table-cell>
          <table:table-cell office:value-type="date" office:date-value="2000-07-01" calcext:value-type="date">
            <text:p>07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SUM([.E45:.K45])" office:value-type="float" office:value="36" calcext:value-type="float">
            <text:p>36</text:p>
          </table:table-cell>
          <table:table-cell table:formula="of:=[.M45]/COUNTA([.E45:.K45])" office:value-type="float" office:value="18" calcext:value-type="float">
            <text:p>18.0</text:p>
          </table:table-cell>
          <table:table-cell table:formula="of:=COUNTA([.E45:.K45])" office:value-type="float" office:value="2" calcext:value-type="float">
            <text:p>2</text:p>
          </table:table-cell>
          <table:table-cell office:value-type="date" office:date-value="2000-08-01" calcext:value-type="date">
            <text:p>08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formula="of:=SUM([.E46:.K46])" office:value-type="float" office:value="38" calcext:value-type="float">
            <text:p>38</text:p>
          </table:table-cell>
          <table:table-cell table:formula="of:=[.M46]/COUNTA([.E46:.K46])" office:value-type="float" office:value="19" calcext:value-type="float">
            <text:p>19.0</text:p>
          </table:table-cell>
          <table:table-cell table:formula="of:=COUNTA([.E46:.K46])" office:value-type="float" office:value="2" calcext:value-type="float">
            <text:p>2</text:p>
          </table:table-cell>
          <table:table-cell office:value-type="date" office:date-value="2000-09-01" calcext:value-type="date">
            <text:p>09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formula="of:=SUM([.E47:.K47])" office:value-type="float" office:value="40" calcext:value-type="float">
            <text:p>40</text:p>
          </table:table-cell>
          <table:table-cell table:formula="of:=[.M47]/COUNTA([.E47:.K47])" office:value-type="float" office:value="20" calcext:value-type="float">
            <text:p>20.0</text:p>
          </table:table-cell>
          <table:table-cell table:formula="of:=COUNTA([.E47:.K47])" office:value-type="float" office:value="2" calcext:value-type="float">
            <text:p>2</text:p>
          </table:table-cell>
          <table:table-cell office:value-type="date" office:date-value="2000-10-01" calcext:value-type="date">
            <text:p>10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formula="of:=SUM([.E48:.K48])" office:value-type="float" office:value="42" calcext:value-type="float">
            <text:p>42</text:p>
          </table:table-cell>
          <table:table-cell table:formula="of:=[.M48]/COUNTA([.E48:.K48])" office:value-type="float" office:value="21" calcext:value-type="float">
            <text:p>21.0</text:p>
          </table:table-cell>
          <table:table-cell table:formula="of:=COUNTA([.E48:.K48])" office:value-type="float" office:value="2" calcext:value-type="float">
            <text:p>2</text:p>
          </table:table-cell>
          <table:table-cell office:value-type="date" office:date-value="2000-11-01" calcext:value-type="date">
            <text:p>11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formula="of:=SUM([.E49:.K49])" office:value-type="float" office:value="44" calcext:value-type="float">
            <text:p>44</text:p>
          </table:table-cell>
          <table:table-cell table:formula="of:=[.M49]/COUNTA([.E49:.K49])" office:value-type="float" office:value="22" calcext:value-type="float">
            <text:p>22.0</text:p>
          </table:table-cell>
          <table:table-cell table:formula="of:=COUNTA([.E49:.K49])" office:value-type="float" office:value="2" calcext:value-type="float">
            <text:p>2</text:p>
          </table:table-cell>
          <table:table-cell office:value-type="date" office:date-value="2000-12-01" calcext:value-type="date">
            <text:p>12/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formula="of:=SUM([.E50:.K50])" office:value-type="float" office:value="46" calcext:value-type="float">
            <text:p>46</text:p>
          </table:table-cell>
          <table:table-cell table:formula="of:=[.M50]/COUNTA([.E50:.K50])" office:value-type="float" office:value="23" calcext:value-type="float">
            <text:p>23.0</text:p>
          </table:table-cell>
          <table:table-cell table:formula="of:=COUNTA([.E50:.K50])" office:value-type="float" office:value="2" calcext:value-type="float">
            <text:p>2</text:p>
          </table:table-cell>
          <table:table-cell office:value-type="date" office:date-value="2001-01-01" calcext:value-type="date">
            <text:p>01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formula="of:=SUM([.E51:.K51])" office:value-type="float" office:value="48" calcext:value-type="float">
            <text:p>48</text:p>
          </table:table-cell>
          <table:table-cell table:formula="of:=[.M51]/COUNTA([.E51:.K51])" office:value-type="float" office:value="24" calcext:value-type="float">
            <text:p>24.0</text:p>
          </table:table-cell>
          <table:table-cell table:formula="of:=COUNTA([.E51:.K51])" office:value-type="float" office:value="2" calcext:value-type="float">
            <text:p>2</text:p>
          </table:table-cell>
          <table:table-cell office:value-type="date" office:date-value="2001-02-01" calcext:value-type="date">
            <text:p>02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E52:.K52])" office:value-type="float" office:value="51" calcext:value-type="float">
            <text:p>51</text:p>
          </table:table-cell>
          <table:table-cell table:formula="of:=[.M52]/COUNTA([.E52:.K52])" office:value-type="float" office:value="17" calcext:value-type="float">
            <text:p>17.0</text:p>
          </table:table-cell>
          <table:table-cell table:formula="of:=COUNTA([.E52:.K52])" office:value-type="float" office:value="3" calcext:value-type="float">
            <text:p>3</text:p>
          </table:table-cell>
          <table:table-cell office:value-type="date" office:date-value="2001-03-01" calcext:value-type="date">
            <text:p>03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53:.K53])" office:value-type="float" office:value="54" calcext:value-type="float">
            <text:p>54</text:p>
          </table:table-cell>
          <table:table-cell table:formula="of:=[.M53]/COUNTA([.E53:.K53])" office:value-type="float" office:value="18" calcext:value-type="float">
            <text:p>18.0</text:p>
          </table:table-cell>
          <table:table-cell table:formula="of:=COUNTA([.E53:.K53])" office:value-type="float" office:value="3" calcext:value-type="float">
            <text:p>3</text:p>
          </table:table-cell>
          <table:table-cell office:value-type="date" office:date-value="2001-04-01" calcext:value-type="date">
            <text:p>04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54:.K54])" office:value-type="float" office:value="57" calcext:value-type="float">
            <text:p>57</text:p>
          </table:table-cell>
          <table:table-cell table:formula="of:=[.M54]/COUNTA([.E54:.K54])" office:value-type="float" office:value="19" calcext:value-type="float">
            <text:p>19.0</text:p>
          </table:table-cell>
          <table:table-cell table:formula="of:=COUNTA([.E54:.K54])" office:value-type="float" office:value="3" calcext:value-type="float">
            <text:p>3</text:p>
          </table:table-cell>
          <table:table-cell office:value-type="date" office:date-value="2001-05-01" calcext:value-type="date">
            <text:p>05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55:.K55])" office:value-type="float" office:value="60" calcext:value-type="float">
            <text:p>60</text:p>
          </table:table-cell>
          <table:table-cell table:formula="of:=[.M55]/COUNTA([.E55:.K55])" office:value-type="float" office:value="20" calcext:value-type="float">
            <text:p>20.0</text:p>
          </table:table-cell>
          <table:table-cell table:formula="of:=COUNTA([.E55:.K55])" office:value-type="float" office:value="3" calcext:value-type="float">
            <text:p>3</text:p>
          </table:table-cell>
          <table:table-cell office:value-type="date" office:date-value="2001-06-01" calcext:value-type="date">
            <text:p>06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1" calcext:value-type="float">
            <text:p>200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6:.K56])" office:value-type="float" office:value="64" calcext:value-type="float">
            <text:p>64</text:p>
          </table:table-cell>
          <table:table-cell table:formula="of:=[.M56]/COUNTA([.E56:.K56])" office:value-type="float" office:value="16" calcext:value-type="float">
            <text:p>16.0</text:p>
          </table:table-cell>
          <table:table-cell table:formula="of:=COUNTA([.E56:.K56])" office:value-type="float" office:value="4" calcext:value-type="float">
            <text:p>4</text:p>
          </table:table-cell>
          <table:table-cell office:value-type="date" office:date-value="2001-07-01" calcext:value-type="date">
            <text:p>07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1" calcext:value-type="float">
            <text:p>200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7:.K57])" office:value-type="float" office:value="68" calcext:value-type="float">
            <text:p>68</text:p>
          </table:table-cell>
          <table:table-cell table:formula="of:=[.M57]/COUNTA([.E57:.K57])" office:value-type="float" office:value="17" calcext:value-type="float">
            <text:p>17.0</text:p>
          </table:table-cell>
          <table:table-cell table:formula="of:=COUNTA([.E57:.K57])" office:value-type="float" office:value="4" calcext:value-type="float">
            <text:p>4</text:p>
          </table:table-cell>
          <table:table-cell office:value-type="date" office:date-value="2001-08-01" calcext:value-type="date">
            <text:p>08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8:.K58])" office:value-type="float" office:value="72" calcext:value-type="float">
            <text:p>72</text:p>
          </table:table-cell>
          <table:table-cell table:formula="of:=[.M58]/COUNTA([.E58:.K58])" office:value-type="float" office:value="18" calcext:value-type="float">
            <text:p>18.0</text:p>
          </table:table-cell>
          <table:table-cell table:formula="of:=COUNTA([.E58:.K58])" office:value-type="float" office:value="4" calcext:value-type="float">
            <text:p>4</text:p>
          </table:table-cell>
          <table:table-cell office:value-type="date" office:date-value="2001-09-01" calcext:value-type="date">
            <text:p>09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59:.K59])" office:value-type="float" office:value="76" calcext:value-type="float">
            <text:p>76</text:p>
          </table:table-cell>
          <table:table-cell table:formula="of:=[.M59]/COUNTA([.E59:.K59])" office:value-type="float" office:value="19" calcext:value-type="float">
            <text:p>19.0</text:p>
          </table:table-cell>
          <table:table-cell table:formula="of:=COUNTA([.E59:.K59])" office:value-type="float" office:value="4" calcext:value-type="float">
            <text:p>4</text:p>
          </table:table-cell>
          <table:table-cell office:value-type="date" office:date-value="2001-10-01" calcext:value-type="date">
            <text:p>10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0:.K60])" office:value-type="float" office:value="80" calcext:value-type="float">
            <text:p>80</text:p>
          </table:table-cell>
          <table:table-cell table:formula="of:=[.M60]/COUNTA([.E60:.K60])" office:value-type="float" office:value="20" calcext:value-type="float">
            <text:p>20.0</text:p>
          </table:table-cell>
          <table:table-cell table:formula="of:=COUNTA([.E60:.K60])" office:value-type="float" office:value="4" calcext:value-type="float">
            <text:p>4</text:p>
          </table:table-cell>
          <table:table-cell office:value-type="date" office:date-value="2001-11-01" calcext:value-type="date">
            <text:p>11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61:.K61])" office:value-type="float" office:value="84" calcext:value-type="float">
            <text:p>84</text:p>
          </table:table-cell>
          <table:table-cell table:formula="of:=[.M61]/COUNTA([.E61:.K61])" office:value-type="float" office:value="21" calcext:value-type="float">
            <text:p>21.0</text:p>
          </table:table-cell>
          <table:table-cell table:formula="of:=COUNTA([.E61:.K61])" office:value-type="float" office:value="4" calcext:value-type="float">
            <text:p>4</text:p>
          </table:table-cell>
          <table:table-cell office:value-type="date" office:date-value="2001-12-01" calcext:value-type="date">
            <text:p>12/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2" calcext:value-type="float">
            <text:p>200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62:.K62])" office:value-type="float" office:value="88" calcext:value-type="float">
            <text:p>88</text:p>
          </table:table-cell>
          <table:table-cell table:formula="of:=[.M62]/COUNTA([.E62:.K62])" office:value-type="float" office:value="22" calcext:value-type="float">
            <text:p>22.0</text:p>
          </table:table-cell>
          <table:table-cell table:formula="of:=COUNTA([.E62:.K62])" office:value-type="float" office:value="4" calcext:value-type="float">
            <text:p>4</text:p>
          </table:table-cell>
          <table:table-cell office:value-type="date" office:date-value="2002-01-01" calcext:value-type="date">
            <text:p>0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2" calcext:value-type="float">
            <text:p>200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63:.K63])" office:value-type="float" office:value="92" calcext:value-type="float">
            <text:p>92</text:p>
          </table:table-cell>
          <table:table-cell table:formula="of:=[.M63]/COUNTA([.E63:.K63])" office:value-type="float" office:value="23" calcext:value-type="float">
            <text:p>23.0</text:p>
          </table:table-cell>
          <table:table-cell table:formula="of:=COUNTA([.E63:.K63])" office:value-type="float" office:value="4" calcext:value-type="float">
            <text:p>4</text:p>
          </table:table-cell>
          <table:table-cell office:value-type="date" office:date-value="2002-02-01" calcext:value-type="date">
            <text:p>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2" calcext:value-type="float">
            <text:p>200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64:.K64])" office:value-type="float" office:value="96" calcext:value-type="float">
            <text:p>96</text:p>
          </table:table-cell>
          <table:table-cell table:formula="of:=[.M64]/COUNTA([.E64:.K64])" office:value-type="float" office:value="24" calcext:value-type="float">
            <text:p>24.0</text:p>
          </table:table-cell>
          <table:table-cell table:formula="of:=COUNTA([.E64:.K64])" office:value-type="float" office:value="4" calcext:value-type="float">
            <text:p>4</text:p>
          </table:table-cell>
          <table:table-cell office:value-type="date" office:date-value="2002-03-01" calcext:value-type="date">
            <text:p>03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2" calcext:value-type="float">
            <text:p>200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65:.K65])" office:value-type="float" office:value="100" calcext:value-type="float">
            <text:p>100</text:p>
          </table:table-cell>
          <table:table-cell table:formula="of:=[.M65]/COUNTA([.E65:.K65])" office:value-type="float" office:value="25" calcext:value-type="float">
            <text:p>25.0</text:p>
          </table:table-cell>
          <table:table-cell table:formula="of:=COUNTA([.E65:.K65])" office:value-type="float" office:value="4" calcext:value-type="float">
            <text:p>4</text:p>
          </table:table-cell>
          <table:table-cell office:value-type="date" office:date-value="2002-04-01" calcext:value-type="date">
            <text:p>04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66:.K66])" office:value-type="float" office:value="104" calcext:value-type="float">
            <text:p>104</text:p>
          </table:table-cell>
          <table:table-cell table:formula="of:=[.M66]/COUNTA([.E66:.K66])" office:value-type="float" office:value="26" calcext:value-type="float">
            <text:p>26.0</text:p>
          </table:table-cell>
          <table:table-cell table:formula="of:=COUNTA([.E66:.K66])" office:value-type="float" office:value="4" calcext:value-type="float">
            <text:p>4</text:p>
          </table:table-cell>
          <table:table-cell office:value-type="date" office:date-value="2002-05-01" calcext:value-type="date">
            <text:p>05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2" calcext:value-type="float">
            <text:p>200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SUM([.E67:.K67])" office:value-type="float" office:value="108" calcext:value-type="float">
            <text:p>108</text:p>
          </table:table-cell>
          <table:table-cell table:formula="of:=[.M67]/COUNTA([.E67:.K67])" office:value-type="float" office:value="27" calcext:value-type="float">
            <text:p>27.0</text:p>
          </table:table-cell>
          <table:table-cell table:formula="of:=COUNTA([.E67:.K67])" office:value-type="float" office:value="4" calcext:value-type="float">
            <text:p>4</text:p>
          </table:table-cell>
          <table:table-cell office:value-type="date" office:date-value="2002-06-01" calcext:value-type="date">
            <text:p>06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2" calcext:value-type="float">
            <text:p>200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formula="of:=SUM([.E68:.K68])" office:value-type="float" office:value="112" calcext:value-type="float">
            <text:p>112</text:p>
          </table:table-cell>
          <table:table-cell table:formula="of:=[.M68]/COUNTA([.E68:.K68])" office:value-type="float" office:value="28" calcext:value-type="float">
            <text:p>28.0</text:p>
          </table:table-cell>
          <table:table-cell table:formula="of:=COUNTA([.E68:.K68])" office:value-type="float" office:value="4" calcext:value-type="float">
            <text:p>4</text:p>
          </table:table-cell>
          <table:table-cell office:value-type="date" office:date-value="2002-07-01" calcext:value-type="date">
            <text:p>07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formula="of:=SUM([.E69:.K69])" office:value-type="float" office:value="116" calcext:value-type="float">
            <text:p>116</text:p>
          </table:table-cell>
          <table:table-cell table:formula="of:=[.M69]/COUNTA([.E69:.K69])" office:value-type="float" office:value="29" calcext:value-type="float">
            <text:p>29.0</text:p>
          </table:table-cell>
          <table:table-cell table:formula="of:=COUNTA([.E69:.K69])" office:value-type="float" office:value="4" calcext:value-type="float">
            <text:p>4</text:p>
          </table:table-cell>
          <table:table-cell office:value-type="date" office:date-value="2002-08-01" calcext:value-type="date">
            <text:p>08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2" calcext:value-type="float">
            <text:p>200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SUM([.E70:.K70])" office:value-type="float" office:value="120" calcext:value-type="float">
            <text:p>120</text:p>
          </table:table-cell>
          <table:table-cell table:formula="of:=[.M70]/COUNTA([.E70:.K70])" office:value-type="float" office:value="30" calcext:value-type="float">
            <text:p>30.0</text:p>
          </table:table-cell>
          <table:table-cell table:formula="of:=COUNTA([.E70:.K70])" office:value-type="float" office:value="4" calcext:value-type="float">
            <text:p>4</text:p>
          </table:table-cell>
          <table:table-cell office:value-type="date" office:date-value="2002-09-01" calcext:value-type="date">
            <text:p>09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2" calcext:value-type="float">
            <text:p>200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E71:.K71])" office:value-type="float" office:value="124" calcext:value-type="float">
            <text:p>124</text:p>
          </table:table-cell>
          <table:table-cell table:formula="of:=[.M71]/COUNTA([.E71:.K71])" office:value-type="float" office:value="31" calcext:value-type="float">
            <text:p>31.0</text:p>
          </table:table-cell>
          <table:table-cell table:formula="of:=COUNTA([.E71:.K71])" office:value-type="float" office:value="4" calcext:value-type="float">
            <text:p>4</text:p>
          </table:table-cell>
          <table:table-cell office:value-type="date" office:date-value="2002-10-01" calcext:value-type="date">
            <text:p>10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2" calcext:value-type="float">
            <text:p>200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SUM([.E72:.K72])" office:value-type="float" office:value="128" calcext:value-type="float">
            <text:p>128</text:p>
          </table:table-cell>
          <table:table-cell table:formula="of:=[.M72]/COUNTA([.E72:.K72])" office:value-type="float" office:value="32" calcext:value-type="float">
            <text:p>32.0</text:p>
          </table:table-cell>
          <table:table-cell table:formula="of:=COUNTA([.E72:.K72])" office:value-type="float" office:value="4" calcext:value-type="float">
            <text:p>4</text:p>
          </table:table-cell>
          <table:table-cell office:value-type="date" office:date-value="2002-11-01" calcext:value-type="date">
            <text:p>1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2" calcext:value-type="float">
            <text:p>2002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SUM([.E73:.K73])" office:value-type="float" office:value="132" calcext:value-type="float">
            <text:p>132</text:p>
          </table:table-cell>
          <table:table-cell table:formula="of:=[.M73]/COUNTA([.E73:.K73])" office:value-type="float" office:value="33" calcext:value-type="float">
            <text:p>33.0</text:p>
          </table:table-cell>
          <table:table-cell table:formula="of:=COUNTA([.E73:.K73])" office:value-type="float" office:value="4" calcext:value-type="float">
            <text:p>4</text:p>
          </table:table-cell>
          <table:table-cell office:value-type="date" office:date-value="2002-12-01" calcext:value-type="date">
            <text:p>1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formula="of:=SUM([.E74:.K74])" office:value-type="float" office:value="136" calcext:value-type="float">
            <text:p>136</text:p>
          </table:table-cell>
          <table:table-cell table:formula="of:=[.M74]/COUNTA([.E74:.K74])" office:value-type="float" office:value="34" calcext:value-type="float">
            <text:p>34.0</text:p>
          </table:table-cell>
          <table:table-cell table:formula="of:=COUNTA([.E74:.K74])" office:value-type="float" office:value="4" calcext:value-type="float">
            <text:p>4</text:p>
          </table:table-cell>
          <table:table-cell office:value-type="date" office:date-value="2003-01-01" calcext:value-type="date">
            <text:p>01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3" calcext:value-type="float">
            <text:p>200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formula="of:=SUM([.E75:.K75])" office:value-type="float" office:value="140" calcext:value-type="float">
            <text:p>140</text:p>
          </table:table-cell>
          <table:table-cell table:formula="of:=[.M75]/COUNTA([.E75:.K75])" office:value-type="float" office:value="35" calcext:value-type="float">
            <text:p>35.0</text:p>
          </table:table-cell>
          <table:table-cell table:formula="of:=COUNTA([.E75:.K75])" office:value-type="float" office:value="4" calcext:value-type="float">
            <text:p>4</text:p>
          </table:table-cell>
          <table:table-cell office:value-type="date" office:date-value="2003-02-01" calcext:value-type="date">
            <text:p>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formula="of:=SUM([.E76:.K76])" office:value-type="float" office:value="144" calcext:value-type="float">
            <text:p>144</text:p>
          </table:table-cell>
          <table:table-cell table:formula="of:=[.M76]/COUNTA([.E76:.K76])" office:value-type="float" office:value="36" calcext:value-type="float">
            <text:p>36.0</text:p>
          </table:table-cell>
          <table:table-cell table:formula="of:=COUNTA([.E76:.K76])" office:value-type="float" office:value="4" calcext:value-type="float">
            <text:p>4</text:p>
          </table:table-cell>
          <table:table-cell office:value-type="date" office:date-value="2003-03-01" calcext:value-type="date">
            <text:p>03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3" calcext:value-type="float">
            <text:p>200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formula="of:=SUM([.E77:.K77])" office:value-type="float" office:value="148" calcext:value-type="float">
            <text:p>148</text:p>
          </table:table-cell>
          <table:table-cell table:formula="of:=[.M77]/COUNTA([.E77:.K77])" office:value-type="float" office:value="37" calcext:value-type="float">
            <text:p>37.0</text:p>
          </table:table-cell>
          <table:table-cell table:formula="of:=COUNTA([.E77:.K77])" office:value-type="float" office:value="4" calcext:value-type="float">
            <text:p>4</text:p>
          </table:table-cell>
          <table:table-cell office:value-type="date" office:date-value="2003-04-01" calcext:value-type="date">
            <text:p>04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3" calcext:value-type="float">
            <text:p>2003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E78:.K78])" office:value-type="float" office:value="152" calcext:value-type="float">
            <text:p>152</text:p>
          </table:table-cell>
          <table:table-cell table:formula="of:=[.M78]/COUNTA([.E78:.K78])" office:value-type="float" office:value="38" calcext:value-type="float">
            <text:p>38.0</text:p>
          </table:table-cell>
          <table:table-cell table:formula="of:=COUNTA([.E78:.K78])" office:value-type="float" office:value="4" calcext:value-type="float">
            <text:p>4</text:p>
          </table:table-cell>
          <table:table-cell office:value-type="date" office:date-value="2003-05-01" calcext:value-type="date">
            <text:p>05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3" calcext:value-type="float">
            <text:p>200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formula="of:=SUM([.E79:.K79])" office:value-type="float" office:value="156" calcext:value-type="float">
            <text:p>156</text:p>
          </table:table-cell>
          <table:table-cell table:formula="of:=[.M79]/COUNTA([.E79:.K79])" office:value-type="float" office:value="39" calcext:value-type="float">
            <text:p>39.0</text:p>
          </table:table-cell>
          <table:table-cell table:formula="of:=COUNTA([.E79:.K79])" office:value-type="float" office:value="4" calcext:value-type="float">
            <text:p>4</text:p>
          </table:table-cell>
          <table:table-cell office:value-type="date" office:date-value="2003-06-01" calcext:value-type="date">
            <text:p>06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3" calcext:value-type="float">
            <text:p>200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formula="of:=SUM([.E80:.K80])" office:value-type="float" office:value="160" calcext:value-type="float">
            <text:p>160</text:p>
          </table:table-cell>
          <table:table-cell table:formula="of:=[.M80]/COUNTA([.E80:.K80])" office:value-type="float" office:value="40" calcext:value-type="float">
            <text:p>40.0</text:p>
          </table:table-cell>
          <table:table-cell table:formula="of:=COUNTA([.E80:.K80])" office:value-type="float" office:value="4" calcext:value-type="float">
            <text:p>4</text:p>
          </table:table-cell>
          <table:table-cell office:value-type="date" office:date-value="2003-07-01" calcext:value-type="date">
            <text:p>07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3" calcext:value-type="float">
            <text:p>200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E81:.K81])" office:value-type="float" office:value="164" calcext:value-type="float">
            <text:p>164</text:p>
          </table:table-cell>
          <table:table-cell table:formula="of:=[.M81]/COUNTA([.E81:.K81])" office:value-type="float" office:value="41" calcext:value-type="float">
            <text:p>41.0</text:p>
          </table:table-cell>
          <table:table-cell table:formula="of:=COUNTA([.E81:.K81])" office:value-type="float" office:value="4" calcext:value-type="float">
            <text:p>4</text:p>
          </table:table-cell>
          <table:table-cell office:value-type="date" office:date-value="2003-08-01" calcext:value-type="date">
            <text:p>08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3" calcext:value-type="float">
            <text:p>2003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formula="of:=SUM([.E82:.K82])" office:value-type="float" office:value="168" calcext:value-type="float">
            <text:p>168</text:p>
          </table:table-cell>
          <table:table-cell table:formula="of:=[.M82]/COUNTA([.E82:.K82])" office:value-type="float" office:value="42" calcext:value-type="float">
            <text:p>42.0</text:p>
          </table:table-cell>
          <table:table-cell table:formula="of:=COUNTA([.E82:.K82])" office:value-type="float" office:value="4" calcext:value-type="float">
            <text:p>4</text:p>
          </table:table-cell>
          <table:table-cell office:value-type="date" office:date-value="2003-09-01" calcext:value-type="date">
            <text:p>09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SUM([.E83:.K83])" office:value-type="float" office:value="172" calcext:value-type="float">
            <text:p>172</text:p>
          </table:table-cell>
          <table:table-cell table:formula="of:=[.M83]/COUNTA([.E83:.K83])" office:value-type="float" office:value="43" calcext:value-type="float">
            <text:p>43.0</text:p>
          </table:table-cell>
          <table:table-cell table:formula="of:=COUNTA([.E83:.K83])" office:value-type="float" office:value="4" calcext:value-type="float">
            <text:p>4</text:p>
          </table:table-cell>
          <table:table-cell office:value-type="date" office:date-value="2003-10-01" calcext:value-type="date">
            <text:p>10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3" calcext:value-type="float">
            <text:p>2003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formula="of:=SUM([.E84:.K84])" office:value-type="float" office:value="176" calcext:value-type="float">
            <text:p>176</text:p>
          </table:table-cell>
          <table:table-cell table:formula="of:=[.M84]/COUNTA([.E84:.K84])" office:value-type="float" office:value="44" calcext:value-type="float">
            <text:p>44.0</text:p>
          </table:table-cell>
          <table:table-cell table:formula="of:=COUNTA([.E84:.K84])" office:value-type="float" office:value="4" calcext:value-type="float">
            <text:p>4</text:p>
          </table:table-cell>
          <table:table-cell office:value-type="date" office:date-value="2003-11-01" calcext:value-type="date">
            <text:p>11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3" calcext:value-type="float">
            <text:p>200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formula="of:=SUM([.E85:.K85])" office:value-type="float" office:value="180" calcext:value-type="float">
            <text:p>180</text:p>
          </table:table-cell>
          <table:table-cell table:formula="of:=[.M85]/COUNTA([.E85:.K85])" office:value-type="float" office:value="45" calcext:value-type="float">
            <text:p>45.0</text:p>
          </table:table-cell>
          <table:table-cell table:formula="of:=COUNTA([.E85:.K85])" office:value-type="float" office:value="4" calcext:value-type="float">
            <text:p>4</text:p>
          </table:table-cell>
          <table:table-cell office:value-type="date" office:date-value="2003-12-01" calcext:value-type="date">
            <text:p>1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4" calcext:value-type="float">
            <text:p>200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formula="of:=SUM([.E86:.K86])" office:value-type="float" office:value="184" calcext:value-type="float">
            <text:p>184</text:p>
          </table:table-cell>
          <table:table-cell table:formula="of:=[.M86]/COUNTA([.E86:.K86])" office:value-type="float" office:value="46" calcext:value-type="float">
            <text:p>46.0</text:p>
          </table:table-cell>
          <table:table-cell table:formula="of:=COUNTA([.E86:.K86])" office:value-type="float" office:value="4" calcext:value-type="float">
            <text:p>4</text:p>
          </table:table-cell>
          <table:table-cell office:value-type="date" office:date-value="2004-01-01" calcext:value-type="date">
            <text:p>01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4" calcext:value-type="float">
            <text:p>200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formula="of:=SUM([.E87:.K87])" office:value-type="float" office:value="188" calcext:value-type="float">
            <text:p>188</text:p>
          </table:table-cell>
          <table:table-cell table:formula="of:=[.M87]/COUNTA([.E87:.K87])" office:value-type="float" office:value="47" calcext:value-type="float">
            <text:p>47.0</text:p>
          </table:table-cell>
          <table:table-cell table:formula="of:=COUNTA([.E87:.K87])" office:value-type="float" office:value="4" calcext:value-type="float">
            <text:p>4</text:p>
          </table:table-cell>
          <table:table-cell office:value-type="date" office:date-value="2004-02-01" calcext:value-type="date">
            <text:p>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4" calcext:value-type="float">
            <text:p>200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formula="of:=SUM([.E88:.K88])" office:value-type="float" office:value="192" calcext:value-type="float">
            <text:p>192</text:p>
          </table:table-cell>
          <table:table-cell table:formula="of:=[.M88]/COUNTA([.E88:.K88])" office:value-type="float" office:value="48" calcext:value-type="float">
            <text:p>48.0</text:p>
          </table:table-cell>
          <table:table-cell table:formula="of:=COUNTA([.E88:.K88])" office:value-type="float" office:value="4" calcext:value-type="float">
            <text:p>4</text:p>
          </table:table-cell>
          <table:table-cell office:value-type="date" office:date-value="2004-03-01" calcext:value-type="date">
            <text:p>03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formula="of:=SUM([.E89:.K89])" office:value-type="float" office:value="196" calcext:value-type="float">
            <text:p>196</text:p>
          </table:table-cell>
          <table:table-cell table:formula="of:=[.M89]/COUNTA([.E89:.K89])" office:value-type="float" office:value="49" calcext:value-type="float">
            <text:p>49.0</text:p>
          </table:table-cell>
          <table:table-cell table:formula="of:=COUNTA([.E89:.K89])" office:value-type="float" office:value="4" calcext:value-type="float">
            <text:p>4</text:p>
          </table:table-cell>
          <table:table-cell office:value-type="date" office:date-value="2004-04-01" calcext:value-type="date">
            <text:p>04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4" calcext:value-type="float">
            <text:p>2004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formula="of:=SUM([.E90:.K90])" office:value-type="float" office:value="200" calcext:value-type="float">
            <text:p>200</text:p>
          </table:table-cell>
          <table:table-cell table:formula="of:=[.M90]/COUNTA([.E90:.K90])" office:value-type="float" office:value="50" calcext:value-type="float">
            <text:p>50.0</text:p>
          </table:table-cell>
          <table:table-cell table:formula="of:=COUNTA([.E90:.K90])" office:value-type="float" office:value="4" calcext:value-type="float">
            <text:p>4</text:p>
          </table:table-cell>
          <table:table-cell office:value-type="date" office:date-value="2004-05-01" calcext:value-type="date">
            <text:p>05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4" calcext:value-type="float">
            <text:p>200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E91:.K91])" office:value-type="float" office:value="204" calcext:value-type="float">
            <text:p>204</text:p>
          </table:table-cell>
          <table:table-cell table:formula="of:=[.M91]/COUNTA([.E91:.K91])" office:value-type="float" office:value="51" calcext:value-type="float">
            <text:p>51.0</text:p>
          </table:table-cell>
          <table:table-cell table:formula="of:=COUNTA([.E91:.K91])" office:value-type="float" office:value="4" calcext:value-type="float">
            <text:p>4</text:p>
          </table:table-cell>
          <table:table-cell office:value-type="date" office:date-value="2004-06-01" calcext:value-type="date">
            <text:p>06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4" calcext:value-type="float">
            <text:p>2004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table:formula="of:=SUM([.E92:.K92])" office:value-type="float" office:value="208" calcext:value-type="float">
            <text:p>208</text:p>
          </table:table-cell>
          <table:table-cell table:formula="of:=[.M92]/COUNTA([.E92:.K92])" office:value-type="float" office:value="52" calcext:value-type="float">
            <text:p>52.0</text:p>
          </table:table-cell>
          <table:table-cell table:formula="of:=COUNTA([.E92:.K92])" office:value-type="float" office:value="4" calcext:value-type="float">
            <text:p>4</text:p>
          </table:table-cell>
          <table:table-cell office:value-type="date" office:date-value="2004-07-01" calcext:value-type="date">
            <text:p>07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4" calcext:value-type="float">
            <text:p>200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formula="of:=SUM([.E93:.K93])" office:value-type="float" office:value="212" calcext:value-type="float">
            <text:p>212</text:p>
          </table:table-cell>
          <table:table-cell table:formula="of:=[.M93]/COUNTA([.E93:.K93])" office:value-type="float" office:value="53" calcext:value-type="float">
            <text:p>53.0</text:p>
          </table:table-cell>
          <table:table-cell table:formula="of:=COUNTA([.E93:.K93])" office:value-type="float" office:value="4" calcext:value-type="float">
            <text:p>4</text:p>
          </table:table-cell>
          <table:table-cell office:value-type="date" office:date-value="2004-08-01" calcext:value-type="date">
            <text:p>08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4" calcext:value-type="float">
            <text:p>2004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SUM([.E94:.K94])" office:value-type="float" office:value="216" calcext:value-type="float">
            <text:p>216</text:p>
          </table:table-cell>
          <table:table-cell table:formula="of:=[.M94]/COUNTA([.E94:.K94])" office:value-type="float" office:value="54" calcext:value-type="float">
            <text:p>54.0</text:p>
          </table:table-cell>
          <table:table-cell table:formula="of:=COUNTA([.E94:.K94])" office:value-type="float" office:value="4" calcext:value-type="float">
            <text:p>4</text:p>
          </table:table-cell>
          <table:table-cell office:value-type="date" office:date-value="2004-09-01" calcext:value-type="date">
            <text:p>09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4" calcext:value-type="float">
            <text:p>2004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table:formula="of:=SUM([.E95:.K95])" office:value-type="float" office:value="220" calcext:value-type="float">
            <text:p>220</text:p>
          </table:table-cell>
          <table:table-cell table:formula="of:=[.M95]/COUNTA([.E95:.K95])" office:value-type="float" office:value="55" calcext:value-type="float">
            <text:p>55.0</text:p>
          </table:table-cell>
          <table:table-cell table:formula="of:=COUNTA([.E95:.K95])" office:value-type="float" office:value="4" calcext:value-type="float">
            <text:p>4</text:p>
          </table:table-cell>
          <table:table-cell office:value-type="date" office:date-value="2004-10-01" calcext:value-type="date">
            <text:p>10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4" calcext:value-type="float">
            <text:p>200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table:formula="of:=SUM([.E96:.K96])" office:value-type="float" office:value="224" calcext:value-type="float">
            <text:p>224</text:p>
          </table:table-cell>
          <table:table-cell table:formula="of:=[.M96]/COUNTA([.E96:.K96])" office:value-type="float" office:value="56" calcext:value-type="float">
            <text:p>56.0</text:p>
          </table:table-cell>
          <table:table-cell table:formula="of:=COUNTA([.E96:.K96])" office:value-type="float" office:value="4" calcext:value-type="float">
            <text:p>4</text:p>
          </table:table-cell>
          <table:table-cell office:value-type="date" office:date-value="2004-11-01" calcext:value-type="date">
            <text:p>11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4" calcext:value-type="float">
            <text:p>200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SUM([.E97:.K97])" office:value-type="float" office:value="228" calcext:value-type="float">
            <text:p>228</text:p>
          </table:table-cell>
          <table:table-cell table:formula="of:=[.M97]/COUNTA([.E97:.K97])" office:value-type="float" office:value="57" calcext:value-type="float">
            <text:p>57.0</text:p>
          </table:table-cell>
          <table:table-cell table:formula="of:=COUNTA([.E97:.K97])" office:value-type="float" office:value="4" calcext:value-type="float">
            <text:p>4</text:p>
          </table:table-cell>
          <table:table-cell office:value-type="date" office:date-value="2004-12-01" calcext:value-type="date">
            <text:p>1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5" calcext:value-type="float">
            <text:p>200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table:formula="of:=SUM([.E98:.K98])" office:value-type="float" office:value="232" calcext:value-type="float">
            <text:p>232</text:p>
          </table:table-cell>
          <table:table-cell table:formula="of:=[.M98]/COUNTA([.E98:.K98])" office:value-type="float" office:value="58" calcext:value-type="float">
            <text:p>58.0</text:p>
          </table:table-cell>
          <table:table-cell table:formula="of:=COUNTA([.E98:.K98])" office:value-type="float" office:value="4" calcext:value-type="float">
            <text:p>4</text:p>
          </table:table-cell>
          <table:table-cell office:value-type="date" office:date-value="2005-01-01" calcext:value-type="date">
            <text:p>01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5" calcext:value-type="float">
            <text:p>200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table:formula="of:=SUM([.E99:.K99])" office:value-type="float" office:value="236" calcext:value-type="float">
            <text:p>236</text:p>
          </table:table-cell>
          <table:table-cell table:formula="of:=[.M99]/COUNTA([.E99:.K99])" office:value-type="float" office:value="59" calcext:value-type="float">
            <text:p>59.0</text:p>
          </table:table-cell>
          <table:table-cell table:formula="of:=COUNTA([.E99:.K99])" office:value-type="float" office:value="4" calcext:value-type="float">
            <text:p>4</text:p>
          </table:table-cell>
          <table:table-cell office:value-type="date" office:date-value="2005-02-01" calcext:value-type="date">
            <text:p>02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5" calcext:value-type="float">
            <text:p>2005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formula="of:=SUM([.E100:.K100])" office:value-type="float" office:value="240" calcext:value-type="float">
            <text:p>240</text:p>
          </table:table-cell>
          <table:table-cell table:formula="of:=[.M100]/COUNTA([.E100:.K100])" office:value-type="float" office:value="60" calcext:value-type="float">
            <text:p>60.0</text:p>
          </table:table-cell>
          <table:table-cell table:formula="of:=COUNTA([.E100:.K100])" office:value-type="float" office:value="4" calcext:value-type="float">
            <text:p>4</text:p>
          </table:table-cell>
          <table:table-cell office:value-type="date" office:date-value="2005-03-01" calcext:value-type="date">
            <text:p>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5" calcext:value-type="float">
            <text:p>200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E101:.K101])" office:value-type="float" office:value="244" calcext:value-type="float">
            <text:p>244</text:p>
          </table:table-cell>
          <table:table-cell table:formula="of:=[.M101]/COUNTA([.E101:.K101])" office:value-type="float" office:value="61" calcext:value-type="float">
            <text:p>61.0</text:p>
          </table:table-cell>
          <table:table-cell table:formula="of:=COUNTA([.E101:.K101])" office:value-type="float" office:value="4" calcext:value-type="float">
            <text:p>4</text:p>
          </table:table-cell>
          <table:table-cell office:value-type="date" office:date-value="2005-04-01" calcext:value-type="date">
            <text:p>04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5" calcext:value-type="float">
            <text:p>2005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SUM([.E102:.K102])" office:value-type="float" office:value="248" calcext:value-type="float">
            <text:p>248</text:p>
          </table:table-cell>
          <table:table-cell table:formula="of:=[.M102]/COUNTA([.E102:.K102])" office:value-type="float" office:value="62" calcext:value-type="float">
            <text:p>62.0</text:p>
          </table:table-cell>
          <table:table-cell table:formula="of:=COUNTA([.E102:.K102])" office:value-type="float" office:value="4" calcext:value-type="float">
            <text:p>4</text:p>
          </table:table-cell>
          <table:table-cell office:value-type="date" office:date-value="2005-05-01" calcext:value-type="date">
            <text:p>05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5" calcext:value-type="float">
            <text:p>200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formula="of:=SUM([.E103:.K103])" office:value-type="float" office:value="252" calcext:value-type="float">
            <text:p>252</text:p>
          </table:table-cell>
          <table:table-cell table:formula="of:=[.M103]/COUNTA([.E103:.K103])" office:value-type="float" office:value="63" calcext:value-type="float">
            <text:p>63.0</text:p>
          </table:table-cell>
          <table:table-cell table:formula="of:=COUNTA([.E103:.K103])" office:value-type="float" office:value="4" calcext:value-type="float">
            <text:p>4</text:p>
          </table:table-cell>
          <table:table-cell office:value-type="date" office:date-value="2005-06-01" calcext:value-type="date">
            <text:p>06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5" calcext:value-type="float">
            <text:p>200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E104:.K104])" office:value-type="float" office:value="257" calcext:value-type="float">
            <text:p>257</text:p>
          </table:table-cell>
          <table:table-cell table:formula="of:=[.M104]/COUNTA([.E104:.K104])" office:value-type="float" office:value="51.4" calcext:value-type="float">
            <text:p>51.4</text:p>
          </table:table-cell>
          <table:table-cell table:formula="of:=COUNTA([.E104:.K104])" office:value-type="float" office:value="5" calcext:value-type="float">
            <text:p>5</text:p>
          </table:table-cell>
          <table:table-cell office:value-type="date" office:date-value="2005-07-01" calcext:value-type="date">
            <text:p>07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5" calcext:value-type="float">
            <text:p>200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SUM([.E105:.K105])" office:value-type="float" office:value="262" calcext:value-type="float">
            <text:p>262</text:p>
          </table:table-cell>
          <table:table-cell table:formula="of:=[.M105]/COUNTA([.E105:.K105])" office:value-type="float" office:value="52.4" calcext:value-type="float">
            <text:p>52.4</text:p>
          </table:table-cell>
          <table:table-cell table:formula="of:=COUNTA([.E105:.K105])" office:value-type="float" office:value="5" calcext:value-type="float">
            <text:p>5</text:p>
          </table:table-cell>
          <table:table-cell office:value-type="date" office:date-value="2005-08-01" calcext:value-type="date">
            <text:p>08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5" calcext:value-type="float">
            <text:p>200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E106:.K106])" office:value-type="float" office:value="267" calcext:value-type="float">
            <text:p>267</text:p>
          </table:table-cell>
          <table:table-cell table:formula="of:=[.M106]/COUNTA([.E106:.K106])" office:value-type="float" office:value="53.4" calcext:value-type="float">
            <text:p>53.4</text:p>
          </table:table-cell>
          <table:table-cell table:formula="of:=COUNTA([.E106:.K106])" office:value-type="float" office:value="5" calcext:value-type="float">
            <text:p>5</text:p>
          </table:table-cell>
          <table:table-cell office:value-type="date" office:date-value="2005-09-01" calcext:value-type="date">
            <text:p>09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5" calcext:value-type="float">
            <text:p>2005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SUM([.E107:.K107])" office:value-type="float" office:value="272" calcext:value-type="float">
            <text:p>272</text:p>
          </table:table-cell>
          <table:table-cell table:formula="of:=[.M107]/COUNTA([.E107:.K107])" office:value-type="float" office:value="54.4" calcext:value-type="float">
            <text:p>54.4</text:p>
          </table:table-cell>
          <table:table-cell table:formula="of:=COUNTA([.E107:.K107])" office:value-type="float" office:value="5" calcext:value-type="float">
            <text:p>5</text:p>
          </table:table-cell>
          <table:table-cell office:value-type="date" office:date-value="2005-10-01" calcext:value-type="date">
            <text:p>10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5" calcext:value-type="float">
            <text:p>200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SUM([.E108:.K108])" office:value-type="float" office:value="277" calcext:value-type="float">
            <text:p>277</text:p>
          </table:table-cell>
          <table:table-cell table:formula="of:=[.M108]/COUNTA([.E108:.K108])" office:value-type="float" office:value="55.4" calcext:value-type="float">
            <text:p>55.4</text:p>
          </table:table-cell>
          <table:table-cell table:formula="of:=COUNTA([.E108:.K108])" office:value-type="float" office:value="5" calcext:value-type="float">
            <text:p>5</text:p>
          </table:table-cell>
          <table:table-cell office:value-type="date" office:date-value="2005-11-01" calcext:value-type="date">
            <text:p>11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5" calcext:value-type="float">
            <text:p>2005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SUM([.E109:.K109])" office:value-type="float" office:value="282" calcext:value-type="float">
            <text:p>282</text:p>
          </table:table-cell>
          <table:table-cell table:formula="of:=[.M109]/COUNTA([.E109:.K109])" office:value-type="float" office:value="56.4" calcext:value-type="float">
            <text:p>56.4</text:p>
          </table:table-cell>
          <table:table-cell table:formula="of:=COUNTA([.E109:.K109])" office:value-type="float" office:value="5" calcext:value-type="float">
            <text:p>5</text:p>
          </table:table-cell>
          <table:table-cell office:value-type="date" office:date-value="2005-12-01" calcext:value-type="date">
            <text:p>12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6" calcext:value-type="float">
            <text:p>200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SUM([.E110:.K110])" office:value-type="float" office:value="287" calcext:value-type="float">
            <text:p>287</text:p>
          </table:table-cell>
          <table:table-cell table:formula="of:=[.M110]/COUNTA([.E110:.K110])" office:value-type="float" office:value="57.4" calcext:value-type="float">
            <text:p>57.4</text:p>
          </table:table-cell>
          <table:table-cell table:formula="of:=COUNTA([.E110:.K110])" office:value-type="float" office:value="5" calcext:value-type="float">
            <text:p>5</text:p>
          </table:table-cell>
          <table:table-cell office:value-type="date" office:date-value="2006-01-01" calcext:value-type="date">
            <text:p>01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6" calcext:value-type="float">
            <text:p>2006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SUM([.E111:.K111])" office:value-type="float" office:value="292" calcext:value-type="float">
            <text:p>292</text:p>
          </table:table-cell>
          <table:table-cell table:formula="of:=[.M111]/COUNTA([.E111:.K111])" office:value-type="float" office:value="58.4" calcext:value-type="float">
            <text:p>58.4</text:p>
          </table:table-cell>
          <table:table-cell table:formula="of:=COUNTA([.E111:.K111])" office:value-type="float" office:value="5" calcext:value-type="float">
            <text:p>5</text:p>
          </table:table-cell>
          <table:table-cell office:value-type="date" office:date-value="2006-02-01" calcext:value-type="date">
            <text:p>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SUM([.E112:.K112])" office:value-type="float" office:value="297" calcext:value-type="float">
            <text:p>297</text:p>
          </table:table-cell>
          <table:table-cell table:formula="of:=[.M112]/COUNTA([.E112:.K112])" office:value-type="float" office:value="59.4" calcext:value-type="float">
            <text:p>59.4</text:p>
          </table:table-cell>
          <table:table-cell table:formula="of:=COUNTA([.E112:.K112])" office:value-type="float" office:value="5" calcext:value-type="float">
            <text:p>5</text:p>
          </table:table-cell>
          <table:table-cell office:value-type="date" office:date-value="2006-03-01" calcext:value-type="date">
            <text:p>03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6" calcext:value-type="float">
            <text:p>2006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SUM([.E113:.K113])" office:value-type="float" office:value="302" calcext:value-type="float">
            <text:p>302</text:p>
          </table:table-cell>
          <table:table-cell table:formula="of:=[.M113]/COUNTA([.E113:.K113])" office:value-type="float" office:value="60.4" calcext:value-type="float">
            <text:p>60.4</text:p>
          </table:table-cell>
          <table:table-cell table:formula="of:=COUNTA([.E113:.K113])" office:value-type="float" office:value="5" calcext:value-type="float">
            <text:p>5</text:p>
          </table:table-cell>
          <table:table-cell office:value-type="date" office:date-value="2006-04-01" calcext:value-type="date">
            <text:p>04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6" calcext:value-type="float">
            <text:p>200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SUM([.E114:.K114])" office:value-type="float" office:value="307" calcext:value-type="float">
            <text:p>307</text:p>
          </table:table-cell>
          <table:table-cell table:formula="of:=[.M114]/COUNTA([.E114:.K114])" office:value-type="float" office:value="61.4" calcext:value-type="float">
            <text:p>61.4</text:p>
          </table:table-cell>
          <table:table-cell table:formula="of:=COUNTA([.E114:.K114])" office:value-type="float" office:value="5" calcext:value-type="float">
            <text:p>5</text:p>
          </table:table-cell>
          <table:table-cell office:value-type="date" office:date-value="2006-05-01" calcext:value-type="date">
            <text:p>05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6" calcext:value-type="float">
            <text:p>2006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SUM([.E115:.K115])" office:value-type="float" office:value="312" calcext:value-type="float">
            <text:p>312</text:p>
          </table:table-cell>
          <table:table-cell table:formula="of:=[.M115]/COUNTA([.E115:.K115])" office:value-type="float" office:value="62.4" calcext:value-type="float">
            <text:p>62.4</text:p>
          </table:table-cell>
          <table:table-cell table:formula="of:=COUNTA([.E115:.K115])" office:value-type="float" office:value="5" calcext:value-type="float">
            <text:p>5</text:p>
          </table:table-cell>
          <table:table-cell office:value-type="date" office:date-value="2006-06-01" calcext:value-type="date">
            <text:p>06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6" calcext:value-type="float">
            <text:p>2006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SUM([.E116:.K116])" office:value-type="float" office:value="318" calcext:value-type="float">
            <text:p>318</text:p>
          </table:table-cell>
          <table:table-cell table:formula="of:=[.M116]/COUNTA([.E116:.K116])" office:value-type="float" office:value="53" calcext:value-type="float">
            <text:p>53.0</text:p>
          </table:table-cell>
          <table:table-cell table:formula="of:=COUNTA([.E116:.K116])" office:value-type="float" office:value="6" calcext:value-type="float">
            <text:p>6</text:p>
          </table:table-cell>
          <table:table-cell office:value-type="date" office:date-value="2006-07-01" calcext:value-type="date">
            <text:p>07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6" calcext:value-type="float">
            <text:p>2006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SUM([.E117:.K117])" office:value-type="float" office:value="324" calcext:value-type="float">
            <text:p>324</text:p>
          </table:table-cell>
          <table:table-cell table:formula="of:=[.M117]/COUNTA([.E117:.K117])" office:value-type="float" office:value="54" calcext:value-type="float">
            <text:p>54.0</text:p>
          </table:table-cell>
          <table:table-cell table:formula="of:=COUNTA([.E117:.K117])" office:value-type="float" office:value="6" calcext:value-type="float">
            <text:p>6</text:p>
          </table:table-cell>
          <table:table-cell office:value-type="date" office:date-value="2006-08-01" calcext:value-type="date">
            <text:p>08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6" calcext:value-type="float">
            <text:p>200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SUM([.E118:.K118])" office:value-type="float" office:value="330" calcext:value-type="float">
            <text:p>330</text:p>
          </table:table-cell>
          <table:table-cell table:formula="of:=[.M118]/COUNTA([.E118:.K118])" office:value-type="float" office:value="55" calcext:value-type="float">
            <text:p>55.0</text:p>
          </table:table-cell>
          <table:table-cell table:formula="of:=COUNTA([.E118:.K118])" office:value-type="float" office:value="6" calcext:value-type="float">
            <text:p>6</text:p>
          </table:table-cell>
          <table:table-cell office:value-type="date" office:date-value="2006-09-01" calcext:value-type="date">
            <text:p>09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6" calcext:value-type="float">
            <text:p>2006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SUM([.E119:.K119])" office:value-type="float" office:value="336" calcext:value-type="float">
            <text:p>336</text:p>
          </table:table-cell>
          <table:table-cell table:formula="of:=[.M119]/COUNTA([.E119:.K119])" office:value-type="float" office:value="56" calcext:value-type="float">
            <text:p>56.0</text:p>
          </table:table-cell>
          <table:table-cell table:formula="of:=COUNTA([.E119:.K119])" office:value-type="float" office:value="6" calcext:value-type="float">
            <text:p>6</text:p>
          </table:table-cell>
          <table:table-cell office:value-type="date" office:date-value="2006-10-01" calcext:value-type="date">
            <text:p>10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6" calcext:value-type="float">
            <text:p>2006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SUM([.E120:.K120])" office:value-type="float" office:value="342" calcext:value-type="float">
            <text:p>342</text:p>
          </table:table-cell>
          <table:table-cell table:formula="of:=[.M120]/COUNTA([.E120:.K120])" office:value-type="float" office:value="57" calcext:value-type="float">
            <text:p>57.0</text:p>
          </table:table-cell>
          <table:table-cell table:formula="of:=COUNTA([.E120:.K120])" office:value-type="float" office:value="6" calcext:value-type="float">
            <text:p>6</text:p>
          </table:table-cell>
          <table:table-cell office:value-type="date" office:date-value="2006-11-01" calcext:value-type="date">
            <text:p>11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SUM([.E121:.K121])" office:value-type="float" office:value="348" calcext:value-type="float">
            <text:p>348</text:p>
          </table:table-cell>
          <table:table-cell table:formula="of:=[.M121]/COUNTA([.E121:.K121])" office:value-type="float" office:value="58" calcext:value-type="float">
            <text:p>58.0</text:p>
          </table:table-cell>
          <table:table-cell table:formula="of:=COUNTA([.E121:.K121])" office:value-type="float" office:value="6" calcext:value-type="float">
            <text:p>6</text:p>
          </table:table-cell>
          <table:table-cell office:value-type="date" office:date-value="2006-12-01" calcext:value-type="date">
            <text:p>1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7" calcext:value-type="float">
            <text:p>2007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SUM([.E122:.K122])" office:value-type="float" office:value="354" calcext:value-type="float">
            <text:p>354</text:p>
          </table:table-cell>
          <table:table-cell table:formula="of:=[.M122]/COUNTA([.E122:.K122])" office:value-type="float" office:value="59" calcext:value-type="float">
            <text:p>59.0</text:p>
          </table:table-cell>
          <table:table-cell table:formula="of:=COUNTA([.E122:.K122])" office:value-type="float" office:value="6" calcext:value-type="float">
            <text:p>6</text:p>
          </table:table-cell>
          <table:table-cell office:value-type="date" office:date-value="2007-01-01" calcext:value-type="date">
            <text:p>01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7" calcext:value-type="float">
            <text:p>2007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SUM([.E123:.K123])" office:value-type="float" office:value="360" calcext:value-type="float">
            <text:p>360</text:p>
          </table:table-cell>
          <table:table-cell table:formula="of:=[.M123]/COUNTA([.E123:.K123])" office:value-type="float" office:value="60" calcext:value-type="float">
            <text:p>60.0</text:p>
          </table:table-cell>
          <table:table-cell table:formula="of:=COUNTA([.E123:.K123])" office:value-type="float" office:value="6" calcext:value-type="float">
            <text:p>6</text:p>
          </table:table-cell>
          <table:table-cell office:value-type="date" office:date-value="2007-02-01" calcext:value-type="date">
            <text:p>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7" calcext:value-type="float">
            <text:p>2007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[.E124:.K124])" office:value-type="float" office:value="367" calcext:value-type="float">
            <text:p>367</text:p>
          </table:table-cell>
          <table:table-cell table:formula="of:=[.M124]/COUNTA([.E124:.K124])" office:value-type="float" office:value="52.4285714285714" calcext:value-type="float">
            <text:p>52.4</text:p>
          </table:table-cell>
          <table:table-cell table:formula="of:=COUNTA([.E124:.K124])" office:value-type="float" office:value="7" calcext:value-type="float">
            <text:p>7</text:p>
          </table:table-cell>
          <table:table-cell office:value-type="date" office:date-value="2007-03-01" calcext:value-type="date">
            <text:p>03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7" calcext:value-type="float">
            <text:p>2007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E125:.K125])" office:value-type="float" office:value="374" calcext:value-type="float">
            <text:p>374</text:p>
          </table:table-cell>
          <table:table-cell table:formula="of:=[.M125]/COUNTA([.E125:.K125])" office:value-type="float" office:value="53.4285714285714" calcext:value-type="float">
            <text:p>53.4</text:p>
          </table:table-cell>
          <table:table-cell table:formula="of:=COUNTA([.E125:.K125])" office:value-type="float" office:value="7" calcext:value-type="float">
            <text:p>7</text:p>
          </table:table-cell>
          <table:table-cell office:value-type="date" office:date-value="2007-04-01" calcext:value-type="date">
            <text:p>04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7" calcext:value-type="float">
            <text:p>2007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E126:.K126])" office:value-type="float" office:value="381" calcext:value-type="float">
            <text:p>381</text:p>
          </table:table-cell>
          <table:table-cell table:formula="of:=[.M126]/COUNTA([.E126:.K126])" office:value-type="float" office:value="54.4285714285714" calcext:value-type="float">
            <text:p>54.4</text:p>
          </table:table-cell>
          <table:table-cell table:formula="of:=COUNTA([.E126:.K126])" office:value-type="float" office:value="7" calcext:value-type="float">
            <text:p>7</text:p>
          </table:table-cell>
          <table:table-cell office:value-type="date" office:date-value="2007-05-01" calcext:value-type="date">
            <text:p>05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7" calcext:value-type="float">
            <text:p>2007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E127:.K127])" office:value-type="float" office:value="388" calcext:value-type="float">
            <text:p>388</text:p>
          </table:table-cell>
          <table:table-cell table:formula="of:=[.M127]/COUNTA([.E127:.K127])" office:value-type="float" office:value="55.4285714285714" calcext:value-type="float">
            <text:p>55.4</text:p>
          </table:table-cell>
          <table:table-cell table:formula="of:=COUNTA([.E127:.K127])" office:value-type="float" office:value="7" calcext:value-type="float">
            <text:p>7</text:p>
          </table:table-cell>
          <table:table-cell office:value-type="date" office:date-value="2007-06-01" calcext:value-type="date">
            <text:p>06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7" calcext:value-type="float">
            <text:p>2007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E128:.K128])" office:value-type="float" office:value="395" calcext:value-type="float">
            <text:p>395</text:p>
          </table:table-cell>
          <table:table-cell table:formula="of:=[.M128]/COUNTA([.E128:.K128])" office:value-type="float" office:value="56.4285714285714" calcext:value-type="float">
            <text:p>56.4</text:p>
          </table:table-cell>
          <table:table-cell table:formula="of:=COUNTA([.E128:.K128])" office:value-type="float" office:value="7" calcext:value-type="float">
            <text:p>7</text:p>
          </table:table-cell>
          <table:table-cell office:value-type="date" office:date-value="2007-07-01" calcext:value-type="date">
            <text:p>07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7" calcext:value-type="float">
            <text:p>2007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E129:.K129])" office:value-type="float" office:value="402" calcext:value-type="float">
            <text:p>402</text:p>
          </table:table-cell>
          <table:table-cell table:formula="of:=[.M129]/COUNTA([.E129:.K129])" office:value-type="float" office:value="57.4285714285714" calcext:value-type="float">
            <text:p>57.4</text:p>
          </table:table-cell>
          <table:table-cell table:formula="of:=COUNTA([.E129:.K129])" office:value-type="float" office:value="7" calcext:value-type="float">
            <text:p>7</text:p>
          </table:table-cell>
          <table:table-cell office:value-type="date" office:date-value="2007-08-01" calcext:value-type="date">
            <text:p>08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7" calcext:value-type="float">
            <text:p>200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E130:.K130])" office:value-type="float" office:value="409" calcext:value-type="float">
            <text:p>409</text:p>
          </table:table-cell>
          <table:table-cell table:formula="of:=[.M130]/COUNTA([.E130:.K130])" office:value-type="float" office:value="58.4285714285714" calcext:value-type="float">
            <text:p>58.4</text:p>
          </table:table-cell>
          <table:table-cell table:formula="of:=COUNTA([.E130:.K130])" office:value-type="float" office:value="7" calcext:value-type="float">
            <text:p>7</text:p>
          </table:table-cell>
          <table:table-cell office:value-type="date" office:date-value="2007-09-01" calcext:value-type="date">
            <text:p>09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E131:.K131])" office:value-type="float" office:value="416" calcext:value-type="float">
            <text:p>416</text:p>
          </table:table-cell>
          <table:table-cell table:formula="of:=[.M131]/COUNTA([.E131:.K131])" office:value-type="float" office:value="59.4285714285714" calcext:value-type="float">
            <text:p>59.4</text:p>
          </table:table-cell>
          <table:table-cell table:formula="of:=COUNTA([.E131:.K131])" office:value-type="float" office:value="7" calcext:value-type="float">
            <text:p>7</text:p>
          </table:table-cell>
          <table:table-cell office:value-type="date" office:date-value="2007-10-01" calcext:value-type="date">
            <text:p>10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7" calcext:value-type="float">
            <text:p>2007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E132:.K132])" office:value-type="float" office:value="423" calcext:value-type="float">
            <text:p>423</text:p>
          </table:table-cell>
          <table:table-cell table:formula="of:=[.M132]/COUNTA([.E132:.K132])" office:value-type="float" office:value="60.4285714285714" calcext:value-type="float">
            <text:p>60.4</text:p>
          </table:table-cell>
          <table:table-cell table:formula="of:=COUNTA([.E132:.K132])" office:value-type="float" office:value="7" calcext:value-type="float">
            <text:p>7</text:p>
          </table:table-cell>
          <table:table-cell office:value-type="date" office:date-value="2007-11-01" calcext:value-type="date">
            <text:p>11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7" calcext:value-type="float">
            <text:p>2007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E133:.K133])" office:value-type="float" office:value="430" calcext:value-type="float">
            <text:p>430</text:p>
          </table:table-cell>
          <table:table-cell table:formula="of:=[.M133]/COUNTA([.E133:.K133])" office:value-type="float" office:value="61.4285714285714" calcext:value-type="float">
            <text:p>61.4</text:p>
          </table:table-cell>
          <table:table-cell table:formula="of:=COUNTA([.E133:.K133])" office:value-type="float" office:value="7" calcext:value-type="float">
            <text:p>7</text:p>
          </table:table-cell>
          <table:table-cell office:value-type="date" office:date-value="2007-12-01" calcext:value-type="date">
            <text:p>1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8" calcext:value-type="float">
            <text:p>2008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SUM([.E134:.K134])" office:value-type="float" office:value="437" calcext:value-type="float">
            <text:p>437</text:p>
          </table:table-cell>
          <table:table-cell table:formula="of:=[.M134]/COUNTA([.E134:.K134])" office:value-type="float" office:value="62.4285714285714" calcext:value-type="float">
            <text:p>62.4</text:p>
          </table:table-cell>
          <table:table-cell table:formula="of:=COUNTA([.E134:.K134])" office:value-type="float" office:value="7" calcext:value-type="float">
            <text:p>7</text:p>
          </table:table-cell>
          <table:table-cell office:value-type="date" office:date-value="2008-01-01" calcext:value-type="date">
            <text:p>01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8" calcext:value-type="float">
            <text:p>2008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M([.E135:.K135])" office:value-type="float" office:value="444" calcext:value-type="float">
            <text:p>444</text:p>
          </table:table-cell>
          <table:table-cell table:formula="of:=[.M135]/COUNTA([.E135:.K135])" office:value-type="float" office:value="63.4285714285714" calcext:value-type="float">
            <text:p>63.4</text:p>
          </table:table-cell>
          <table:table-cell table:formula="of:=COUNTA([.E135:.K135])" office:value-type="float" office:value="7" calcext:value-type="float">
            <text:p>7</text:p>
          </table:table-cell>
          <table:table-cell office:value-type="date" office:date-value="2008-02-01" calcext:value-type="date">
            <text:p>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8" calcext:value-type="float">
            <text:p>2008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E136:.K136])" office:value-type="float" office:value="451" calcext:value-type="float">
            <text:p>451</text:p>
          </table:table-cell>
          <table:table-cell table:formula="of:=[.M136]/COUNTA([.E136:.K136])" office:value-type="float" office:value="64.4285714285714" calcext:value-type="float">
            <text:p>64.4</text:p>
          </table:table-cell>
          <table:table-cell table:formula="of:=COUNTA([.E136:.K136])" office:value-type="float" office:value="7" calcext:value-type="float">
            <text:p>7</text:p>
          </table:table-cell>
          <table:table-cell office:value-type="date" office:date-value="2008-03-01" calcext:value-type="date">
            <text:p>03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8" calcext:value-type="float">
            <text:p>2008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M([.E137:.K137])" office:value-type="float" office:value="458" calcext:value-type="float">
            <text:p>458</text:p>
          </table:table-cell>
          <table:table-cell table:formula="of:=[.M137]/COUNTA([.E137:.K137])" office:value-type="float" office:value="65.4285714285714" calcext:value-type="float">
            <text:p>65.4</text:p>
          </table:table-cell>
          <table:table-cell table:formula="of:=COUNTA([.E137:.K137])" office:value-type="float" office:value="7" calcext:value-type="float">
            <text:p>7</text:p>
          </table:table-cell>
          <table:table-cell office:value-type="date" office:date-value="2008-04-01" calcext:value-type="date">
            <text:p>04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8" calcext:value-type="float">
            <text:p>2008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E138:.K138])" office:value-type="float" office:value="465" calcext:value-type="float">
            <text:p>465</text:p>
          </table:table-cell>
          <table:table-cell table:formula="of:=[.M138]/COUNTA([.E138:.K138])" office:value-type="float" office:value="66.4285714285714" calcext:value-type="float">
            <text:p>66.4</text:p>
          </table:table-cell>
          <table:table-cell table:formula="of:=COUNTA([.E138:.K138])" office:value-type="float" office:value="7" calcext:value-type="float">
            <text:p>7</text:p>
          </table:table-cell>
          <table:table-cell office:value-type="date" office:date-value="2008-05-01" calcext:value-type="date">
            <text:p>05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8" calcext:value-type="float">
            <text:p>2008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.E139:.K139])" office:value-type="float" office:value="472" calcext:value-type="float">
            <text:p>472</text:p>
          </table:table-cell>
          <table:table-cell table:formula="of:=[.M139]/COUNTA([.E139:.K139])" office:value-type="float" office:value="67.4285714285714" calcext:value-type="float">
            <text:p>67.4</text:p>
          </table:table-cell>
          <table:table-cell table:formula="of:=COUNTA([.E139:.K139])" office:value-type="float" office:value="7" calcext:value-type="float">
            <text:p>7</text:p>
          </table:table-cell>
          <table:table-cell office:value-type="date" office:date-value="2008-06-01" calcext:value-type="date">
            <text:p>06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8" calcext:value-type="float">
            <text:p>2008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E140:.K140])" office:value-type="float" office:value="479" calcext:value-type="float">
            <text:p>479</text:p>
          </table:table-cell>
          <table:table-cell table:formula="of:=[.M140]/COUNTA([.E140:.K140])" office:value-type="float" office:value="68.4285714285714" calcext:value-type="float">
            <text:p>68.4</text:p>
          </table:table-cell>
          <table:table-cell table:formula="of:=COUNTA([.E140:.K140])" office:value-type="float" office:value="7" calcext:value-type="float">
            <text:p>7</text:p>
          </table:table-cell>
          <table:table-cell office:value-type="date" office:date-value="2008-07-01" calcext:value-type="date">
            <text:p>07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8" calcext:value-type="float">
            <text:p>2008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M([.E141:.K141])" office:value-type="float" office:value="486" calcext:value-type="float">
            <text:p>486</text:p>
          </table:table-cell>
          <table:table-cell table:formula="of:=[.M141]/COUNTA([.E141:.K141])" office:value-type="float" office:value="69.4285714285714" calcext:value-type="float">
            <text:p>69.4</text:p>
          </table:table-cell>
          <table:table-cell table:formula="of:=COUNTA([.E141:.K141])" office:value-type="float" office:value="7" calcext:value-type="float">
            <text:p>7</text:p>
          </table:table-cell>
          <table:table-cell office:value-type="date" office:date-value="2008-08-01" calcext:value-type="date">
            <text:p>08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8" calcext:value-type="float">
            <text:p>2008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M([.E142:.K142])" office:value-type="float" office:value="493" calcext:value-type="float">
            <text:p>493</text:p>
          </table:table-cell>
          <table:table-cell table:formula="of:=[.M142]/COUNTA([.E142:.K142])" office:value-type="float" office:value="70.4285714285714" calcext:value-type="float">
            <text:p>70.4</text:p>
          </table:table-cell>
          <table:table-cell table:formula="of:=COUNTA([.E142:.K142])" office:value-type="float" office:value="7" calcext:value-type="float">
            <text:p>7</text:p>
          </table:table-cell>
          <table:table-cell office:value-type="date" office:date-value="2008-09-01" calcext:value-type="date">
            <text:p>09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8" calcext:value-type="float">
            <text:p>2008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E143:.K143])" office:value-type="float" office:value="500" calcext:value-type="float">
            <text:p>500</text:p>
          </table:table-cell>
          <table:table-cell table:formula="of:=[.M143]/COUNTA([.E143:.K143])" office:value-type="float" office:value="71.4285714285714" calcext:value-type="float">
            <text:p>71.4</text:p>
          </table:table-cell>
          <table:table-cell table:formula="of:=COUNTA([.E143:.K143])" office:value-type="float" office:value="7" calcext:value-type="float">
            <text:p>7</text:p>
          </table:table-cell>
          <table:table-cell office:value-type="date" office:date-value="2008-10-01" calcext:value-type="date">
            <text:p>10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8" calcext:value-type="float">
            <text:p>2008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E144:.K144])" office:value-type="float" office:value="507" calcext:value-type="float">
            <text:p>507</text:p>
          </table:table-cell>
          <table:table-cell table:formula="of:=[.M144]/COUNTA([.E144:.K144])" office:value-type="float" office:value="72.4285714285714" calcext:value-type="float">
            <text:p>72.4</text:p>
          </table:table-cell>
          <table:table-cell table:formula="of:=COUNTA([.E144:.K144])" office:value-type="float" office:value="7" calcext:value-type="float">
            <text:p>7</text:p>
          </table:table-cell>
          <table:table-cell office:value-type="date" office:date-value="2008-11-01" calcext:value-type="date">
            <text:p>11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8" calcext:value-type="float">
            <text:p>2008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M([.E145:.K145])" office:value-type="float" office:value="514" calcext:value-type="float">
            <text:p>514</text:p>
          </table:table-cell>
          <table:table-cell table:formula="of:=[.M145]/COUNTA([.E145:.K145])" office:value-type="float" office:value="73.4285714285714" calcext:value-type="float">
            <text:p>73.4</text:p>
          </table:table-cell>
          <table:table-cell table:formula="of:=COUNTA([.E145:.K145])" office:value-type="float" office:value="7" calcext:value-type="float">
            <text:p>7</text:p>
          </table:table-cell>
          <table:table-cell office:value-type="date" office:date-value="2008-12-01" calcext:value-type="date">
            <text:p>1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09" calcext:value-type="float">
            <text:p>200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M([.E146:.K146])" office:value-type="float" office:value="521" calcext:value-type="float">
            <text:p>521</text:p>
          </table:table-cell>
          <table:table-cell table:formula="of:=[.M146]/COUNTA([.E146:.K146])" office:value-type="float" office:value="74.4285714285714" calcext:value-type="float">
            <text:p>74.4</text:p>
          </table:table-cell>
          <table:table-cell table:formula="of:=COUNTA([.E146:.K146])" office:value-type="float" office:value="7" calcext:value-type="float">
            <text:p>7</text:p>
          </table:table-cell>
          <table:table-cell office:value-type="date" office:date-value="2009-01-01" calcext:value-type="date">
            <text:p>01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09" calcext:value-type="float">
            <text:p>2009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M([.E147:.K147])" office:value-type="float" office:value="528" calcext:value-type="float">
            <text:p>528</text:p>
          </table:table-cell>
          <table:table-cell table:formula="of:=[.M147]/COUNTA([.E147:.K147])" office:value-type="float" office:value="75.4285714285714" calcext:value-type="float">
            <text:p>75.4</text:p>
          </table:table-cell>
          <table:table-cell table:formula="of:=COUNTA([.E147:.K147])" office:value-type="float" office:value="7" calcext:value-type="float">
            <text:p>7</text:p>
          </table:table-cell>
          <table:table-cell office:value-type="date" office:date-value="2009-02-01" calcext:value-type="date">
            <text:p>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09" calcext:value-type="float">
            <text:p>2009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E148:.K148])" office:value-type="float" office:value="535" calcext:value-type="float">
            <text:p>535</text:p>
          </table:table-cell>
          <table:table-cell table:formula="of:=[.M148]/COUNTA([.E148:.K148])" office:value-type="float" office:value="76.4285714285714" calcext:value-type="float">
            <text:p>76.4</text:p>
          </table:table-cell>
          <table:table-cell table:formula="of:=COUNTA([.E148:.K148])" office:value-type="float" office:value="7" calcext:value-type="float">
            <text:p>7</text:p>
          </table:table-cell>
          <table:table-cell office:value-type="date" office:date-value="2009-03-01" calcext:value-type="date">
            <text:p>03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09" calcext:value-type="float">
            <text:p>2009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UM([.E149:.K149])" office:value-type="float" office:value="542" calcext:value-type="float">
            <text:p>542</text:p>
          </table:table-cell>
          <table:table-cell table:formula="of:=[.M149]/COUNTA([.E149:.K149])" office:value-type="float" office:value="77.4285714285714" calcext:value-type="float">
            <text:p>77.4</text:p>
          </table:table-cell>
          <table:table-cell table:formula="of:=COUNTA([.E149:.K149])" office:value-type="float" office:value="7" calcext:value-type="float">
            <text:p>7</text:p>
          </table:table-cell>
          <table:table-cell office:value-type="date" office:date-value="2009-04-01" calcext:value-type="date">
            <text:p>04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09" calcext:value-type="float">
            <text:p>20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/>
          <table:table-cell table:formula="of:=SUM([.E150:.K150])" office:value-type="float" office:value="549" calcext:value-type="float">
            <text:p>549</text:p>
          </table:table-cell>
          <table:table-cell table:formula="of:=[.M150]/COUNTA([.E150:.K150])" office:value-type="float" office:value="78.4285714285714" calcext:value-type="float">
            <text:p>78.4</text:p>
          </table:table-cell>
          <table:table-cell table:formula="of:=COUNTA([.E150:.K150])" office:value-type="float" office:value="7" calcext:value-type="float">
            <text:p>7</text:p>
          </table:table-cell>
          <table:table-cell office:value-type="date" office:date-value="2009-05-01" calcext:value-type="date">
            <text:p>05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09" calcext:value-type="float">
            <text:p>2009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M([.E151:.K151])" office:value-type="float" office:value="556" calcext:value-type="float">
            <text:p>556</text:p>
          </table:table-cell>
          <table:table-cell table:formula="of:=[.M151]/COUNTA([.E151:.K151])" office:value-type="float" office:value="79.4285714285714" calcext:value-type="float">
            <text:p>79.4</text:p>
          </table:table-cell>
          <table:table-cell table:formula="of:=COUNTA([.E151:.K151])" office:value-type="float" office:value="7" calcext:value-type="float">
            <text:p>7</text:p>
          </table:table-cell>
          <table:table-cell office:value-type="date" office:date-value="2009-06-01" calcext:value-type="date">
            <text:p>06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09" calcext:value-type="float">
            <text:p>2009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SUM([.E152:.K152])" office:value-type="float" office:value="563" calcext:value-type="float">
            <text:p>563</text:p>
          </table:table-cell>
          <table:table-cell table:formula="of:=[.M152]/COUNTA([.E152:.K152])" office:value-type="float" office:value="80.4285714285714" calcext:value-type="float">
            <text:p>80.4</text:p>
          </table:table-cell>
          <table:table-cell table:formula="of:=COUNTA([.E152:.K152])" office:value-type="float" office:value="7" calcext:value-type="float">
            <text:p>7</text:p>
          </table:table-cell>
          <table:table-cell office:value-type="date" office:date-value="2009-07-01" calcext:value-type="date">
            <text:p>07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09" calcext:value-type="float">
            <text:p>2009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M([.E153:.K153])" office:value-type="float" office:value="570" calcext:value-type="float">
            <text:p>570</text:p>
          </table:table-cell>
          <table:table-cell table:formula="of:=[.M153]/COUNTA([.E153:.K153])" office:value-type="float" office:value="81.4285714285714" calcext:value-type="float">
            <text:p>81.4</text:p>
          </table:table-cell>
          <table:table-cell table:formula="of:=COUNTA([.E153:.K153])" office:value-type="float" office:value="7" calcext:value-type="float">
            <text:p>7</text:p>
          </table:table-cell>
          <table:table-cell office:value-type="date" office:date-value="2009-08-01" calcext:value-type="date">
            <text:p>08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09" calcext:value-type="float">
            <text:p>2009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SUM([.E154:.K154])" office:value-type="float" office:value="577" calcext:value-type="float">
            <text:p>577</text:p>
          </table:table-cell>
          <table:table-cell table:formula="of:=[.M154]/COUNTA([.E154:.K154])" office:value-type="float" office:value="82.4285714285714" calcext:value-type="float">
            <text:p>82.4</text:p>
          </table:table-cell>
          <table:table-cell table:formula="of:=COUNTA([.E154:.K154])" office:value-type="float" office:value="7" calcext:value-type="float">
            <text:p>7</text:p>
          </table:table-cell>
          <table:table-cell office:value-type="date" office:date-value="2009-09-01" calcext:value-type="date">
            <text:p>09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09" calcext:value-type="float">
            <text:p>2009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M([.E155:.K155])" office:value-type="float" office:value="584" calcext:value-type="float">
            <text:p>584</text:p>
          </table:table-cell>
          <table:table-cell table:formula="of:=[.M155]/COUNTA([.E155:.K155])" office:value-type="float" office:value="83.4285714285714" calcext:value-type="float">
            <text:p>83.4</text:p>
          </table:table-cell>
          <table:table-cell table:formula="of:=COUNTA([.E155:.K155])" office:value-type="float" office:value="7" calcext:value-type="float">
            <text:p>7</text:p>
          </table:table-cell>
          <table:table-cell office:value-type="date" office:date-value="2009-10-01" calcext:value-type="date">
            <text:p>10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09" calcext:value-type="float">
            <text:p>2009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SUM([.E156:.K156])" office:value-type="float" office:value="591" calcext:value-type="float">
            <text:p>591</text:p>
          </table:table-cell>
          <table:table-cell table:formula="of:=[.M156]/COUNTA([.E156:.K156])" office:value-type="float" office:value="84.4285714285714" calcext:value-type="float">
            <text:p>84.4</text:p>
          </table:table-cell>
          <table:table-cell table:formula="of:=COUNTA([.E156:.K156])" office:value-type="float" office:value="7" calcext:value-type="float">
            <text:p>7</text:p>
          </table:table-cell>
          <table:table-cell office:value-type="date" office:date-value="2009-11-01" calcext:value-type="date">
            <text:p>11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09" calcext:value-type="float">
            <text:p>2009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SUM([.E157:.K157])" office:value-type="float" office:value="598" calcext:value-type="float">
            <text:p>598</text:p>
          </table:table-cell>
          <table:table-cell table:formula="of:=[.M157]/COUNTA([.E157:.K157])" office:value-type="float" office:value="85.4285714285714" calcext:value-type="float">
            <text:p>85.4</text:p>
          </table:table-cell>
          <table:table-cell table:formula="of:=COUNTA([.E157:.K157])" office:value-type="float" office:value="7" calcext:value-type="float">
            <text:p>7</text:p>
          </table:table-cell>
          <table:table-cell office:value-type="date" office:date-value="2009-12-01" calcext:value-type="date">
            <text:p>1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0" calcext:value-type="float">
            <text:p>2010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M([.E158:.K158])" office:value-type="float" office:value="605" calcext:value-type="float">
            <text:p>605</text:p>
          </table:table-cell>
          <table:table-cell table:formula="of:=[.M158]/COUNTA([.E158:.K158])" office:value-type="float" office:value="86.4285714285714" calcext:value-type="float">
            <text:p>86.4</text:p>
          </table:table-cell>
          <table:table-cell table:formula="of:=COUNTA([.E158:.K158])" office:value-type="float" office:value="7" calcext:value-type="float">
            <text:p>7</text:p>
          </table:table-cell>
          <table:table-cell office:value-type="date" office:date-value="2010-01-01" calcext:value-type="date">
            <text:p>01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0" calcext:value-type="float">
            <text:p>2010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M([.E159:.K159])" office:value-type="float" office:value="612" calcext:value-type="float">
            <text:p>612</text:p>
          </table:table-cell>
          <table:table-cell table:formula="of:=[.M159]/COUNTA([.E159:.K159])" office:value-type="float" office:value="87.4285714285714" calcext:value-type="float">
            <text:p>87.4</text:p>
          </table:table-cell>
          <table:table-cell table:formula="of:=COUNTA([.E159:.K159])" office:value-type="float" office:value="7" calcext:value-type="float">
            <text:p>7</text:p>
          </table:table-cell>
          <table:table-cell office:value-type="date" office:date-value="2010-02-01" calcext:value-type="date">
            <text:p>02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0" calcext:value-type="float">
            <text:p>2010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E160:.K160])" office:value-type="float" office:value="619" calcext:value-type="float">
            <text:p>619</text:p>
          </table:table-cell>
          <table:table-cell table:formula="of:=[.M160]/COUNTA([.E160:.K160])" office:value-type="float" office:value="88.4285714285714" calcext:value-type="float">
            <text:p>88.4</text:p>
          </table:table-cell>
          <table:table-cell table:formula="of:=COUNTA([.E160:.K160])" office:value-type="float" office:value="7" calcext:value-type="float">
            <text:p>7</text:p>
          </table:table-cell>
          <table:table-cell office:value-type="date" office:date-value="2010-03-01" calcext:value-type="date">
            <text:p>03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0" calcext:value-type="float">
            <text:p>2010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M([.E161:.K161])" office:value-type="float" office:value="626" calcext:value-type="float">
            <text:p>626</text:p>
          </table:table-cell>
          <table:table-cell table:formula="of:=[.M161]/COUNTA([.E161:.K161])" office:value-type="float" office:value="89.4285714285714" calcext:value-type="float">
            <text:p>89.4</text:p>
          </table:table-cell>
          <table:table-cell table:formula="of:=COUNTA([.E161:.K161])" office:value-type="float" office:value="7" calcext:value-type="float">
            <text:p>7</text:p>
          </table:table-cell>
          <table:table-cell office:value-type="date" office:date-value="2010-04-01" calcext:value-type="date">
            <text:p>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0" calcext:value-type="float">
            <text:p>2010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M([.E162:.K162])" office:value-type="float" office:value="633" calcext:value-type="float">
            <text:p>633</text:p>
          </table:table-cell>
          <table:table-cell table:formula="of:=[.M162]/COUNTA([.E162:.K162])" office:value-type="float" office:value="90.4285714285714" calcext:value-type="float">
            <text:p>90.4</text:p>
          </table:table-cell>
          <table:table-cell table:formula="of:=COUNTA([.E162:.K162])" office:value-type="float" office:value="7" calcext:value-type="float">
            <text:p>7</text:p>
          </table:table-cell>
          <table:table-cell office:value-type="date" office:date-value="2010-05-01" calcext:value-type="date">
            <text:p>05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0" calcext:value-type="float">
            <text:p>2010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E163:.K163])" office:value-type="float" office:value="640" calcext:value-type="float">
            <text:p>640</text:p>
          </table:table-cell>
          <table:table-cell table:formula="of:=[.M163]/COUNTA([.E163:.K163])" office:value-type="float" office:value="91.4285714285714" calcext:value-type="float">
            <text:p>91.4</text:p>
          </table:table-cell>
          <table:table-cell table:formula="of:=COUNTA([.E163:.K163])" office:value-type="float" office:value="7" calcext:value-type="float">
            <text:p>7</text:p>
          </table:table-cell>
          <table:table-cell office:value-type="date" office:date-value="2010-06-01" calcext:value-type="date">
            <text:p>06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0" calcext:value-type="float">
            <text:p>2010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E164:.K164])" office:value-type="float" office:value="647" calcext:value-type="float">
            <text:p>647</text:p>
          </table:table-cell>
          <table:table-cell table:formula="of:=[.M164]/COUNTA([.E164:.K164])" office:value-type="float" office:value="92.4285714285714" calcext:value-type="float">
            <text:p>92.4</text:p>
          </table:table-cell>
          <table:table-cell table:formula="of:=COUNTA([.E164:.K164])" office:value-type="float" office:value="7" calcext:value-type="float">
            <text:p>7</text:p>
          </table:table-cell>
          <table:table-cell office:value-type="date" office:date-value="2010-07-01" calcext:value-type="date">
            <text:p>07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0" calcext:value-type="float">
            <text:p>201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SUM([.E165:.K165])" office:value-type="float" office:value="654" calcext:value-type="float">
            <text:p>654</text:p>
          </table:table-cell>
          <table:table-cell table:formula="of:=[.M165]/COUNTA([.E165:.K165])" office:value-type="float" office:value="93.4285714285714" calcext:value-type="float">
            <text:p>93.4</text:p>
          </table:table-cell>
          <table:table-cell table:formula="of:=COUNTA([.E165:.K165])" office:value-type="float" office:value="7" calcext:value-type="float">
            <text:p>7</text:p>
          </table:table-cell>
          <table:table-cell office:value-type="date" office:date-value="2010-08-01" calcext:value-type="date">
            <text:p>08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0" calcext:value-type="float">
            <text:p>2010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SUM([.E166:.K166])" office:value-type="float" office:value="661" calcext:value-type="float">
            <text:p>661</text:p>
          </table:table-cell>
          <table:table-cell table:formula="of:=[.M166]/COUNTA([.E166:.K166])" office:value-type="float" office:value="94.4285714285714" calcext:value-type="float">
            <text:p>94.4</text:p>
          </table:table-cell>
          <table:table-cell table:formula="of:=COUNTA([.E166:.K166])" office:value-type="float" office:value="7" calcext:value-type="float">
            <text:p>7</text:p>
          </table:table-cell>
          <table:table-cell office:value-type="date" office:date-value="2010-09-01" calcext:value-type="date">
            <text:p>09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0" calcext:value-type="float">
            <text:p>2010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M([.E167:.K167])" office:value-type="float" office:value="668" calcext:value-type="float">
            <text:p>668</text:p>
          </table:table-cell>
          <table:table-cell table:formula="of:=[.M167]/COUNTA([.E167:.K167])" office:value-type="float" office:value="95.4285714285714" calcext:value-type="float">
            <text:p>95.4</text:p>
          </table:table-cell>
          <table:table-cell table:formula="of:=COUNTA([.E167:.K167])" office:value-type="float" office:value="7" calcext:value-type="float">
            <text:p>7</text:p>
          </table:table-cell>
          <table:table-cell office:value-type="date" office:date-value="2010-10-01" calcext:value-type="date">
            <text:p>10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0" calcext:value-type="float">
            <text:p>2010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M([.E168:.K168])" office:value-type="float" office:value="675" calcext:value-type="float">
            <text:p>675</text:p>
          </table:table-cell>
          <table:table-cell table:formula="of:=[.M168]/COUNTA([.E168:.K168])" office:value-type="float" office:value="96.4285714285714" calcext:value-type="float">
            <text:p>96.4</text:p>
          </table:table-cell>
          <table:table-cell table:formula="of:=COUNTA([.E168:.K168])" office:value-type="float" office:value="7" calcext:value-type="float">
            <text:p>7</text:p>
          </table:table-cell>
          <table:table-cell office:value-type="date" office:date-value="2010-11-01" calcext:value-type="date">
            <text:p>11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0" calcext:value-type="float">
            <text:p>2010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M([.E169:.K169])" office:value-type="float" office:value="682" calcext:value-type="float">
            <text:p>682</text:p>
          </table:table-cell>
          <table:table-cell table:formula="of:=[.M169]/COUNTA([.E169:.K169])" office:value-type="float" office:value="97.4285714285714" calcext:value-type="float">
            <text:p>97.4</text:p>
          </table:table-cell>
          <table:table-cell table:formula="of:=COUNTA([.E169:.K169])" office:value-type="float" office:value="7" calcext:value-type="float">
            <text:p>7</text:p>
          </table:table-cell>
          <table:table-cell office:value-type="date" office:date-value="2010-12-01" calcext:value-type="date">
            <text:p>12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1" calcext:value-type="float">
            <text:p>2011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SUM([.E170:.K170])" office:value-type="float" office:value="689" calcext:value-type="float">
            <text:p>689</text:p>
          </table:table-cell>
          <table:table-cell table:formula="of:=[.M170]/COUNTA([.E170:.K170])" office:value-type="float" office:value="98.4285714285714" calcext:value-type="float">
            <text:p>98.4</text:p>
          </table:table-cell>
          <table:table-cell table:formula="of:=COUNTA([.E170:.K170])" office:value-type="float" office:value="7" calcext:value-type="float">
            <text:p>7</text:p>
          </table:table-cell>
          <table:table-cell office:value-type="date" office:date-value="2011-01-01" calcext:value-type="date">
            <text:p>01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1" calcext:value-type="float">
            <text:p>2011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M([.E171:.K171])" office:value-type="float" office:value="696" calcext:value-type="float">
            <text:p>696</text:p>
          </table:table-cell>
          <table:table-cell table:formula="of:=[.M171]/COUNTA([.E171:.K171])" office:value-type="float" office:value="99.4285714285714" calcext:value-type="float">
            <text:p>99.4</text:p>
          </table:table-cell>
          <table:table-cell table:formula="of:=COUNTA([.E171:.K171])" office:value-type="float" office:value="7" calcext:value-type="float">
            <text:p>7</text:p>
          </table:table-cell>
          <table:table-cell office:value-type="date" office:date-value="2011-02-01" calcext:value-type="date">
            <text:p>02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1" calcext:value-type="float">
            <text:p>2011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SUM([.E172:.K172])" office:value-type="float" office:value="703" calcext:value-type="float">
            <text:p>703</text:p>
          </table:table-cell>
          <table:table-cell table:formula="of:=[.M172]/COUNTA([.E172:.K172])" office:value-type="float" office:value="100.428571428571" calcext:value-type="float">
            <text:p>100.4</text:p>
          </table:table-cell>
          <table:table-cell table:formula="of:=COUNTA([.E172:.K172])" office:value-type="float" office:value="7" calcext:value-type="float">
            <text:p>7</text:p>
          </table:table-cell>
          <table:table-cell office:value-type="date" office:date-value="2011-03-01" calcext:value-type="date">
            <text:p>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1" calcext:value-type="float">
            <text:p>2011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M([.E173:.K173])" office:value-type="float" office:value="710" calcext:value-type="float">
            <text:p>710</text:p>
          </table:table-cell>
          <table:table-cell table:formula="of:=[.M173]/COUNTA([.E173:.K173])" office:value-type="float" office:value="101.428571428571" calcext:value-type="float">
            <text:p>101.4</text:p>
          </table:table-cell>
          <table:table-cell table:formula="of:=COUNTA([.E173:.K173])" office:value-type="float" office:value="7" calcext:value-type="float">
            <text:p>7</text:p>
          </table:table-cell>
          <table:table-cell office:value-type="date" office:date-value="2011-04-01" calcext:value-type="date">
            <text:p>04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1" calcext:value-type="float">
            <text:p>2011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M([.E174:.K174])" office:value-type="float" office:value="717" calcext:value-type="float">
            <text:p>717</text:p>
          </table:table-cell>
          <table:table-cell table:formula="of:=[.M174]/COUNTA([.E174:.K174])" office:value-type="float" office:value="102.428571428571" calcext:value-type="float">
            <text:p>102.4</text:p>
          </table:table-cell>
          <table:table-cell table:formula="of:=COUNTA([.E174:.K174])" office:value-type="float" office:value="7" calcext:value-type="float">
            <text:p>7</text:p>
          </table:table-cell>
          <table:table-cell office:value-type="date" office:date-value="2011-05-01" calcext:value-type="date">
            <text:p>05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1" calcext:value-type="float">
            <text:p>2011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M([.E175:.K175])" office:value-type="float" office:value="724" calcext:value-type="float">
            <text:p>724</text:p>
          </table:table-cell>
          <table:table-cell table:formula="of:=[.M175]/COUNTA([.E175:.K175])" office:value-type="float" office:value="103.428571428571" calcext:value-type="float">
            <text:p>103.4</text:p>
          </table:table-cell>
          <table:table-cell table:formula="of:=COUNTA([.E175:.K175])" office:value-type="float" office:value="7" calcext:value-type="float">
            <text:p>7</text:p>
          </table:table-cell>
          <table:table-cell office:value-type="date" office:date-value="2011-06-01" calcext:value-type="date">
            <text:p>06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1" calcext:value-type="float">
            <text:p>2011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M([.E176:.K176])" office:value-type="float" office:value="731" calcext:value-type="float">
            <text:p>731</text:p>
          </table:table-cell>
          <table:table-cell table:formula="of:=[.M176]/COUNTA([.E176:.K176])" office:value-type="float" office:value="104.428571428571" calcext:value-type="float">
            <text:p>104.4</text:p>
          </table:table-cell>
          <table:table-cell table:formula="of:=COUNTA([.E176:.K176])" office:value-type="float" office:value="7" calcext:value-type="float">
            <text:p>7</text:p>
          </table:table-cell>
          <table:table-cell office:value-type="date" office:date-value="2011-07-01" calcext:value-type="date">
            <text:p>07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1" calcext:value-type="float">
            <text:p>2011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M([.E177:.K177])" office:value-type="float" office:value="738" calcext:value-type="float">
            <text:p>738</text:p>
          </table:table-cell>
          <table:table-cell table:formula="of:=[.M177]/COUNTA([.E177:.K177])" office:value-type="float" office:value="105.428571428571" calcext:value-type="float">
            <text:p>105.4</text:p>
          </table:table-cell>
          <table:table-cell table:formula="of:=COUNTA([.E177:.K177])" office:value-type="float" office:value="7" calcext:value-type="float">
            <text:p>7</text:p>
          </table:table-cell>
          <table:table-cell office:value-type="date" office:date-value="2011-08-01" calcext:value-type="date">
            <text:p>08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1" calcext:value-type="float">
            <text:p>2011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M([.E178:.K178])" office:value-type="float" office:value="745" calcext:value-type="float">
            <text:p>745</text:p>
          </table:table-cell>
          <table:table-cell table:formula="of:=[.M178]/COUNTA([.E178:.K178])" office:value-type="float" office:value="106.428571428571" calcext:value-type="float">
            <text:p>106.4</text:p>
          </table:table-cell>
          <table:table-cell table:formula="of:=COUNTA([.E178:.K178])" office:value-type="float" office:value="7" calcext:value-type="float">
            <text:p>7</text:p>
          </table:table-cell>
          <table:table-cell office:value-type="date" office:date-value="2011-09-01" calcext:value-type="date">
            <text:p>09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1" calcext:value-type="float">
            <text:p>2011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SUM([.E179:.K179])" office:value-type="float" office:value="752" calcext:value-type="float">
            <text:p>752</text:p>
          </table:table-cell>
          <table:table-cell table:formula="of:=[.M179]/COUNTA([.E179:.K179])" office:value-type="float" office:value="107.428571428571" calcext:value-type="float">
            <text:p>107.4</text:p>
          </table:table-cell>
          <table:table-cell table:formula="of:=COUNTA([.E179:.K179])" office:value-type="float" office:value="7" calcext:value-type="float">
            <text:p>7</text:p>
          </table:table-cell>
          <table:table-cell office:value-type="date" office:date-value="2011-10-01" calcext:value-type="date">
            <text:p>10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1" calcext:value-type="float">
            <text:p>2011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M([.E180:.K180])" office:value-type="float" office:value="759" calcext:value-type="float">
            <text:p>759</text:p>
          </table:table-cell>
          <table:table-cell table:formula="of:=[.M180]/COUNTA([.E180:.K180])" office:value-type="float" office:value="108.428571428571" calcext:value-type="float">
            <text:p>108.4</text:p>
          </table:table-cell>
          <table:table-cell table:formula="of:=COUNTA([.E180:.K180])" office:value-type="float" office:value="7" calcext:value-type="float">
            <text:p>7</text:p>
          </table:table-cell>
          <table:table-cell office:value-type="date" office:date-value="2011-11-01" calcext:value-type="date">
            <text:p>11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1" calcext:value-type="float">
            <text:p>2011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E181:.K181])" office:value-type="float" office:value="766" calcext:value-type="float">
            <text:p>766</text:p>
          </table:table-cell>
          <table:table-cell table:formula="of:=[.M181]/COUNTA([.E181:.K181])" office:value-type="float" office:value="109.428571428571" calcext:value-type="float">
            <text:p>109.4</text:p>
          </table:table-cell>
          <table:table-cell table:formula="of:=COUNTA([.E181:.K181])" office:value-type="float" office:value="7" calcext:value-type="float">
            <text:p>7</text:p>
          </table:table-cell>
          <table:table-cell office:value-type="date" office:date-value="2011-12-01" calcext:value-type="date">
            <text:p>12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2" calcext:value-type="float">
            <text:p>2012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/>
          <table:table-cell table:formula="of:=SUM([.E182:.K182])" office:value-type="float" office:value="773" calcext:value-type="float">
            <text:p>773</text:p>
          </table:table-cell>
          <table:table-cell table:formula="of:=[.M182]/COUNTA([.E182:.K182])" office:value-type="float" office:value="110.428571428571" calcext:value-type="float">
            <text:p>110.4</text:p>
          </table:table-cell>
          <table:table-cell table:formula="of:=COUNTA([.E182:.K182])" office:value-type="float" office:value="7" calcext:value-type="float">
            <text:p>7</text:p>
          </table:table-cell>
          <table:table-cell office:value-type="date" office:date-value="2012-01-01" calcext:value-type="date">
            <text:p>01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2" calcext:value-type="float">
            <text:p>2012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E183:.K183])" office:value-type="float" office:value="780" calcext:value-type="float">
            <text:p>780</text:p>
          </table:table-cell>
          <table:table-cell table:formula="of:=[.M183]/COUNTA([.E183:.K183])" office:value-type="float" office:value="111.428571428571" calcext:value-type="float">
            <text:p>111.4</text:p>
          </table:table-cell>
          <table:table-cell table:formula="of:=COUNTA([.E183:.K183])" office:value-type="float" office:value="7" calcext:value-type="float">
            <text:p>7</text:p>
          </table:table-cell>
          <table:table-cell office:value-type="date" office:date-value="2012-02-01" calcext:value-type="date">
            <text:p>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2" calcext:value-type="float">
            <text:p>2012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E184:.K184])" office:value-type="float" office:value="787" calcext:value-type="float">
            <text:p>787</text:p>
          </table:table-cell>
          <table:table-cell table:formula="of:=[.M184]/COUNTA([.E184:.K184])" office:value-type="float" office:value="112.428571428571" calcext:value-type="float">
            <text:p>112.4</text:p>
          </table:table-cell>
          <table:table-cell table:formula="of:=COUNTA([.E184:.K184])" office:value-type="float" office:value="7" calcext:value-type="float">
            <text:p>7</text:p>
          </table:table-cell>
          <table:table-cell office:value-type="date" office:date-value="2012-03-01" calcext:value-type="date">
            <text:p>03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2" calcext:value-type="float">
            <text:p>2012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SUM([.E185:.K185])" office:value-type="float" office:value="794" calcext:value-type="float">
            <text:p>794</text:p>
          </table:table-cell>
          <table:table-cell table:formula="of:=[.M185]/COUNTA([.E185:.K185])" office:value-type="float" office:value="113.428571428571" calcext:value-type="float">
            <text:p>113.4</text:p>
          </table:table-cell>
          <table:table-cell table:formula="of:=COUNTA([.E185:.K185])" office:value-type="float" office:value="7" calcext:value-type="float">
            <text:p>7</text:p>
          </table:table-cell>
          <table:table-cell office:value-type="date" office:date-value="2012-04-01" calcext:value-type="date">
            <text:p>04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2" calcext:value-type="float">
            <text:p>2012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SUM([.E186:.K186])" office:value-type="float" office:value="801" calcext:value-type="float">
            <text:p>801</text:p>
          </table:table-cell>
          <table:table-cell table:formula="of:=[.M186]/COUNTA([.E186:.K186])" office:value-type="float" office:value="114.428571428571" calcext:value-type="float">
            <text:p>114.4</text:p>
          </table:table-cell>
          <table:table-cell table:formula="of:=COUNTA([.E186:.K186])" office:value-type="float" office:value="7" calcext:value-type="float">
            <text:p>7</text:p>
          </table:table-cell>
          <table:table-cell office:value-type="date" office:date-value="2012-05-01" calcext:value-type="date">
            <text:p>05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2" calcext:value-type="float">
            <text:p>2012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E187:.K187])" office:value-type="float" office:value="808" calcext:value-type="float">
            <text:p>808</text:p>
          </table:table-cell>
          <table:table-cell table:formula="of:=[.M187]/COUNTA([.E187:.K187])" office:value-type="float" office:value="115.428571428571" calcext:value-type="float">
            <text:p>115.4</text:p>
          </table:table-cell>
          <table:table-cell table:formula="of:=COUNTA([.E187:.K187])" office:value-type="float" office:value="7" calcext:value-type="float">
            <text:p>7</text:p>
          </table:table-cell>
          <table:table-cell office:value-type="date" office:date-value="2012-06-01" calcext:value-type="date">
            <text:p>06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2" calcext:value-type="float">
            <text:p>2012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M([.E188:.K188])" office:value-type="float" office:value="815" calcext:value-type="float">
            <text:p>815</text:p>
          </table:table-cell>
          <table:table-cell table:formula="of:=[.M188]/COUNTA([.E188:.K188])" office:value-type="float" office:value="116.428571428571" calcext:value-type="float">
            <text:p>116.4</text:p>
          </table:table-cell>
          <table:table-cell table:formula="of:=COUNTA([.E188:.K188])" office:value-type="float" office:value="7" calcext:value-type="float">
            <text:p>7</text:p>
          </table:table-cell>
          <table:table-cell office:value-type="date" office:date-value="2012-07-01" calcext:value-type="date">
            <text:p>07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2" calcext:value-type="float">
            <text:p>2012</text:p>
          </table:table-cell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SUM([.E189:.K189])" office:value-type="float" office:value="822" calcext:value-type="float">
            <text:p>822</text:p>
          </table:table-cell>
          <table:table-cell table:formula="of:=[.M189]/COUNTA([.E189:.K189])" office:value-type="float" office:value="117.428571428571" calcext:value-type="float">
            <text:p>117.4</text:p>
          </table:table-cell>
          <table:table-cell table:formula="of:=COUNTA([.E189:.K189])" office:value-type="float" office:value="7" calcext:value-type="float">
            <text:p>7</text:p>
          </table:table-cell>
          <table:table-cell office:value-type="date" office:date-value="2012-08-01" calcext:value-type="date">
            <text:p>08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2" calcext:value-type="float">
            <text:p>2012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/>
          <table:table-cell table:formula="of:=SUM([.E190:.K190])" office:value-type="float" office:value="829" calcext:value-type="float">
            <text:p>829</text:p>
          </table:table-cell>
          <table:table-cell table:formula="of:=[.M190]/COUNTA([.E190:.K190])" office:value-type="float" office:value="118.428571428571" calcext:value-type="float">
            <text:p>118.4</text:p>
          </table:table-cell>
          <table:table-cell table:formula="of:=COUNTA([.E190:.K190])" office:value-type="float" office:value="7" calcext:value-type="float">
            <text:p>7</text:p>
          </table:table-cell>
          <table:table-cell office:value-type="date" office:date-value="2012-09-01" calcext:value-type="date">
            <text:p>09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E191:.K191])" office:value-type="float" office:value="836" calcext:value-type="float">
            <text:p>836</text:p>
          </table:table-cell>
          <table:table-cell table:formula="of:=[.M191]/COUNTA([.E191:.K191])" office:value-type="float" office:value="119.428571428571" calcext:value-type="float">
            <text:p>119.4</text:p>
          </table:table-cell>
          <table:table-cell table:formula="of:=COUNTA([.E191:.K191])" office:value-type="float" office:value="7" calcext:value-type="float">
            <text:p>7</text:p>
          </table:table-cell>
          <table:table-cell office:value-type="date" office:date-value="2012-10-01" calcext:value-type="date">
            <text:p>10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2" calcext:value-type="float">
            <text:p>2012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SUM([.E192:.K192])" office:value-type="float" office:value="843" calcext:value-type="float">
            <text:p>843</text:p>
          </table:table-cell>
          <table:table-cell table:formula="of:=[.M192]/COUNTA([.E192:.K192])" office:value-type="float" office:value="120.428571428571" calcext:value-type="float">
            <text:p>120.4</text:p>
          </table:table-cell>
          <table:table-cell table:formula="of:=COUNTA([.E192:.K192])" office:value-type="float" office:value="7" calcext:value-type="float">
            <text:p>7</text:p>
          </table:table-cell>
          <table:table-cell office:value-type="date" office:date-value="2012-11-01" calcext:value-type="date">
            <text:p>11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2" calcext:value-type="float">
            <text:p>2012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M([.E193:.K193])" office:value-type="float" office:value="850" calcext:value-type="float">
            <text:p>850</text:p>
          </table:table-cell>
          <table:table-cell table:formula="of:=[.M193]/COUNTA([.E193:.K193])" office:value-type="float" office:value="121.428571428571" calcext:value-type="float">
            <text:p>121.4</text:p>
          </table:table-cell>
          <table:table-cell table:formula="of:=COUNTA([.E193:.K193])" office:value-type="float" office:value="7" calcext:value-type="float">
            <text:p>7</text:p>
          </table:table-cell>
          <table:table-cell office:value-type="date" office:date-value="2012-12-01" calcext:value-type="date">
            <text:p>1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3" calcext:value-type="float">
            <text:p>2013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SUM([.E194:.K194])" office:value-type="float" office:value="857" calcext:value-type="float">
            <text:p>857</text:p>
          </table:table-cell>
          <table:table-cell table:formula="of:=[.M194]/COUNTA([.E194:.K194])" office:value-type="float" office:value="122.428571428571" calcext:value-type="float">
            <text:p>122.4</text:p>
          </table:table-cell>
          <table:table-cell table:formula="of:=COUNTA([.E194:.K194])" office:value-type="float" office:value="7" calcext:value-type="float">
            <text:p>7</text:p>
          </table:table-cell>
          <table:table-cell office:value-type="date" office:date-value="2013-01-01" calcext:value-type="date">
            <text:p>01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3" calcext:value-type="float">
            <text:p>2013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SUM([.E195:.K195])" office:value-type="float" office:value="864" calcext:value-type="float">
            <text:p>864</text:p>
          </table:table-cell>
          <table:table-cell table:formula="of:=[.M195]/COUNTA([.E195:.K195])" office:value-type="float" office:value="123.428571428571" calcext:value-type="float">
            <text:p>123.4</text:p>
          </table:table-cell>
          <table:table-cell table:formula="of:=COUNTA([.E195:.K195])" office:value-type="float" office:value="7" calcext:value-type="float">
            <text:p>7</text:p>
          </table:table-cell>
          <table:table-cell office:value-type="date" office:date-value="2013-02-01" calcext:value-type="date">
            <text:p>02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3" calcext:value-type="float">
            <text:p>2013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/>
          <table:table-cell table:formula="of:=SUM([.E196:.K196])" office:value-type="float" office:value="871" calcext:value-type="float">
            <text:p>871</text:p>
          </table:table-cell>
          <table:table-cell table:formula="of:=[.M196]/COUNTA([.E196:.K196])" office:value-type="float" office:value="124.428571428571" calcext:value-type="float">
            <text:p>124.4</text:p>
          </table:table-cell>
          <table:table-cell table:formula="of:=COUNTA([.E196:.K196])" office:value-type="float" office:value="7" calcext:value-type="float">
            <text:p>7</text:p>
          </table:table-cell>
          <table:table-cell office:value-type="date" office:date-value="2013-03-01" calcext:value-type="date">
            <text:p>03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3" calcext:value-type="float">
            <text:p>2013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SUM([.E197:.K197])" office:value-type="float" office:value="878" calcext:value-type="float">
            <text:p>878</text:p>
          </table:table-cell>
          <table:table-cell table:formula="of:=[.M197]/COUNTA([.E197:.K197])" office:value-type="float" office:value="125.428571428571" calcext:value-type="float">
            <text:p>125.4</text:p>
          </table:table-cell>
          <table:table-cell table:formula="of:=COUNTA([.E197:.K197])" office:value-type="float" office:value="7" calcext:value-type="float">
            <text:p>7</text:p>
          </table:table-cell>
          <table:table-cell office:value-type="date" office:date-value="2013-04-01" calcext:value-type="date">
            <text:p>04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3" calcext:value-type="float">
            <text:p>2013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M([.E198:.K198])" office:value-type="float" office:value="885" calcext:value-type="float">
            <text:p>885</text:p>
          </table:table-cell>
          <table:table-cell table:formula="of:=[.M198]/COUNTA([.E198:.K198])" office:value-type="float" office:value="126.428571428571" calcext:value-type="float">
            <text:p>126.4</text:p>
          </table:table-cell>
          <table:table-cell table:formula="of:=COUNTA([.E198:.K198])" office:value-type="float" office:value="7" calcext:value-type="float">
            <text:p>7</text:p>
          </table:table-cell>
          <table:table-cell office:value-type="date" office:date-value="2013-05-01" calcext:value-type="date">
            <text:p>05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3" calcext:value-type="float">
            <text:p>2013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E199:.K199])" office:value-type="float" office:value="892" calcext:value-type="float">
            <text:p>892</text:p>
          </table:table-cell>
          <table:table-cell table:formula="of:=[.M199]/COUNTA([.E199:.K199])" office:value-type="float" office:value="127.428571428571" calcext:value-type="float">
            <text:p>127.4</text:p>
          </table:table-cell>
          <table:table-cell table:formula="of:=COUNTA([.E199:.K199])" office:value-type="float" office:value="7" calcext:value-type="float">
            <text:p>7</text:p>
          </table:table-cell>
          <table:table-cell office:value-type="date" office:date-value="2013-06-01" calcext:value-type="date">
            <text:p>06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3" calcext:value-type="float">
            <text:p>2013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E200:.K200])" office:value-type="float" office:value="899" calcext:value-type="float">
            <text:p>899</text:p>
          </table:table-cell>
          <table:table-cell table:formula="of:=[.M200]/COUNTA([.E200:.K200])" office:value-type="float" office:value="128.428571428571" calcext:value-type="float">
            <text:p>128.4</text:p>
          </table:table-cell>
          <table:table-cell table:formula="of:=COUNTA([.E200:.K200])" office:value-type="float" office:value="7" calcext:value-type="float">
            <text:p>7</text:p>
          </table:table-cell>
          <table:table-cell office:value-type="date" office:date-value="2013-07-01" calcext:value-type="date">
            <text:p>07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SUM([.E201:.K201])" office:value-type="float" office:value="906" calcext:value-type="float">
            <text:p>906</text:p>
          </table:table-cell>
          <table:table-cell table:formula="of:=[.M201]/COUNTA([.E201:.K201])" office:value-type="float" office:value="129.428571428571" calcext:value-type="float">
            <text:p>129.4</text:p>
          </table:table-cell>
          <table:table-cell table:formula="of:=COUNTA([.E201:.K201])" office:value-type="float" office:value="7" calcext:value-type="float">
            <text:p>7</text:p>
          </table:table-cell>
          <table:table-cell office:value-type="date" office:date-value="2013-08-01" calcext:value-type="date">
            <text:p>08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3" calcext:value-type="float">
            <text:p>2013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M([.E202:.K202])" office:value-type="float" office:value="913" calcext:value-type="float">
            <text:p>913</text:p>
          </table:table-cell>
          <table:table-cell table:formula="of:=[.M202]/COUNTA([.E202:.K202])" office:value-type="float" office:value="130.428571428571" calcext:value-type="float">
            <text:p>130.4</text:p>
          </table:table-cell>
          <table:table-cell table:formula="of:=COUNTA([.E202:.K202])" office:value-type="float" office:value="7" calcext:value-type="float">
            <text:p>7</text:p>
          </table:table-cell>
          <table:table-cell office:value-type="date" office:date-value="2013-09-01" calcext:value-type="date">
            <text:p>09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3" calcext:value-type="float">
            <text:p>2013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E203:.K203])" office:value-type="float" office:value="920" calcext:value-type="float">
            <text:p>920</text:p>
          </table:table-cell>
          <table:table-cell table:formula="of:=[.M203]/COUNTA([.E203:.K203])" office:value-type="float" office:value="131.428571428571" calcext:value-type="float">
            <text:p>131.4</text:p>
          </table:table-cell>
          <table:table-cell table:formula="of:=COUNTA([.E203:.K203])" office:value-type="float" office:value="7" calcext:value-type="float">
            <text:p>7</text:p>
          </table:table-cell>
          <table:table-cell office:value-type="date" office:date-value="2013-10-01" calcext:value-type="date">
            <text:p>10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3" calcext:value-type="float">
            <text:p>2013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M([.E204:.K204])" office:value-type="float" office:value="927" calcext:value-type="float">
            <text:p>927</text:p>
          </table:table-cell>
          <table:table-cell table:formula="of:=[.M204]/COUNTA([.E204:.K204])" office:value-type="float" office:value="132.428571428571" calcext:value-type="float">
            <text:p>132.4</text:p>
          </table:table-cell>
          <table:table-cell table:formula="of:=COUNTA([.E204:.K204])" office:value-type="float" office:value="7" calcext:value-type="float">
            <text:p>7</text:p>
          </table:table-cell>
          <table:table-cell office:value-type="date" office:date-value="2013-11-01" calcext:value-type="date">
            <text:p>11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3" calcext:value-type="float">
            <text:p>2013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E205:.K205])" office:value-type="float" office:value="934" calcext:value-type="float">
            <text:p>934</text:p>
          </table:table-cell>
          <table:table-cell table:formula="of:=[.M205]/COUNTA([.E205:.K205])" office:value-type="float" office:value="133.428571428571" calcext:value-type="float">
            <text:p>133.4</text:p>
          </table:table-cell>
          <table:table-cell table:formula="of:=COUNTA([.E205:.K205])" office:value-type="float" office:value="7" calcext:value-type="float">
            <text:p>7</text:p>
          </table:table-cell>
          <table:table-cell office:value-type="date" office:date-value="2013-12-01" calcext:value-type="date">
            <text:p>12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4" calcext:value-type="float">
            <text:p>2014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SUM([.E206:.K206])" office:value-type="float" office:value="941" calcext:value-type="float">
            <text:p>941</text:p>
          </table:table-cell>
          <table:table-cell table:formula="of:=[.M206]/COUNTA([.E206:.K206])" office:value-type="float" office:value="134.428571428571" calcext:value-type="float">
            <text:p>134.4</text:p>
          </table:table-cell>
          <table:table-cell table:formula="of:=COUNTA([.E206:.K206])" office:value-type="float" office:value="7" calcext:value-type="float">
            <text:p>7</text:p>
          </table:table-cell>
          <table:table-cell office:value-type="date" office:date-value="2014-01-01" calcext:value-type="date">
            <text:p>01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4" calcext:value-type="float">
            <text:p>2014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SUM([.E207:.K207])" office:value-type="float" office:value="948" calcext:value-type="float">
            <text:p>948</text:p>
          </table:table-cell>
          <table:table-cell table:formula="of:=[.M207]/COUNTA([.E207:.K207])" office:value-type="float" office:value="135.428571428571" calcext:value-type="float">
            <text:p>135.4</text:p>
          </table:table-cell>
          <table:table-cell table:formula="of:=COUNTA([.E207:.K207])" office:value-type="float" office:value="7" calcext:value-type="float">
            <text:p>7</text:p>
          </table:table-cell>
          <table:table-cell office:value-type="date" office:date-value="2014-02-01" calcext:value-type="date">
            <text:p>02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4" calcext:value-type="float">
            <text:p>2014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M([.E208:.K208])" office:value-type="float" office:value="955" calcext:value-type="float">
            <text:p>955</text:p>
          </table:table-cell>
          <table:table-cell table:formula="of:=[.M208]/COUNTA([.E208:.K208])" office:value-type="float" office:value="136.428571428571" calcext:value-type="float">
            <text:p>136.4</text:p>
          </table:table-cell>
          <table:table-cell table:formula="of:=COUNTA([.E208:.K208])" office:value-type="float" office:value="7" calcext:value-type="float">
            <text:p>7</text:p>
          </table:table-cell>
          <table:table-cell office:value-type="date" office:date-value="2014-03-01" calcext:value-type="date">
            <text:p>03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4" calcext:value-type="float">
            <text:p>2014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SUM([.E209:.K209])" office:value-type="float" office:value="962" calcext:value-type="float">
            <text:p>962</text:p>
          </table:table-cell>
          <table:table-cell table:formula="of:=[.M209]/COUNTA([.E209:.K209])" office:value-type="float" office:value="137.428571428571" calcext:value-type="float">
            <text:p>137.4</text:p>
          </table:table-cell>
          <table:table-cell table:formula="of:=COUNTA([.E209:.K209])" office:value-type="float" office:value="7" calcext:value-type="float">
            <text:p>7</text:p>
          </table:table-cell>
          <table:table-cell office:value-type="date" office:date-value="2014-04-01" calcext:value-type="date">
            <text:p>04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4" calcext:value-type="float">
            <text:p>2014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SUM([.E210:.K210])" office:value-type="float" office:value="969" calcext:value-type="float">
            <text:p>969</text:p>
          </table:table-cell>
          <table:table-cell table:formula="of:=[.M210]/COUNTA([.E210:.K210])" office:value-type="float" office:value="138.428571428571" calcext:value-type="float">
            <text:p>138.4</text:p>
          </table:table-cell>
          <table:table-cell table:formula="of:=COUNTA([.E210:.K210])" office:value-type="float" office:value="7" calcext:value-type="float">
            <text:p>7</text:p>
          </table:table-cell>
          <table:table-cell office:value-type="date" office:date-value="2014-05-01" calcext:value-type="date">
            <text:p>05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M([.E211:.K211])" office:value-type="float" office:value="976" calcext:value-type="float">
            <text:p>976</text:p>
          </table:table-cell>
          <table:table-cell table:formula="of:=[.M211]/COUNTA([.E211:.K211])" office:value-type="float" office:value="139.428571428571" calcext:value-type="float">
            <text:p>139.4</text:p>
          </table:table-cell>
          <table:table-cell table:formula="of:=COUNTA([.E211:.K211])" office:value-type="float" office:value="7" calcext:value-type="float">
            <text:p>7</text:p>
          </table:table-cell>
          <table:table-cell office:value-type="date" office:date-value="2014-06-01" calcext:value-type="date">
            <text:p>06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4" calcext:value-type="float">
            <text:p>2014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SUM([.E212:.K212])" office:value-type="float" office:value="983" calcext:value-type="float">
            <text:p>983</text:p>
          </table:table-cell>
          <table:table-cell table:formula="of:=[.M212]/COUNTA([.E212:.K212])" office:value-type="float" office:value="140.428571428571" calcext:value-type="float">
            <text:p>140.4</text:p>
          </table:table-cell>
          <table:table-cell table:formula="of:=COUNTA([.E212:.K212])" office:value-type="float" office:value="7" calcext:value-type="float">
            <text:p>7</text:p>
          </table:table-cell>
          <table:table-cell office:value-type="date" office:date-value="2014-07-01" calcext:value-type="date">
            <text:p>07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4" calcext:value-type="float">
            <text:p>2014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M([.E213:.K213])" office:value-type="float" office:value="990" calcext:value-type="float">
            <text:p>990</text:p>
          </table:table-cell>
          <table:table-cell table:formula="of:=[.M213]/COUNTA([.E213:.K213])" office:value-type="float" office:value="141.428571428571" calcext:value-type="float">
            <text:p>141.4</text:p>
          </table:table-cell>
          <table:table-cell table:formula="of:=COUNTA([.E213:.K213])" office:value-type="float" office:value="7" calcext:value-type="float">
            <text:p>7</text:p>
          </table:table-cell>
          <table:table-cell office:value-type="date" office:date-value="2014-08-01" calcext:value-type="date">
            <text:p>08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4" calcext:value-type="float">
            <text:p>2014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SUM([.E214:.K214])" office:value-type="float" office:value="997" calcext:value-type="float">
            <text:p>997</text:p>
          </table:table-cell>
          <table:table-cell table:formula="of:=[.M214]/COUNTA([.E214:.K214])" office:value-type="float" office:value="142.428571428571" calcext:value-type="float">
            <text:p>142.4</text:p>
          </table:table-cell>
          <table:table-cell table:formula="of:=COUNTA([.E214:.K214])" office:value-type="float" office:value="7" calcext:value-type="float">
            <text:p>7</text:p>
          </table:table-cell>
          <table:table-cell office:value-type="date" office:date-value="2014-09-01" calcext:value-type="date">
            <text:p>09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4" calcext:value-type="float">
            <text:p>2014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E215:.K215])" office:value-type="float" office:value="1004" calcext:value-type="float">
            <text:p>1004</text:p>
          </table:table-cell>
          <table:table-cell table:formula="of:=[.M215]/COUNTA([.E215:.K215])" office:value-type="float" office:value="143.428571428571" calcext:value-type="float">
            <text:p>143.4</text:p>
          </table:table-cell>
          <table:table-cell table:formula="of:=COUNTA([.E215:.K215])" office:value-type="float" office:value="7" calcext:value-type="float">
            <text:p>7</text:p>
          </table:table-cell>
          <table:table-cell office:value-type="date" office:date-value="2014-10-01" calcext:value-type="date">
            <text:p>10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4" calcext:value-type="float">
            <text:p>2014</text:p>
          </table:table-cell>
          <table:table-cell office:value-type="float" office:value="195" calcext:value-type="float">
            <text:p>195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SUM([.E216:.K216])" office:value-type="float" office:value="1011" calcext:value-type="float">
            <text:p>1011</text:p>
          </table:table-cell>
          <table:table-cell table:formula="of:=[.M216]/COUNTA([.E216:.K216])" office:value-type="float" office:value="144.428571428571" calcext:value-type="float">
            <text:p>144.4</text:p>
          </table:table-cell>
          <table:table-cell table:formula="of:=COUNTA([.E216:.K216])" office:value-type="float" office:value="7" calcext:value-type="float">
            <text:p>7</text:p>
          </table:table-cell>
          <table:table-cell office:value-type="date" office:date-value="2014-11-01" calcext:value-type="date">
            <text:p>11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4" calcext:value-type="float">
            <text:p>2014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E217:.K217])" office:value-type="float" office:value="1018" calcext:value-type="float">
            <text:p>1018</text:p>
          </table:table-cell>
          <table:table-cell table:formula="of:=[.M217]/COUNTA([.E217:.K217])" office:value-type="float" office:value="145.428571428571" calcext:value-type="float">
            <text:p>145.4</text:p>
          </table:table-cell>
          <table:table-cell table:formula="of:=COUNTA([.E217:.K217])" office:value-type="float" office:value="7" calcext:value-type="float">
            <text:p>7</text:p>
          </table:table-cell>
          <table:table-cell office:value-type="date" office:date-value="2014-12-01" calcext:value-type="date">
            <text:p>12/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5" calcext:value-type="float">
            <text:p>2015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M([.E218:.K218])" office:value-type="float" office:value="1025" calcext:value-type="float">
            <text:p>1025</text:p>
          </table:table-cell>
          <table:table-cell table:formula="of:=[.M218]/COUNTA([.E218:.K218])" office:value-type="float" office:value="146.428571428571" calcext:value-type="float">
            <text:p>146.4</text:p>
          </table:table-cell>
          <table:table-cell table:formula="of:=COUNTA([.E218:.K218])" office:value-type="float" office:value="7" calcext:value-type="float">
            <text:p>7</text:p>
          </table:table-cell>
          <table:table-cell office:value-type="date" office:date-value="2015-01-01" calcext:value-type="date">
            <text:p>01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5" calcext:value-type="float">
            <text:p>201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SUM([.E219:.K219])" office:value-type="float" office:value="1032" calcext:value-type="float">
            <text:p>1032</text:p>
          </table:table-cell>
          <table:table-cell table:formula="of:=[.M219]/COUNTA([.E219:.K219])" office:value-type="float" office:value="147.428571428571" calcext:value-type="float">
            <text:p>147.4</text:p>
          </table:table-cell>
          <table:table-cell table:formula="of:=COUNTA([.E219:.K219])" office:value-type="float" office:value="7" calcext:value-type="float">
            <text:p>7</text:p>
          </table:table-cell>
          <table:table-cell office:value-type="date" office:date-value="2015-02-01" calcext:value-type="date">
            <text:p>02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5" calcext:value-type="float">
            <text:p>2015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SUM([.E220:.K220])" office:value-type="float" office:value="1039" calcext:value-type="float">
            <text:p>1039</text:p>
          </table:table-cell>
          <table:table-cell table:formula="of:=[.M220]/COUNTA([.E220:.K220])" office:value-type="float" office:value="148.428571428571" calcext:value-type="float">
            <text:p>148.4</text:p>
          </table:table-cell>
          <table:table-cell table:formula="of:=COUNTA([.E220:.K220])" office:value-type="float" office:value="7" calcext:value-type="float">
            <text:p>7</text:p>
          </table:table-cell>
          <table:table-cell office:value-type="date" office:date-value="2015-03-01" calcext:value-type="date">
            <text:p>03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5" calcext:value-type="float">
            <text:p>2015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SUM([.E221:.K221])" office:value-type="float" office:value="1046" calcext:value-type="float">
            <text:p>1046</text:p>
          </table:table-cell>
          <table:table-cell table:formula="of:=[.M221]/COUNTA([.E221:.K221])" office:value-type="float" office:value="149.428571428571" calcext:value-type="float">
            <text:p>149.4</text:p>
          </table:table-cell>
          <table:table-cell table:formula="of:=COUNTA([.E221:.K221])" office:value-type="float" office:value="7" calcext:value-type="float">
            <text:p>7</text:p>
          </table:table-cell>
          <table:table-cell office:value-type="date" office:date-value="2015-04-01" calcext:value-type="date">
            <text:p>04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5" calcext:value-type="float">
            <text:p>2015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M([.E222:.K222])" office:value-type="float" office:value="1053" calcext:value-type="float">
            <text:p>1053</text:p>
          </table:table-cell>
          <table:table-cell table:formula="of:=[.M222]/COUNTA([.E222:.K222])" office:value-type="float" office:value="150.428571428571" calcext:value-type="float">
            <text:p>150.4</text:p>
          </table:table-cell>
          <table:table-cell table:formula="of:=COUNTA([.E222:.K222])" office:value-type="float" office:value="7" calcext:value-type="float">
            <text:p>7</text:p>
          </table:table-cell>
          <table:table-cell office:value-type="date" office:date-value="2015-05-01" calcext:value-type="date">
            <text:p>05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5" calcext:value-type="float">
            <text:p>2015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M([.E223:.K223])" office:value-type="float" office:value="1060" calcext:value-type="float">
            <text:p>1060</text:p>
          </table:table-cell>
          <table:table-cell table:formula="of:=[.M223]/COUNTA([.E223:.K223])" office:value-type="float" office:value="151.428571428571" calcext:value-type="float">
            <text:p>151.4</text:p>
          </table:table-cell>
          <table:table-cell table:formula="of:=COUNTA([.E223:.K223])" office:value-type="float" office:value="7" calcext:value-type="float">
            <text:p>7</text:p>
          </table:table-cell>
          <table:table-cell office:value-type="date" office:date-value="2015-06-01" calcext:value-type="date">
            <text:p>06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5" calcext:value-type="float">
            <text:p>2015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E224:.K224])" office:value-type="float" office:value="1067" calcext:value-type="float">
            <text:p>1067</text:p>
          </table:table-cell>
          <table:table-cell table:formula="of:=[.M224]/COUNTA([.E224:.K224])" office:value-type="float" office:value="152.428571428571" calcext:value-type="float">
            <text:p>152.4</text:p>
          </table:table-cell>
          <table:table-cell table:formula="of:=COUNTA([.E224:.K224])" office:value-type="float" office:value="7" calcext:value-type="float">
            <text:p>7</text:p>
          </table:table-cell>
          <table:table-cell office:value-type="date" office:date-value="2015-07-01" calcext:value-type="date">
            <text:p>07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5" calcext:value-type="float">
            <text:p>2015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SUM([.E225:.K225])" office:value-type="float" office:value="1074" calcext:value-type="float">
            <text:p>1074</text:p>
          </table:table-cell>
          <table:table-cell table:formula="of:=[.M225]/COUNTA([.E225:.K225])" office:value-type="float" office:value="153.428571428571" calcext:value-type="float">
            <text:p>153.4</text:p>
          </table:table-cell>
          <table:table-cell table:formula="of:=COUNTA([.E225:.K225])" office:value-type="float" office:value="7" calcext:value-type="float">
            <text:p>7</text:p>
          </table:table-cell>
          <table:table-cell office:value-type="date" office:date-value="2015-08-01" calcext:value-type="date">
            <text:p>08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5" calcext:value-type="float">
            <text:p>2015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SUM([.E226:.K226])" office:value-type="float" office:value="1081" calcext:value-type="float">
            <text:p>1081</text:p>
          </table:table-cell>
          <table:table-cell table:formula="of:=[.M226]/COUNTA([.E226:.K226])" office:value-type="float" office:value="154.428571428571" calcext:value-type="float">
            <text:p>154.4</text:p>
          </table:table-cell>
          <table:table-cell table:formula="of:=COUNTA([.E226:.K226])" office:value-type="float" office:value="7" calcext:value-type="float">
            <text:p>7</text:p>
          </table:table-cell>
          <table:table-cell office:value-type="date" office:date-value="2015-09-01" calcext:value-type="date">
            <text:p>09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5" calcext:value-type="float">
            <text:p>2015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SUM([.E227:.K227])" office:value-type="float" office:value="1088" calcext:value-type="float">
            <text:p>1088</text:p>
          </table:table-cell>
          <table:table-cell table:formula="of:=[.M227]/COUNTA([.E227:.K227])" office:value-type="float" office:value="155.428571428571" calcext:value-type="float">
            <text:p>155.4</text:p>
          </table:table-cell>
          <table:table-cell table:formula="of:=COUNTA([.E227:.K227])" office:value-type="float" office:value="7" calcext:value-type="float">
            <text:p>7</text:p>
          </table:table-cell>
          <table:table-cell office:value-type="date" office:date-value="2015-10-01" calcext:value-type="date">
            <text:p>10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5" calcext:value-type="float">
            <text:p>2015</text:p>
          </table:table-cell>
          <table:table-cell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SUM([.E228:.K228])" office:value-type="float" office:value="1095" calcext:value-type="float">
            <text:p>1095</text:p>
          </table:table-cell>
          <table:table-cell table:formula="of:=[.M228]/COUNTA([.E228:.K228])" office:value-type="float" office:value="156.428571428571" calcext:value-type="float">
            <text:p>156.4</text:p>
          </table:table-cell>
          <table:table-cell table:formula="of:=COUNTA([.E228:.K228])" office:value-type="float" office:value="7" calcext:value-type="float">
            <text:p>7</text:p>
          </table:table-cell>
          <table:table-cell office:value-type="date" office:date-value="2015-11-01" calcext:value-type="date">
            <text:p>11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5" calcext:value-type="float">
            <text:p>2015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SUM([.E229:.K229])" office:value-type="float" office:value="1102" calcext:value-type="float">
            <text:p>1102</text:p>
          </table:table-cell>
          <table:table-cell table:formula="of:=[.M229]/COUNTA([.E229:.K229])" office:value-type="float" office:value="157.428571428571" calcext:value-type="float">
            <text:p>157.4</text:p>
          </table:table-cell>
          <table:table-cell table:formula="of:=COUNTA([.E229:.K229])" office:value-type="float" office:value="7" calcext:value-type="float">
            <text:p>7</text:p>
          </table:table-cell>
          <table:table-cell office:value-type="date" office:date-value="2015-12-01" calcext:value-type="date">
            <text:p>12/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6" calcext:value-type="float">
            <text:p>2016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SUM([.E230:.K230])" office:value-type="float" office:value="1109" calcext:value-type="float">
            <text:p>1109</text:p>
          </table:table-cell>
          <table:table-cell table:formula="of:=[.M230]/COUNTA([.E230:.K230])" office:value-type="float" office:value="158.428571428571" calcext:value-type="float">
            <text:p>158.4</text:p>
          </table:table-cell>
          <table:table-cell table:formula="of:=COUNTA([.E230:.K230])" office:value-type="float" office:value="7" calcext:value-type="float">
            <text:p>7</text:p>
          </table:table-cell>
          <table:table-cell office:value-type="date" office:date-value="2016-01-01" calcext:value-type="date">
            <text:p>01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6" calcext:value-type="float">
            <text:p>2016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SUM([.E231:.K231])" office:value-type="float" office:value="1116" calcext:value-type="float">
            <text:p>1116</text:p>
          </table:table-cell>
          <table:table-cell table:formula="of:=[.M231]/COUNTA([.E231:.K231])" office:value-type="float" office:value="159.428571428571" calcext:value-type="float">
            <text:p>159.4</text:p>
          </table:table-cell>
          <table:table-cell table:formula="of:=COUNTA([.E231:.K231])" office:value-type="float" office:value="7" calcext:value-type="float">
            <text:p>7</text:p>
          </table:table-cell>
          <table:table-cell office:value-type="date" office:date-value="2016-02-01" calcext:value-type="date">
            <text:p>02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6" calcext:value-type="float">
            <text:p>2016</text:p>
          </table:table-cell>
          <table:table-cell office:value-type="float" office:value="211" calcext:value-type="float">
            <text:p>211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SUM([.E232:.K232])" office:value-type="float" office:value="1123" calcext:value-type="float">
            <text:p>1123</text:p>
          </table:table-cell>
          <table:table-cell table:formula="of:=[.M232]/COUNTA([.E232:.K232])" office:value-type="float" office:value="160.428571428571" calcext:value-type="float">
            <text:p>160.4</text:p>
          </table:table-cell>
          <table:table-cell table:formula="of:=COUNTA([.E232:.K232])" office:value-type="float" office:value="7" calcext:value-type="float">
            <text:p>7</text:p>
          </table:table-cell>
          <table:table-cell office:value-type="date" office:date-value="2016-03-01" calcext:value-type="date">
            <text:p>03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6" calcext:value-type="float">
            <text:p>2016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M([.E233:.K233])" office:value-type="float" office:value="1130" calcext:value-type="float">
            <text:p>1130</text:p>
          </table:table-cell>
          <table:table-cell table:formula="of:=[.M233]/COUNTA([.E233:.K233])" office:value-type="float" office:value="161.428571428571" calcext:value-type="float">
            <text:p>161.4</text:p>
          </table:table-cell>
          <table:table-cell table:formula="of:=COUNTA([.E233:.K233])" office:value-type="float" office:value="7" calcext:value-type="float">
            <text:p>7</text:p>
          </table:table-cell>
          <table:table-cell office:value-type="date" office:date-value="2016-04-01" calcext:value-type="date">
            <text:p>04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6" calcext:value-type="float">
            <text:p>2016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E234:.K234])" office:value-type="float" office:value="1137" calcext:value-type="float">
            <text:p>1137</text:p>
          </table:table-cell>
          <table:table-cell table:formula="of:=[.M234]/COUNTA([.E234:.K234])" office:value-type="float" office:value="162.428571428571" calcext:value-type="float">
            <text:p>162.4</text:p>
          </table:table-cell>
          <table:table-cell table:formula="of:=COUNTA([.E234:.K234])" office:value-type="float" office:value="7" calcext:value-type="float">
            <text:p>7</text:p>
          </table:table-cell>
          <table:table-cell office:value-type="date" office:date-value="2016-05-01" calcext:value-type="date">
            <text:p>05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6" calcext:value-type="float">
            <text:p>2016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SUM([.E235:.K235])" office:value-type="float" office:value="1144" calcext:value-type="float">
            <text:p>1144</text:p>
          </table:table-cell>
          <table:table-cell table:formula="of:=[.M235]/COUNTA([.E235:.K235])" office:value-type="float" office:value="163.428571428571" calcext:value-type="float">
            <text:p>163.4</text:p>
          </table:table-cell>
          <table:table-cell table:formula="of:=COUNTA([.E235:.K235])" office:value-type="float" office:value="7" calcext:value-type="float">
            <text:p>7</text:p>
          </table:table-cell>
          <table:table-cell office:value-type="date" office:date-value="2016-06-01" calcext:value-type="date">
            <text:p>06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6" calcext:value-type="float">
            <text:p>2016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SUM([.E236:.K236])" office:value-type="float" office:value="1151" calcext:value-type="float">
            <text:p>1151</text:p>
          </table:table-cell>
          <table:table-cell table:formula="of:=[.M236]/COUNTA([.E236:.K236])" office:value-type="float" office:value="164.428571428571" calcext:value-type="float">
            <text:p>164.4</text:p>
          </table:table-cell>
          <table:table-cell table:formula="of:=COUNTA([.E236:.K236])" office:value-type="float" office:value="7" calcext:value-type="float">
            <text:p>7</text:p>
          </table:table-cell>
          <table:table-cell office:value-type="date" office:date-value="2016-07-01" calcext:value-type="date">
            <text:p>07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6" calcext:value-type="float">
            <text:p>2016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SUM([.E237:.K237])" office:value-type="float" office:value="1158" calcext:value-type="float">
            <text:p>1158</text:p>
          </table:table-cell>
          <table:table-cell table:formula="of:=[.M237]/COUNTA([.E237:.K237])" office:value-type="float" office:value="165.428571428571" calcext:value-type="float">
            <text:p>165.4</text:p>
          </table:table-cell>
          <table:table-cell table:formula="of:=COUNTA([.E237:.K237])" office:value-type="float" office:value="7" calcext:value-type="float">
            <text:p>7</text:p>
          </table:table-cell>
          <table:table-cell office:value-type="date" office:date-value="2016-08-01" calcext:value-type="date">
            <text:p>08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6" calcext:value-type="float">
            <text:p>2016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SUM([.E238:.K238])" office:value-type="float" office:value="1030" calcext:value-type="float">
            <text:p>1030</text:p>
          </table:table-cell>
          <table:table-cell table:formula="of:=[.M238]/COUNTA([.E238:.K238])" office:value-type="float" office:value="171.666666666667" calcext:value-type="float">
            <text:p>171.7</text:p>
          </table:table-cell>
          <table:table-cell table:formula="of:=COUNTA([.E238:.K238])" office:value-type="float" office:value="6" calcext:value-type="float">
            <text:p>6</text:p>
          </table:table-cell>
          <table:table-cell office:value-type="date" office:date-value="2016-09-01" calcext:value-type="date">
            <text:p>09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6" calcext:value-type="float">
            <text:p>2016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E239:.K239])" office:value-type="float" office:value="1036" calcext:value-type="float">
            <text:p>1036</text:p>
          </table:table-cell>
          <table:table-cell table:formula="of:=[.M239]/COUNTA([.E239:.K239])" office:value-type="float" office:value="172.666666666667" calcext:value-type="float">
            <text:p>172.7</text:p>
          </table:table-cell>
          <table:table-cell table:formula="of:=COUNTA([.E239:.K239])" office:value-type="float" office:value="6" calcext:value-type="float">
            <text:p>6</text:p>
          </table:table-cell>
          <table:table-cell office:value-type="date" office:date-value="2016-10-01" calcext:value-type="date">
            <text:p>10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6" calcext:value-type="float">
            <text:p>2016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SUM([.E240:.K240])" office:value-type="float" office:value="1042" calcext:value-type="float">
            <text:p>1042</text:p>
          </table:table-cell>
          <table:table-cell table:formula="of:=[.M240]/COUNTA([.E240:.K240])" office:value-type="float" office:value="173.666666666667" calcext:value-type="float">
            <text:p>173.7</text:p>
          </table:table-cell>
          <table:table-cell table:formula="of:=COUNTA([.E240:.K240])" office:value-type="float" office:value="6" calcext:value-type="float">
            <text:p>6</text:p>
          </table:table-cell>
          <table:table-cell office:value-type="date" office:date-value="2016-11-01" calcext:value-type="date">
            <text:p>11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SUM([.E241:.K241])" office:value-type="float" office:value="1048" calcext:value-type="float">
            <text:p>1048</text:p>
          </table:table-cell>
          <table:table-cell table:formula="of:=[.M241]/COUNTA([.E241:.K241])" office:value-type="float" office:value="174.666666666667" calcext:value-type="float">
            <text:p>174.7</text:p>
          </table:table-cell>
          <table:table-cell table:formula="of:=COUNTA([.E241:.K241])" office:value-type="float" office:value="6" calcext:value-type="float">
            <text:p>6</text:p>
          </table:table-cell>
          <table:table-cell office:value-type="date" office:date-value="2016-12-01" calcext:value-type="date">
            <text:p>12/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7" calcext:value-type="float">
            <text:p>2017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SUM([.E242:.K242])" office:value-type="float" office:value="1054" calcext:value-type="float">
            <text:p>1054</text:p>
          </table:table-cell>
          <table:table-cell table:formula="of:=[.M242]/COUNTA([.E242:.K242])" office:value-type="float" office:value="175.666666666667" calcext:value-type="float">
            <text:p>175.7</text:p>
          </table:table-cell>
          <table:table-cell table:formula="of:=COUNTA([.E242:.K242])" office:value-type="float" office:value="6" calcext:value-type="float">
            <text:p>6</text:p>
          </table:table-cell>
          <table:table-cell office:value-type="date" office:date-value="2017-01-01" calcext:value-type="date">
            <text:p>01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7" calcext:value-type="float">
            <text:p>2017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SUM([.E243:.K243])" office:value-type="float" office:value="1060" calcext:value-type="float">
            <text:p>1060</text:p>
          </table:table-cell>
          <table:table-cell table:formula="of:=[.M243]/COUNTA([.E243:.K243])" office:value-type="float" office:value="176.666666666667" calcext:value-type="float">
            <text:p>176.7</text:p>
          </table:table-cell>
          <table:table-cell table:formula="of:=COUNTA([.E243:.K243])" office:value-type="float" office:value="6" calcext:value-type="float">
            <text:p>6</text:p>
          </table:table-cell>
          <table:table-cell office:value-type="date" office:date-value="2017-02-01" calcext:value-type="date">
            <text:p>02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7" calcext:value-type="float">
            <text:p>2017</text:p>
          </table:table-cell>
          <table:table-cell office:value-type="float" office:value="223" calcext:value-type="float">
            <text:p>223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SUM([.E244:.K244])" office:value-type="float" office:value="1066" calcext:value-type="float">
            <text:p>1066</text:p>
          </table:table-cell>
          <table:table-cell table:formula="of:=[.M244]/COUNTA([.E244:.K244])" office:value-type="float" office:value="177.666666666667" calcext:value-type="float">
            <text:p>177.7</text:p>
          </table:table-cell>
          <table:table-cell table:formula="of:=COUNTA([.E244:.K244])" office:value-type="float" office:value="6" calcext:value-type="float">
            <text:p>6</text:p>
          </table:table-cell>
          <table:table-cell office:value-type="date" office:date-value="2017-03-01" calcext:value-type="date">
            <text:p>03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7" calcext:value-type="float">
            <text:p>2017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SUM([.E245:.K245])" office:value-type="float" office:value="1072" calcext:value-type="float">
            <text:p>1072</text:p>
          </table:table-cell>
          <table:table-cell table:formula="of:=[.M245]/COUNTA([.E245:.K245])" office:value-type="float" office:value="178.666666666667" calcext:value-type="float">
            <text:p>178.7</text:p>
          </table:table-cell>
          <table:table-cell table:formula="of:=COUNTA([.E245:.K245])" office:value-type="float" office:value="6" calcext:value-type="float">
            <text:p>6</text:p>
          </table:table-cell>
          <table:table-cell office:value-type="date" office:date-value="2017-04-01" calcext:value-type="date">
            <text:p>04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7" calcext:value-type="float">
            <text:p>2017</text:p>
          </table:table-cell>
          <table:table-cell office:value-type="float" office:value="225" calcext:value-type="float">
            <text:p>225</text:p>
          </table:table-cell>
          <table:table-cell office:value-type="float" office:value="213" calcext:value-type="float">
            <text:p>213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SUM([.E246:.K246])" office:value-type="float" office:value="1078" calcext:value-type="float">
            <text:p>1078</text:p>
          </table:table-cell>
          <table:table-cell table:formula="of:=[.M246]/COUNTA([.E246:.K246])" office:value-type="float" office:value="179.666666666667" calcext:value-type="float">
            <text:p>179.7</text:p>
          </table:table-cell>
          <table:table-cell table:formula="of:=COUNTA([.E246:.K246])" office:value-type="float" office:value="6" calcext:value-type="float">
            <text:p>6</text:p>
          </table:table-cell>
          <table:table-cell office:value-type="date" office:date-value="2017-05-01" calcext:value-type="date">
            <text:p>05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SUM([.E247:.K247])" office:value-type="float" office:value="858" calcext:value-type="float">
            <text:p>858</text:p>
          </table:table-cell>
          <table:table-cell table:formula="of:=[.M247]/COUNTA([.E247:.K247])" office:value-type="float" office:value="171.6" calcext:value-type="float">
            <text:p>171.6</text:p>
          </table:table-cell>
          <table:table-cell table:formula="of:=COUNTA([.E247:.K247])" office:value-type="float" office:value="5" calcext:value-type="float">
            <text:p>5</text:p>
          </table:table-cell>
          <table:table-cell office:value-type="date" office:date-value="2017-06-01" calcext:value-type="date">
            <text:p>06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SUM([.E248:.K248])" office:value-type="float" office:value="863" calcext:value-type="float">
            <text:p>863</text:p>
          </table:table-cell>
          <table:table-cell table:formula="of:=[.M248]/COUNTA([.E248:.K248])" office:value-type="float" office:value="172.6" calcext:value-type="float">
            <text:p>172.6</text:p>
          </table:table-cell>
          <table:table-cell table:formula="of:=COUNTA([.E248:.K248])" office:value-type="float" office:value="5" calcext:value-type="float">
            <text:p>5</text:p>
          </table:table-cell>
          <table:table-cell office:value-type="date" office:date-value="2017-07-01" calcext:value-type="date">
            <text:p>07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SUM([.E249:.K249])" office:value-type="float" office:value="868" calcext:value-type="float">
            <text:p>868</text:p>
          </table:table-cell>
          <table:table-cell table:formula="of:=[.M249]/COUNTA([.E249:.K249])" office:value-type="float" office:value="173.6" calcext:value-type="float">
            <text:p>173.6</text:p>
          </table:table-cell>
          <table:table-cell table:formula="of:=COUNTA([.E249:.K249])" office:value-type="float" office:value="5" calcext:value-type="float">
            <text:p>5</text:p>
          </table:table-cell>
          <table:table-cell office:value-type="date" office:date-value="2017-08-01" calcext:value-type="date">
            <text:p>08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SUM([.E250:.K250])" office:value-type="float" office:value="873" calcext:value-type="float">
            <text:p>873</text:p>
          </table:table-cell>
          <table:table-cell table:formula="of:=[.M250]/COUNTA([.E250:.K250])" office:value-type="float" office:value="174.6" calcext:value-type="float">
            <text:p>174.6</text:p>
          </table:table-cell>
          <table:table-cell table:formula="of:=COUNTA([.E250:.K250])" office:value-type="float" office:value="5" calcext:value-type="float">
            <text:p>5</text:p>
          </table:table-cell>
          <table:table-cell office:value-type="date" office:date-value="2017-09-01" calcext:value-type="date">
            <text:p>09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SUM([.E251:.K251])" office:value-type="float" office:value="878" calcext:value-type="float">
            <text:p>878</text:p>
          </table:table-cell>
          <table:table-cell table:formula="of:=[.M251]/COUNTA([.E251:.K251])" office:value-type="float" office:value="175.6" calcext:value-type="float">
            <text:p>175.6</text:p>
          </table:table-cell>
          <table:table-cell table:formula="of:=COUNTA([.E251:.K251])" office:value-type="float" office:value="5" calcext:value-type="float">
            <text:p>5</text:p>
          </table:table-cell>
          <table:table-cell office:value-type="date" office:date-value="2017-10-01" calcext:value-type="date">
            <text:p>10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SUM([.E252:.K252])" office:value-type="float" office:value="883" calcext:value-type="float">
            <text:p>883</text:p>
          </table:table-cell>
          <table:table-cell table:formula="of:=[.M252]/COUNTA([.E252:.K252])" office:value-type="float" office:value="176.6" calcext:value-type="float">
            <text:p>176.6</text:p>
          </table:table-cell>
          <table:table-cell table:formula="of:=COUNTA([.E252:.K252])" office:value-type="float" office:value="5" calcext:value-type="float">
            <text:p>5</text:p>
          </table:table-cell>
          <table:table-cell office:value-type="date" office:date-value="2017-11-01" calcext:value-type="date">
            <text:p>11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SUM([.E253:.K253])" office:value-type="float" office:value="888" calcext:value-type="float">
            <text:p>888</text:p>
          </table:table-cell>
          <table:table-cell table:formula="of:=[.M253]/COUNTA([.E253:.K253])" office:value-type="float" office:value="177.6" calcext:value-type="float">
            <text:p>177.6</text:p>
          </table:table-cell>
          <table:table-cell table:formula="of:=COUNTA([.E253:.K253])" office:value-type="float" office:value="5" calcext:value-type="float">
            <text:p>5</text:p>
          </table:table-cell>
          <table:table-cell office:value-type="date" office:date-value="2017-12-01" calcext:value-type="date">
            <text:p>12/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SUM([.E254:.K254])" office:value-type="float" office:value="893" calcext:value-type="float">
            <text:p>893</text:p>
          </table:table-cell>
          <table:table-cell table:formula="of:=[.M254]/COUNTA([.E254:.K254])" office:value-type="float" office:value="178.6" calcext:value-type="float">
            <text:p>178.6</text:p>
          </table:table-cell>
          <table:table-cell table:formula="of:=COUNTA([.E254:.K254])" office:value-type="float" office:value="5" calcext:value-type="float">
            <text:p>5</text:p>
          </table:table-cell>
          <table:table-cell office:value-type="date" office:date-value="2018-01-01" calcext:value-type="date">
            <text:p>01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SUM([.E255:.K255])" office:value-type="float" office:value="898" calcext:value-type="float">
            <text:p>898</text:p>
          </table:table-cell>
          <table:table-cell table:formula="of:=[.M255]/COUNTA([.E255:.K255])" office:value-type="float" office:value="179.6" calcext:value-type="float">
            <text:p>179.6</text:p>
          </table:table-cell>
          <table:table-cell table:formula="of:=COUNTA([.E255:.K255])" office:value-type="float" office:value="5" calcext:value-type="float">
            <text:p>5</text:p>
          </table:table-cell>
          <table:table-cell office:value-type="date" office:date-value="2018-02-01" calcext:value-type="date">
            <text:p>02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formula="of:=SUM([.E256:.K256])" office:value-type="float" office:value="903" calcext:value-type="float">
            <text:p>903</text:p>
          </table:table-cell>
          <table:table-cell table:formula="of:=[.M256]/COUNTA([.E256:.K256])" office:value-type="float" office:value="180.6" calcext:value-type="float">
            <text:p>180.6</text:p>
          </table:table-cell>
          <table:table-cell table:formula="of:=COUNTA([.E256:.K256])" office:value-type="float" office:value="5" calcext:value-type="float">
            <text:p>5</text:p>
          </table:table-cell>
          <table:table-cell office:value-type="date" office:date-value="2018-03-01" calcext:value-type="date">
            <text:p>03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SUM([.E257:.K257])" office:value-type="float" office:value="908" calcext:value-type="float">
            <text:p>908</text:p>
          </table:table-cell>
          <table:table-cell table:formula="of:=[.M257]/COUNTA([.E257:.K257])" office:value-type="float" office:value="181.6" calcext:value-type="float">
            <text:p>181.6</text:p>
          </table:table-cell>
          <table:table-cell table:formula="of:=COUNTA([.E257:.K257])" office:value-type="float" office:value="5" calcext:value-type="float">
            <text:p>5</text:p>
          </table:table-cell>
          <table:table-cell office:value-type="date" office:date-value="2018-04-01" calcext:value-type="date">
            <text:p>04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SUM([.E258:.K258])" office:value-type="float" office:value="913" calcext:value-type="float">
            <text:p>913</text:p>
          </table:table-cell>
          <table:table-cell table:formula="of:=[.M258]/COUNTA([.E258:.K258])" office:value-type="float" office:value="182.6" calcext:value-type="float">
            <text:p>182.6</text:p>
          </table:table-cell>
          <table:table-cell table:formula="of:=COUNTA([.E258:.K258])" office:value-type="float" office:value="5" calcext:value-type="float">
            <text:p>5</text:p>
          </table:table-cell>
          <table:table-cell office:value-type="date" office:date-value="2018-05-01" calcext:value-type="date">
            <text:p>05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SUM([.E259:.K259])" office:value-type="float" office:value="918" calcext:value-type="float">
            <text:p>918</text:p>
          </table:table-cell>
          <table:table-cell table:formula="of:=[.M259]/COUNTA([.E259:.K259])" office:value-type="float" office:value="183.6" calcext:value-type="float">
            <text:p>183.6</text:p>
          </table:table-cell>
          <table:table-cell table:formula="of:=COUNTA([.E259:.K259])" office:value-type="float" office:value="5" calcext:value-type="float">
            <text:p>5</text:p>
          </table:table-cell>
          <table:table-cell office:value-type="date" office:date-value="2018-06-01" calcext:value-type="date">
            <text:p>06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SUM([.E260:.K260])" office:value-type="float" office:value="923" calcext:value-type="float">
            <text:p>923</text:p>
          </table:table-cell>
          <table:table-cell table:formula="of:=[.M260]/COUNTA([.E260:.K260])" office:value-type="float" office:value="184.6" calcext:value-type="float">
            <text:p>184.6</text:p>
          </table:table-cell>
          <table:table-cell table:formula="of:=COUNTA([.E260:.K260])" office:value-type="float" office:value="5" calcext:value-type="float">
            <text:p>5</text:p>
          </table:table-cell>
          <table:table-cell office:value-type="date" office:date-value="2018-07-01" calcext:value-type="date">
            <text:p>07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SUM([.E261:.K261])" office:value-type="float" office:value="928" calcext:value-type="float">
            <text:p>928</text:p>
          </table:table-cell>
          <table:table-cell table:formula="of:=[.M261]/COUNTA([.E261:.K261])" office:value-type="float" office:value="185.6" calcext:value-type="float">
            <text:p>185.6</text:p>
          </table:table-cell>
          <table:table-cell table:formula="of:=COUNTA([.E261:.K261])" office:value-type="float" office:value="5" calcext:value-type="float">
            <text:p>5</text:p>
          </table:table-cell>
          <table:table-cell office:value-type="date" office:date-value="2018-08-01" calcext:value-type="date">
            <text:p>08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SUM([.E262:.K262])" office:value-type="float" office:value="933" calcext:value-type="float">
            <text:p>933</text:p>
          </table:table-cell>
          <table:table-cell table:formula="of:=[.M262]/COUNTA([.E262:.K262])" office:value-type="float" office:value="186.6" calcext:value-type="float">
            <text:p>186.6</text:p>
          </table:table-cell>
          <table:table-cell table:formula="of:=COUNTA([.E262:.K262])" office:value-type="float" office:value="5" calcext:value-type="float">
            <text:p>5</text:p>
          </table:table-cell>
          <table:table-cell office:value-type="date" office:date-value="2018-09-01" calcext:value-type="date">
            <text:p>09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8" calcext:value-type="float">
            <text:p>2018</text:p>
          </table:table-cell>
          <table:table-cell table:number-columns-repeated="9"/>
          <table:table-cell table:style-name="Default"/>
          <table:table-cell/>
          <table:table-cell office:value-type="date" office:date-value="2018-10-01" calcext:value-type="date">
            <text:p>10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8" calcext:value-type="float">
            <text:p>2018</text:p>
          </table:table-cell>
          <table:table-cell table:number-columns-repeated="9"/>
          <table:table-cell table:style-name="Default"/>
          <table:table-cell/>
          <table:table-cell office:value-type="date" office:date-value="2018-11-01" calcext:value-type="date">
            <text:p>11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8" calcext:value-type="float">
            <text:p>2018</text:p>
          </table:table-cell>
          <table:table-cell table:number-columns-repeated="9"/>
          <table:table-cell table:style-name="Default"/>
          <table:table-cell/>
          <table:table-cell office:value-type="date" office:date-value="2018-12-01" calcext:value-type="date">
            <text:p>12/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uary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01-01" calcext:value-type="date">
            <text:p>01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02-01" calcext:value-type="date">
            <text:p>02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03-01" calcext:value-type="date">
            <text:p>03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il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04-01" calcext:value-type="date">
            <text:p>04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05-01" calcext:value-type="date">
            <text:p>05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06-01" calcext:value-type="date">
            <text:p>06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y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07-01" calcext:value-type="date">
            <text:p>07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ust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08-01" calcext:value-type="date">
            <text:p>08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09-01" calcext:value-type="date">
            <text:p>09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ober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10-01" calcext:value-type="date">
            <text:p>10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ember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11-01" calcext:value-type="date">
            <text:p>11/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ember</text:p>
          </table:table-cell>
          <table:table-cell office:value-type="float" office:value="2019" calcext:value-type="float">
            <text:p>2019</text:p>
          </table:table-cell>
          <table:table-cell table:number-columns-repeated="9"/>
          <table:table-cell table:style-name="Default"/>
          <table:table-cell/>
          <table:table-cell office:value-type="date" office:date-value="2019-12-01" calcext:value-type="date">
            <text:p>12/19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39"/>
        <table:table-column table:style-name="co1" table:number-columns-repeated="5" table:default-cell-style-name="ce40"/>
        <table:table-column table:style-name="co1" table:number-columns-repeated="3" table:default-cell-style-name="ce41"/>
        <table:table-row table:style-name="ro1" table:number-rows-repeated="10"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Default" office:value-type="string" calcext:value-type="string">
            <text:p>'2+2</text:p>
          </table:table-cell>
          <table:table-cell table:style-name="Default" office:value-type="string" calcext:value-type="string">
            <text:p>'3+2</text:p>
          </table:table-cell>
          <table:table-cell table:style-name="Default" office:value-type="string" calcext:value-type="string">
            <text:p>'3+3</text:p>
          </table:table-cell>
          <table:table-cell table:style-name="Default" office:value-type="string" calcext:value-type="string">
            <text:p>'4+3</text:p>
          </table:table-cell>
          <table:table-cell table:style-name="Default" office:value-type="string" calcext:value-type="string">
            <text:p>'4+4</text:p>
          </table:table-cell>
          <table:table-cell table:style-name="Default" office:value-type="string" calcext:value-type="string">
            <text:p>'5+4</text:p>
          </table:table-cell>
          <table:table-cell table:style-name="Default" office:value-type="string" calcext:value-type="string">
            <text:p>'5+5</text:p>
          </table:table-cell>
          <table:table-cell table:style-name="Default" office:value-type="string" calcext:value-type="string">
            <text:p>'6+5</text:p>
          </table:table-cell>
          <table:table-cell table:style-name="Default" office:value-type="string" calcext:value-type="string">
            <text:p>'6+6</text:p>
          </table:table-cell>
          <table:table-cell table:style-name="Default" office:value-type="string" calcext:value-type="string">
            <text:p>'7+6</text:p>
          </table:table-cell>
          <table:table-cell table:style-name="Default" office:value-type="string" calcext:value-type="string">
            <text:p>'7+7</text:p>
          </table:table-cell>
        </table:table-row>
        <table:table-row table:style-name="ro1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'5+5</text:p>
          </table:table-cell>
          <table:table-cell office:value-type="float" office:value="10" calcext:value-type="float">
            <text:p>10</text:p>
          </table:table-cell>
          <table:table-cell table:formula="of:=MOD([.C13];Four)" office:value-type="float" office:value="2" calcext:value-type="float">
            <text:p>2</text:p>
          </table:table-cell>
          <table:table-cell table:formula="of:=MOD([.C13];Five)" office:value-type="float" office:value="0" calcext:value-type="float">
            <text:p>0</text:p>
          </table:table-cell>
          <table:table-cell table:formula="of:=MOD([.C13];Six)" office:value-type="float" office:value="4" calcext:value-type="float">
            <text:p>4</text:p>
          </table:table-cell>
          <table:table-cell table:formula="of:=MOD([.C13];Seven)" office:value-type="float" office:value="3" calcext:value-type="float">
            <text:p>3</text:p>
          </table:table-cell>
          <table:table-cell table:formula="of:=MOD([.C13];Eight)" office:value-type="float" office:value="2" calcext:value-type="float">
            <text:p>2</text:p>
          </table:table-cell>
          <table:table-cell table:formula="of:=MOD([.C13];Nine)" office:value-type="float" office:value="1" calcext:value-type="float">
            <text:p>1</text:p>
          </table:table-cell>
          <table:table-cell table:formula="of:=MOD([.C13];Ten)" office:value-type="float" office:value="0" calcext:value-type="float">
            <text:p>0</text:p>
          </table:table-cell>
          <table:table-cell table:formula="of:=MOD([.C13];Eleven)" office:value-type="float" office:value="10" calcext:value-type="float">
            <text:p>10</text:p>
          </table:table-cell>
          <table:table-cell table:formula="of:=MOD([.C13];Twelve)" office:value-type="float" office:value="10" calcext:value-type="float">
            <text:p>10</text:p>
          </table:table-cell>
          <table:table-cell table:formula="of:=MOD([.C13];Thirteen)" office:value-type="float" office:value="10" calcext:value-type="float">
            <text:p>10</text:p>
          </table:table-cell>
          <table:table-cell table:formula="of:=MOD([.C13];Fourteen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'6+5</text:p>
          </table:table-cell>
          <table:table-cell office:value-type="float" office:value="11" calcext:value-type="float">
            <text:p>11</text:p>
          </table:table-cell>
          <table:table-cell table:formula="of:=MOD([.C14];Four)" office:value-type="float" office:value="3" calcext:value-type="float">
            <text:p>3</text:p>
          </table:table-cell>
          <table:table-cell table:formula="of:=MOD([.C14];Five)" office:value-type="float" office:value="1" calcext:value-type="float">
            <text:p>1</text:p>
          </table:table-cell>
          <table:table-cell table:formula="of:=MOD([.C14];Six)" office:value-type="float" office:value="5" calcext:value-type="float">
            <text:p>5</text:p>
          </table:table-cell>
          <table:table-cell table:formula="of:=MOD([.C14];Seven)" office:value-type="float" office:value="4" calcext:value-type="float">
            <text:p>4</text:p>
          </table:table-cell>
          <table:table-cell table:formula="of:=MOD([.C14];Eight)" office:value-type="float" office:value="3" calcext:value-type="float">
            <text:p>3</text:p>
          </table:table-cell>
          <table:table-cell table:formula="of:=MOD([.C14];Nine)" office:value-type="float" office:value="2" calcext:value-type="float">
            <text:p>2</text:p>
          </table:table-cell>
          <table:table-cell table:formula="of:=MOD([.C14];Ten)" office:value-type="float" office:value="1" calcext:value-type="float">
            <text:p>1</text:p>
          </table:table-cell>
          <table:table-cell table:formula="of:=MOD([.C14];Eleven)" office:value-type="float" office:value="0" calcext:value-type="float">
            <text:p>0</text:p>
          </table:table-cell>
          <table:table-cell table:formula="of:=MOD([.C14];Twelve)" office:value-type="float" office:value="11" calcext:value-type="float">
            <text:p>11</text:p>
          </table:table-cell>
          <table:table-cell table:formula="of:=MOD([.C14];Thirteen)" office:value-type="float" office:value="11" calcext:value-type="float">
            <text:p>11</text:p>
          </table:table-cell>
          <table:table-cell table:formula="of:=MOD([.C14];Fourteen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'3+3</text:p>
          </table:table-cell>
          <table:table-cell office:value-type="float" office:value="12" calcext:value-type="float">
            <text:p>12</text:p>
          </table:table-cell>
          <table:table-cell table:formula="of:=MOD([.C15];Four)" office:value-type="float" office:value="0" calcext:value-type="float">
            <text:p>0</text:p>
          </table:table-cell>
          <table:table-cell table:formula="of:=MOD([.C15];Five)" office:value-type="float" office:value="2" calcext:value-type="float">
            <text:p>2</text:p>
          </table:table-cell>
          <table:table-cell table:formula="of:=MOD([.C15];Six)" office:value-type="float" office:value="0" calcext:value-type="float">
            <text:p>0</text:p>
          </table:table-cell>
          <table:table-cell table:formula="of:=MOD([.C15];Seven)" office:value-type="float" office:value="5" calcext:value-type="float">
            <text:p>5</text:p>
          </table:table-cell>
          <table:table-cell table:formula="of:=MOD([.C15];Eight)" office:value-type="float" office:value="4" calcext:value-type="float">
            <text:p>4</text:p>
          </table:table-cell>
          <table:table-cell table:formula="of:=MOD([.C15];Nine)" office:value-type="float" office:value="3" calcext:value-type="float">
            <text:p>3</text:p>
          </table:table-cell>
          <table:table-cell table:formula="of:=MOD([.C15];Ten)" office:value-type="float" office:value="2" calcext:value-type="float">
            <text:p>2</text:p>
          </table:table-cell>
          <table:table-cell table:formula="of:=MOD([.C15];Eleven)" office:value-type="float" office:value="1" calcext:value-type="float">
            <text:p>1</text:p>
          </table:table-cell>
          <table:table-cell table:formula="of:=MOD([.C15];Twelve)" office:value-type="float" office:value="0" calcext:value-type="float">
            <text:p>0</text:p>
          </table:table-cell>
          <table:table-cell table:formula="of:=MOD([.C15];Thirteen)" office:value-type="float" office:value="12" calcext:value-type="float">
            <text:p>12</text:p>
          </table:table-cell>
          <table:table-cell table:formula="of:=MOD([.C15];Fourteen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'7+6</text:p>
          </table:table-cell>
          <table:table-cell office:value-type="float" office:value="13" calcext:value-type="float">
            <text:p>13</text:p>
          </table:table-cell>
          <table:table-cell table:formula="of:=MOD([.C16];Four)" office:value-type="float" office:value="1" calcext:value-type="float">
            <text:p>1</text:p>
          </table:table-cell>
          <table:table-cell table:formula="of:=MOD([.C16];Five)" office:value-type="float" office:value="3" calcext:value-type="float">
            <text:p>3</text:p>
          </table:table-cell>
          <table:table-cell table:formula="of:=MOD([.C16];Six)" office:value-type="float" office:value="1" calcext:value-type="float">
            <text:p>1</text:p>
          </table:table-cell>
          <table:table-cell table:formula="of:=MOD([.C16];Seven)" office:value-type="float" office:value="6" calcext:value-type="float">
            <text:p>6</text:p>
          </table:table-cell>
          <table:table-cell table:formula="of:=MOD([.C16];Eight)" office:value-type="float" office:value="5" calcext:value-type="float">
            <text:p>5</text:p>
          </table:table-cell>
          <table:table-cell table:formula="of:=MOD([.C16];Nine)" office:value-type="float" office:value="4" calcext:value-type="float">
            <text:p>4</text:p>
          </table:table-cell>
          <table:table-cell table:formula="of:=MOD([.C16];Ten)" office:value-type="float" office:value="3" calcext:value-type="float">
            <text:p>3</text:p>
          </table:table-cell>
          <table:table-cell table:formula="of:=MOD([.C16];Eleven)" office:value-type="float" office:value="2" calcext:value-type="float">
            <text:p>2</text:p>
          </table:table-cell>
          <table:table-cell table:formula="of:=MOD([.C16];Twelve)" office:value-type="float" office:value="1" calcext:value-type="float">
            <text:p>1</text:p>
          </table:table-cell>
          <table:table-cell table:formula="of:=MOD([.C16];Thirteen)" office:value-type="float" office:value="0" calcext:value-type="float">
            <text:p>0</text:p>
          </table:table-cell>
          <table:table-cell table:formula="of:=MOD([.C16];Fourteen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'4+3</text:p>
          </table:table-cell>
          <table:table-cell office:value-type="float" office:value="14" calcext:value-type="float">
            <text:p>14</text:p>
          </table:table-cell>
          <table:table-cell table:formula="of:=MOD([.C17];Four)" office:value-type="float" office:value="2" calcext:value-type="float">
            <text:p>2</text:p>
          </table:table-cell>
          <table:table-cell table:formula="of:=MOD([.C17];Five)" office:value-type="float" office:value="4" calcext:value-type="float">
            <text:p>4</text:p>
          </table:table-cell>
          <table:table-cell table:formula="of:=MOD([.C17];Six)" office:value-type="float" office:value="2" calcext:value-type="float">
            <text:p>2</text:p>
          </table:table-cell>
          <table:table-cell table:formula="of:=MOD([.C17];Seven)" office:value-type="float" office:value="0" calcext:value-type="float">
            <text:p>0</text:p>
          </table:table-cell>
          <table:table-cell table:formula="of:=MOD([.C17];Eight)" office:value-type="float" office:value="6" calcext:value-type="float">
            <text:p>6</text:p>
          </table:table-cell>
          <table:table-cell table:formula="of:=MOD([.C17];Nine)" office:value-type="float" office:value="5" calcext:value-type="float">
            <text:p>5</text:p>
          </table:table-cell>
          <table:table-cell table:formula="of:=MOD([.C17];Ten)" office:value-type="float" office:value="4" calcext:value-type="float">
            <text:p>4</text:p>
          </table:table-cell>
          <table:table-cell table:formula="of:=MOD([.C17];Eleven)" office:value-type="float" office:value="3" calcext:value-type="float">
            <text:p>3</text:p>
          </table:table-cell>
          <table:table-cell table:formula="of:=MOD([.C17];Twelve)" office:value-type="float" office:value="2" calcext:value-type="float">
            <text:p>2</text:p>
          </table:table-cell>
          <table:table-cell table:formula="of:=MOD([.C17];Thirteen)" office:value-type="float" office:value="1" calcext:value-type="float">
            <text:p>1</text:p>
          </table:table-cell>
          <table:table-cell table:formula="of:=MOD([.C17];Fourteen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'3+2</text:p>
          </table:table-cell>
          <table:table-cell office:value-type="float" office:value="15" calcext:value-type="float">
            <text:p>15</text:p>
          </table:table-cell>
          <table:table-cell table:formula="of:=MOD([.C18];Four)" office:value-type="float" office:value="3" calcext:value-type="float">
            <text:p>3</text:p>
          </table:table-cell>
          <table:table-cell table:formula="of:=MOD([.C18];Five)" office:value-type="float" office:value="0" calcext:value-type="float">
            <text:p>0</text:p>
          </table:table-cell>
          <table:table-cell table:formula="of:=MOD([.C18];Six)" office:value-type="float" office:value="3" calcext:value-type="float">
            <text:p>3</text:p>
          </table:table-cell>
          <table:table-cell table:formula="of:=MOD([.C18];Seven)" office:value-type="float" office:value="1" calcext:value-type="float">
            <text:p>1</text:p>
          </table:table-cell>
          <table:table-cell table:formula="of:=MOD([.C18];Eight)" office:value-type="float" office:value="7" calcext:value-type="float">
            <text:p>7</text:p>
          </table:table-cell>
          <table:table-cell table:formula="of:=MOD([.C18];Nine)" office:value-type="float" office:value="6" calcext:value-type="float">
            <text:p>6</text:p>
          </table:table-cell>
          <table:table-cell table:formula="of:=MOD([.C18];Ten)" office:value-type="float" office:value="5" calcext:value-type="float">
            <text:p>5</text:p>
          </table:table-cell>
          <table:table-cell table:formula="of:=MOD([.C18];Eleven)" office:value-type="float" office:value="4" calcext:value-type="float">
            <text:p>4</text:p>
          </table:table-cell>
          <table:table-cell table:formula="of:=MOD([.C18];Twelve)" office:value-type="float" office:value="3" calcext:value-type="float">
            <text:p>3</text:p>
          </table:table-cell>
          <table:table-cell table:formula="of:=MOD([.C18];Thirteen)" office:value-type="float" office:value="2" calcext:value-type="float">
            <text:p>2</text:p>
          </table:table-cell>
          <table:table-cell table:formula="of:=MOD([.C18];Fourteen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'4+4</text:p>
          </table:table-cell>
          <table:table-cell office:value-type="float" office:value="16" calcext:value-type="float">
            <text:p>16</text:p>
          </table:table-cell>
          <table:table-cell table:formula="of:=MOD([.C19];Four)" office:value-type="float" office:value="0" calcext:value-type="float">
            <text:p>0</text:p>
          </table:table-cell>
          <table:table-cell table:formula="of:=MOD([.C19];Five)" office:value-type="float" office:value="1" calcext:value-type="float">
            <text:p>1</text:p>
          </table:table-cell>
          <table:table-cell table:formula="of:=MOD([.C19];Six)" office:value-type="float" office:value="4" calcext:value-type="float">
            <text:p>4</text:p>
          </table:table-cell>
          <table:table-cell table:formula="of:=MOD([.C19];Seven)" office:value-type="float" office:value="2" calcext:value-type="float">
            <text:p>2</text:p>
          </table:table-cell>
          <table:table-cell table:formula="of:=MOD([.C19];Eight)" office:value-type="float" office:value="0" calcext:value-type="float">
            <text:p>0</text:p>
          </table:table-cell>
          <table:table-cell table:formula="of:=MOD([.C19];Nine)" office:value-type="float" office:value="7" calcext:value-type="float">
            <text:p>7</text:p>
          </table:table-cell>
          <table:table-cell table:formula="of:=MOD([.C19];Ten)" office:value-type="float" office:value="6" calcext:value-type="float">
            <text:p>6</text:p>
          </table:table-cell>
          <table:table-cell table:formula="of:=MOD([.C19];Eleven)" office:value-type="float" office:value="5" calcext:value-type="float">
            <text:p>5</text:p>
          </table:table-cell>
          <table:table-cell table:formula="of:=MOD([.C19];Twelve)" office:value-type="float" office:value="4" calcext:value-type="float">
            <text:p>4</text:p>
          </table:table-cell>
          <table:table-cell table:formula="of:=MOD([.C19];Thirteen)" office:value-type="float" office:value="3" calcext:value-type="float">
            <text:p>3</text:p>
          </table:table-cell>
          <table:table-cell table:formula="of:=MOD([.C19];Fourteen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8" office:value-type="string" calcext:value-type="string">
            <text:p>'9+8</text:p>
          </table:table-cell>
          <table:table-cell office:value-type="float" office:value="17" calcext:value-type="float">
            <text:p>17</text:p>
          </table:table-cell>
          <table:table-cell table:formula="of:=MOD([.C20];Four)" office:value-type="float" office:value="1" calcext:value-type="float">
            <text:p>1</text:p>
          </table:table-cell>
          <table:table-cell table:formula="of:=MOD([.C20];Five)" office:value-type="float" office:value="2" calcext:value-type="float">
            <text:p>2</text:p>
          </table:table-cell>
          <table:table-cell table:formula="of:=MOD([.C20];Six)" office:value-type="float" office:value="5" calcext:value-type="float">
            <text:p>5</text:p>
          </table:table-cell>
          <table:table-cell table:formula="of:=MOD([.C20];Seven)" office:value-type="float" office:value="3" calcext:value-type="float">
            <text:p>3</text:p>
          </table:table-cell>
          <table:table-cell table:formula="of:=MOD([.C20];Eight)" office:value-type="float" office:value="1" calcext:value-type="float">
            <text:p>1</text:p>
          </table:table-cell>
          <table:table-cell table:formula="of:=MOD([.C20];Nine)" office:value-type="float" office:value="8" calcext:value-type="float">
            <text:p>8</text:p>
          </table:table-cell>
          <table:table-cell table:formula="of:=MOD([.C20];Ten)" office:value-type="float" office:value="7" calcext:value-type="float">
            <text:p>7</text:p>
          </table:table-cell>
          <table:table-cell table:formula="of:=MOD([.C20];Eleven)" office:value-type="float" office:value="6" calcext:value-type="float">
            <text:p>6</text:p>
          </table:table-cell>
          <table:table-cell table:formula="of:=MOD([.C20];Twelve)" office:value-type="float" office:value="5" calcext:value-type="float">
            <text:p>5</text:p>
          </table:table-cell>
          <table:table-cell table:formula="of:=MOD([.C20];Thirteen)" office:value-type="float" office:value="4" calcext:value-type="float">
            <text:p>4</text:p>
          </table:table-cell>
          <table:table-cell table:formula="of:=MOD([.C20];Fourteen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'5+4</text:p>
          </table:table-cell>
          <table:table-cell office:value-type="float" office:value="18" calcext:value-type="float">
            <text:p>18</text:p>
          </table:table-cell>
          <table:table-cell table:formula="of:=MOD([.C21];Four)" office:value-type="float" office:value="2" calcext:value-type="float">
            <text:p>2</text:p>
          </table:table-cell>
          <table:table-cell table:formula="of:=MOD([.C21];Five)" office:value-type="float" office:value="3" calcext:value-type="float">
            <text:p>3</text:p>
          </table:table-cell>
          <table:table-cell table:formula="of:=MOD([.C21];Six)" office:value-type="float" office:value="0" calcext:value-type="float">
            <text:p>0</text:p>
          </table:table-cell>
          <table:table-cell table:formula="of:=MOD([.C21];Seven)" office:value-type="float" office:value="4" calcext:value-type="float">
            <text:p>4</text:p>
          </table:table-cell>
          <table:table-cell table:formula="of:=MOD([.C21];Eight)" office:value-type="float" office:value="2" calcext:value-type="float">
            <text:p>2</text:p>
          </table:table-cell>
          <table:table-cell table:formula="of:=MOD([.C21];Nine)" office:value-type="float" office:value="0" calcext:value-type="float">
            <text:p>0</text:p>
          </table:table-cell>
          <table:table-cell table:formula="of:=MOD([.C21];Ten)" office:value-type="float" office:value="8" calcext:value-type="float">
            <text:p>8</text:p>
          </table:table-cell>
          <table:table-cell table:formula="of:=MOD([.C21];Eleven)" office:value-type="float" office:value="7" calcext:value-type="float">
            <text:p>7</text:p>
          </table:table-cell>
          <table:table-cell table:formula="of:=MOD([.C21];Twelve)" office:value-type="float" office:value="6" calcext:value-type="float">
            <text:p>6</text:p>
          </table:table-cell>
          <table:table-cell table:formula="of:=MOD([.C21];Thirteen)" office:value-type="float" office:value="5" calcext:value-type="float">
            <text:p>5</text:p>
          </table:table-cell>
          <table:table-cell table:formula="of:=MOD([.C21];Fourteen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8" office:value-type="string" calcext:value-type="string">
            <text:p>'10+9</text:p>
          </table:table-cell>
          <table:table-cell office:value-type="float" office:value="19" calcext:value-type="float">
            <text:p>19</text:p>
          </table:table-cell>
          <table:table-cell table:formula="of:=MOD([.C22];Four)" office:value-type="float" office:value="3" calcext:value-type="float">
            <text:p>3</text:p>
          </table:table-cell>
          <table:table-cell table:formula="of:=MOD([.C22];Five)" office:value-type="float" office:value="4" calcext:value-type="float">
            <text:p>4</text:p>
          </table:table-cell>
          <table:table-cell table:formula="of:=MOD([.C22];Six)" office:value-type="float" office:value="1" calcext:value-type="float">
            <text:p>1</text:p>
          </table:table-cell>
          <table:table-cell table:formula="of:=MOD([.C22];Seven)" office:value-type="float" office:value="5" calcext:value-type="float">
            <text:p>5</text:p>
          </table:table-cell>
          <table:table-cell table:formula="of:=MOD([.C22];Eight)" office:value-type="float" office:value="3" calcext:value-type="float">
            <text:p>3</text:p>
          </table:table-cell>
          <table:table-cell table:formula="of:=MOD([.C22];Nine)" office:value-type="float" office:value="1" calcext:value-type="float">
            <text:p>1</text:p>
          </table:table-cell>
          <table:table-cell table:formula="of:=MOD([.C22];Ten)" office:value-type="float" office:value="9" calcext:value-type="float">
            <text:p>9</text:p>
          </table:table-cell>
          <table:table-cell table:formula="of:=MOD([.C22];Eleven)" office:value-type="float" office:value="8" calcext:value-type="float">
            <text:p>8</text:p>
          </table:table-cell>
          <table:table-cell table:formula="of:=MOD([.C22];Twelve)" office:value-type="float" office:value="7" calcext:value-type="float">
            <text:p>7</text:p>
          </table:table-cell>
          <table:table-cell table:formula="of:=MOD([.C22];Thirteen)" office:value-type="float" office:value="6" calcext:value-type="float">
            <text:p>6</text:p>
          </table:table-cell>
          <table:table-cell table:formula="of:=MOD([.C22];Fourteen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'5+5</text:p>
          </table:table-cell>
          <table:table-cell office:value-type="float" office:value="20" calcext:value-type="float">
            <text:p>20</text:p>
          </table:table-cell>
          <table:table-cell table:formula="of:=MOD([.C23];Four)" office:value-type="float" office:value="0" calcext:value-type="float">
            <text:p>0</text:p>
          </table:table-cell>
          <table:table-cell table:formula="of:=MOD([.C23];Five)" office:value-type="float" office:value="0" calcext:value-type="float">
            <text:p>0</text:p>
          </table:table-cell>
          <table:table-cell table:formula="of:=MOD([.C23];Six)" office:value-type="float" office:value="2" calcext:value-type="float">
            <text:p>2</text:p>
          </table:table-cell>
          <table:table-cell table:formula="of:=MOD([.C23];Seven)" office:value-type="float" office:value="6" calcext:value-type="float">
            <text:p>6</text:p>
          </table:table-cell>
          <table:table-cell table:formula="of:=MOD([.C23];Eight)" office:value-type="float" office:value="4" calcext:value-type="float">
            <text:p>4</text:p>
          </table:table-cell>
          <table:table-cell table:formula="of:=MOD([.C23];Nine)" office:value-type="float" office:value="2" calcext:value-type="float">
            <text:p>2</text:p>
          </table:table-cell>
          <table:table-cell table:formula="of:=MOD([.C23];Ten)" office:value-type="float" office:value="0" calcext:value-type="float">
            <text:p>0</text:p>
          </table:table-cell>
          <table:table-cell table:formula="of:=MOD([.C23];Eleven)" office:value-type="float" office:value="9" calcext:value-type="float">
            <text:p>9</text:p>
          </table:table-cell>
          <table:table-cell table:formula="of:=MOD([.C23];Twelve)" office:value-type="float" office:value="8" calcext:value-type="float">
            <text:p>8</text:p>
          </table:table-cell>
          <table:table-cell table:formula="of:=MOD([.C23];Thirteen)" office:value-type="float" office:value="7" calcext:value-type="float">
            <text:p>7</text:p>
          </table:table-cell>
          <table:table-cell table:formula="of:=MOD([.C23];Fourteen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'4+3</text:p>
          </table:table-cell>
          <table:table-cell office:value-type="float" office:value="21" calcext:value-type="float">
            <text:p>21</text:p>
          </table:table-cell>
          <table:table-cell table:formula="of:=MOD([.C24];Four)" office:value-type="float" office:value="1" calcext:value-type="float">
            <text:p>1</text:p>
          </table:table-cell>
          <table:table-cell table:formula="of:=MOD([.C24];Five)" office:value-type="float" office:value="1" calcext:value-type="float">
            <text:p>1</text:p>
          </table:table-cell>
          <table:table-cell table:formula="of:=MOD([.C24];Six)" office:value-type="float" office:value="3" calcext:value-type="float">
            <text:p>3</text:p>
          </table:table-cell>
          <table:table-cell table:formula="of:=MOD([.C24];Seven)" office:value-type="float" office:value="0" calcext:value-type="float">
            <text:p>0</text:p>
          </table:table-cell>
          <table:table-cell table:formula="of:=MOD([.C24];Eight)" office:value-type="float" office:value="5" calcext:value-type="float">
            <text:p>5</text:p>
          </table:table-cell>
          <table:table-cell table:formula="of:=MOD([.C24];Nine)" office:value-type="float" office:value="3" calcext:value-type="float">
            <text:p>3</text:p>
          </table:table-cell>
          <table:table-cell table:formula="of:=MOD([.C24];Ten)" office:value-type="float" office:value="1" calcext:value-type="float">
            <text:p>1</text:p>
          </table:table-cell>
          <table:table-cell table:formula="of:=MOD([.C24];Eleven)" office:value-type="float" office:value="10" calcext:value-type="float">
            <text:p>10</text:p>
          </table:table-cell>
          <table:table-cell table:formula="of:=MOD([.C24];Twelve)" office:value-type="float" office:value="9" calcext:value-type="float">
            <text:p>9</text:p>
          </table:table-cell>
          <table:table-cell table:formula="of:=MOD([.C24];Thirteen)" office:value-type="float" office:value="8" calcext:value-type="float">
            <text:p>8</text:p>
          </table:table-cell>
          <table:table-cell table:formula="of:=MOD([.C24];Fourteen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'6+5</text:p>
          </table:table-cell>
          <table:table-cell office:value-type="float" office:value="22" calcext:value-type="float">
            <text:p>22</text:p>
          </table:table-cell>
          <table:table-cell table:formula="of:=MOD([.C25];Four)" office:value-type="float" office:value="2" calcext:value-type="float">
            <text:p>2</text:p>
          </table:table-cell>
          <table:table-cell table:formula="of:=MOD([.C25];Five)" office:value-type="float" office:value="2" calcext:value-type="float">
            <text:p>2</text:p>
          </table:table-cell>
          <table:table-cell table:formula="of:=MOD([.C25];Six)" office:value-type="float" office:value="4" calcext:value-type="float">
            <text:p>4</text:p>
          </table:table-cell>
          <table:table-cell table:formula="of:=MOD([.C25];Seven)" office:value-type="float" office:value="1" calcext:value-type="float">
            <text:p>1</text:p>
          </table:table-cell>
          <table:table-cell table:formula="of:=MOD([.C25];Eight)" office:value-type="float" office:value="6" calcext:value-type="float">
            <text:p>6</text:p>
          </table:table-cell>
          <table:table-cell table:formula="of:=MOD([.C25];Nine)" office:value-type="float" office:value="4" calcext:value-type="float">
            <text:p>4</text:p>
          </table:table-cell>
          <table:table-cell table:formula="of:=MOD([.C25];Ten)" office:value-type="float" office:value="2" calcext:value-type="float">
            <text:p>2</text:p>
          </table:table-cell>
          <table:table-cell table:formula="of:=MOD([.C25];Eleven)" office:value-type="float" office:value="0" calcext:value-type="float">
            <text:p>0</text:p>
          </table:table-cell>
          <table:table-cell table:formula="of:=MOD([.C25];Twelve)" office:value-type="float" office:value="10" calcext:value-type="float">
            <text:p>10</text:p>
          </table:table-cell>
          <table:table-cell table:formula="of:=MOD([.C25];Thirteen)" office:value-type="float" office:value="9" calcext:value-type="float">
            <text:p>9</text:p>
          </table:table-cell>
          <table:table-cell table:formula="of:=MOD([.C25];Fourteen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8" office:value-type="string" calcext:value-type="string">
            <text:p>'12+11</text:p>
          </table:table-cell>
          <table:table-cell office:value-type="float" office:value="23" calcext:value-type="float">
            <text:p>23</text:p>
          </table:table-cell>
          <table:table-cell table:formula="of:=MOD([.C26];Four)" office:value-type="float" office:value="3" calcext:value-type="float">
            <text:p>3</text:p>
          </table:table-cell>
          <table:table-cell table:formula="of:=MOD([.C26];Five)" office:value-type="float" office:value="3" calcext:value-type="float">
            <text:p>3</text:p>
          </table:table-cell>
          <table:table-cell table:formula="of:=MOD([.C26];Six)" office:value-type="float" office:value="5" calcext:value-type="float">
            <text:p>5</text:p>
          </table:table-cell>
          <table:table-cell table:formula="of:=MOD([.C26];Seven)" office:value-type="float" office:value="2" calcext:value-type="float">
            <text:p>2</text:p>
          </table:table-cell>
          <table:table-cell table:formula="of:=MOD([.C26];Eight)" office:value-type="float" office:value="7" calcext:value-type="float">
            <text:p>7</text:p>
          </table:table-cell>
          <table:table-cell table:formula="of:=MOD([.C26];Nine)" office:value-type="float" office:value="5" calcext:value-type="float">
            <text:p>5</text:p>
          </table:table-cell>
          <table:table-cell table:formula="of:=MOD([.C26];Ten)" office:value-type="float" office:value="3" calcext:value-type="float">
            <text:p>3</text:p>
          </table:table-cell>
          <table:table-cell table:formula="of:=MOD([.C26];Eleven)" office:value-type="float" office:value="1" calcext:value-type="float">
            <text:p>1</text:p>
          </table:table-cell>
          <table:table-cell table:formula="of:=MOD([.C26];Twelve)" office:value-type="float" office:value="11" calcext:value-type="float">
            <text:p>11</text:p>
          </table:table-cell>
          <table:table-cell table:formula="of:=MOD([.C26];Thirteen)" office:value-type="float" office:value="10" calcext:value-type="float">
            <text:p>10</text:p>
          </table:table-cell>
          <table:table-cell table:formula="of:=MOD([.C26];Fourteen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'4+4</text:p>
          </table:table-cell>
          <table:table-cell office:value-type="float" office:value="24" calcext:value-type="float">
            <text:p>24</text:p>
          </table:table-cell>
          <table:table-cell table:formula="of:=MOD([.C27];Four)" office:value-type="float" office:value="0" calcext:value-type="float">
            <text:p>0</text:p>
          </table:table-cell>
          <table:table-cell table:formula="of:=MOD([.C27];Five)" office:value-type="float" office:value="4" calcext:value-type="float">
            <text:p>4</text:p>
          </table:table-cell>
          <table:table-cell table:formula="of:=MOD([.C27];Six)" office:value-type="float" office:value="0" calcext:value-type="float">
            <text:p>0</text:p>
          </table:table-cell>
          <table:table-cell table:formula="of:=MOD([.C27];Seven)" office:value-type="float" office:value="3" calcext:value-type="float">
            <text:p>3</text:p>
          </table:table-cell>
          <table:table-cell table:formula="of:=MOD([.C27];Eight)" office:value-type="float" office:value="0" calcext:value-type="float">
            <text:p>0</text:p>
          </table:table-cell>
          <table:table-cell table:formula="of:=MOD([.C27];Nine)" office:value-type="float" office:value="6" calcext:value-type="float">
            <text:p>6</text:p>
          </table:table-cell>
          <table:table-cell table:formula="of:=MOD([.C27];Ten)" office:value-type="float" office:value="4" calcext:value-type="float">
            <text:p>4</text:p>
          </table:table-cell>
          <table:table-cell table:formula="of:=MOD([.C27];Eleven)" office:value-type="float" office:value="2" calcext:value-type="float">
            <text:p>2</text:p>
          </table:table-cell>
          <table:table-cell table:formula="of:=MOD([.C27];Twelve)" office:value-type="float" office:value="0" calcext:value-type="float">
            <text:p>0</text:p>
          </table:table-cell>
          <table:table-cell table:formula="of:=MOD([.C27];Thirteen)" office:value-type="float" office:value="11" calcext:value-type="float">
            <text:p>11</text:p>
          </table:table-cell>
          <table:table-cell table:formula="of:=MOD([.C27];Fourteen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'3+2</text:p>
          </table:table-cell>
          <table:table-cell office:value-type="float" office:value="25" calcext:value-type="float">
            <text:p>25</text:p>
          </table:table-cell>
          <table:table-cell table:formula="of:=MOD([.C28];Four)" office:value-type="float" office:value="1" calcext:value-type="float">
            <text:p>1</text:p>
          </table:table-cell>
          <table:table-cell table:formula="of:=MOD([.C28];Five)" office:value-type="float" office:value="0" calcext:value-type="float">
            <text:p>0</text:p>
          </table:table-cell>
          <table:table-cell table:formula="of:=MOD([.C28];Six)" office:value-type="float" office:value="1" calcext:value-type="float">
            <text:p>1</text:p>
          </table:table-cell>
          <table:table-cell table:formula="of:=MOD([.C28];Seven)" office:value-type="float" office:value="4" calcext:value-type="float">
            <text:p>4</text:p>
          </table:table-cell>
          <table:table-cell table:formula="of:=MOD([.C28];Eight)" office:value-type="float" office:value="1" calcext:value-type="float">
            <text:p>1</text:p>
          </table:table-cell>
          <table:table-cell table:formula="of:=MOD([.C28];Nine)" office:value-type="float" office:value="7" calcext:value-type="float">
            <text:p>7</text:p>
          </table:table-cell>
          <table:table-cell table:formula="of:=MOD([.C28];Ten)" office:value-type="float" office:value="5" calcext:value-type="float">
            <text:p>5</text:p>
          </table:table-cell>
          <table:table-cell table:formula="of:=MOD([.C28];Eleven)" office:value-type="float" office:value="3" calcext:value-type="float">
            <text:p>3</text:p>
          </table:table-cell>
          <table:table-cell table:formula="of:=MOD([.C28];Twelve)" office:value-type="float" office:value="1" calcext:value-type="float">
            <text:p>1</text:p>
          </table:table-cell>
          <table:table-cell table:formula="of:=MOD([.C28];Thirteen)" office:value-type="float" office:value="12" calcext:value-type="float">
            <text:p>12</text:p>
          </table:table-cell>
          <table:table-cell table:formula="of:=MOD([.C28];Fourteen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'7+6</text:p>
          </table:table-cell>
          <table:table-cell office:value-type="float" office:value="26" calcext:value-type="float">
            <text:p>26</text:p>
          </table:table-cell>
          <table:table-cell table:formula="of:=MOD([.C29];Four)" office:value-type="float" office:value="2" calcext:value-type="float">
            <text:p>2</text:p>
          </table:table-cell>
          <table:table-cell table:formula="of:=MOD([.C29];Five)" office:value-type="float" office:value="1" calcext:value-type="float">
            <text:p>1</text:p>
          </table:table-cell>
          <table:table-cell table:formula="of:=MOD([.C29];Six)" office:value-type="float" office:value="2" calcext:value-type="float">
            <text:p>2</text:p>
          </table:table-cell>
          <table:table-cell table:formula="of:=MOD([.C29];Seven)" office:value-type="float" office:value="5" calcext:value-type="float">
            <text:p>5</text:p>
          </table:table-cell>
          <table:table-cell table:formula="of:=MOD([.C29];Eight)" office:value-type="float" office:value="2" calcext:value-type="float">
            <text:p>2</text:p>
          </table:table-cell>
          <table:table-cell table:formula="of:=MOD([.C29];Nine)" office:value-type="float" office:value="8" calcext:value-type="float">
            <text:p>8</text:p>
          </table:table-cell>
          <table:table-cell table:formula="of:=MOD([.C29];Ten)" office:value-type="float" office:value="6" calcext:value-type="float">
            <text:p>6</text:p>
          </table:table-cell>
          <table:table-cell table:formula="of:=MOD([.C29];Eleven)" office:value-type="float" office:value="4" calcext:value-type="float">
            <text:p>4</text:p>
          </table:table-cell>
          <table:table-cell table:formula="of:=MOD([.C29];Twelve)" office:value-type="float" office:value="2" calcext:value-type="float">
            <text:p>2</text:p>
          </table:table-cell>
          <table:table-cell table:formula="of:=MOD([.C29];Thirteen)" office:value-type="float" office:value="0" calcext:value-type="float">
            <text:p>0</text:p>
          </table:table-cell>
          <table:table-cell table:formula="of:=MOD([.C29];Fourteen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'5+4</text:p>
          </table:table-cell>
          <table:table-cell office:value-type="float" office:value="27" calcext:value-type="float">
            <text:p>27</text:p>
          </table:table-cell>
          <table:table-cell table:formula="of:=MOD([.C30];Four)" office:value-type="float" office:value="3" calcext:value-type="float">
            <text:p>3</text:p>
          </table:table-cell>
          <table:table-cell table:formula="of:=MOD([.C30];Five)" office:value-type="float" office:value="2" calcext:value-type="float">
            <text:p>2</text:p>
          </table:table-cell>
          <table:table-cell table:formula="of:=MOD([.C30];Six)" office:value-type="float" office:value="3" calcext:value-type="float">
            <text:p>3</text:p>
          </table:table-cell>
          <table:table-cell table:formula="of:=MOD([.C30];Seven)" office:value-type="float" office:value="6" calcext:value-type="float">
            <text:p>6</text:p>
          </table:table-cell>
          <table:table-cell table:formula="of:=MOD([.C30];Eight)" office:value-type="float" office:value="3" calcext:value-type="float">
            <text:p>3</text:p>
          </table:table-cell>
          <table:table-cell table:formula="of:=MOD([.C30];Nine)" office:value-type="float" office:value="0" calcext:value-type="float">
            <text:p>0</text:p>
          </table:table-cell>
          <table:table-cell table:formula="of:=MOD([.C30];Ten)" office:value-type="float" office:value="7" calcext:value-type="float">
            <text:p>7</text:p>
          </table:table-cell>
          <table:table-cell table:formula="of:=MOD([.C30];Eleven)" office:value-type="float" office:value="5" calcext:value-type="float">
            <text:p>5</text:p>
          </table:table-cell>
          <table:table-cell table:formula="of:=MOD([.C30];Twelve)" office:value-type="float" office:value="3" calcext:value-type="float">
            <text:p>3</text:p>
          </table:table-cell>
          <table:table-cell table:formula="of:=MOD([.C30];Thirteen)" office:value-type="float" office:value="1" calcext:value-type="float">
            <text:p>1</text:p>
          </table:table-cell>
          <table:table-cell table:formula="of:=MOD([.C30];Fourteen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'4+3</text:p>
          </table:table-cell>
          <table:table-cell office:value-type="float" office:value="28" calcext:value-type="float">
            <text:p>28</text:p>
          </table:table-cell>
          <table:table-cell table:formula="of:=MOD([.C31];Four)" office:value-type="float" office:value="0" calcext:value-type="float">
            <text:p>0</text:p>
          </table:table-cell>
          <table:table-cell table:formula="of:=MOD([.C31];Five)" office:value-type="float" office:value="3" calcext:value-type="float">
            <text:p>3</text:p>
          </table:table-cell>
          <table:table-cell table:formula="of:=MOD([.C31];Six)" office:value-type="float" office:value="4" calcext:value-type="float">
            <text:p>4</text:p>
          </table:table-cell>
          <table:table-cell table:formula="of:=MOD([.C31];Seven)" office:value-type="float" office:value="0" calcext:value-type="float">
            <text:p>0</text:p>
          </table:table-cell>
          <table:table-cell table:formula="of:=MOD([.C31];Eight)" office:value-type="float" office:value="4" calcext:value-type="float">
            <text:p>4</text:p>
          </table:table-cell>
          <table:table-cell table:formula="of:=MOD([.C31];Nine)" office:value-type="float" office:value="1" calcext:value-type="float">
            <text:p>1</text:p>
          </table:table-cell>
          <table:table-cell table:formula="of:=MOD([.C31];Ten)" office:value-type="float" office:value="8" calcext:value-type="float">
            <text:p>8</text:p>
          </table:table-cell>
          <table:table-cell table:formula="of:=MOD([.C31];Eleven)" office:value-type="float" office:value="6" calcext:value-type="float">
            <text:p>6</text:p>
          </table:table-cell>
          <table:table-cell table:formula="of:=MOD([.C31];Twelve)" office:value-type="float" office:value="4" calcext:value-type="float">
            <text:p>4</text:p>
          </table:table-cell>
          <table:table-cell table:formula="of:=MOD([.C31];Thirteen)" office:value-type="float" office:value="2" calcext:value-type="float">
            <text:p>2</text:p>
          </table:table-cell>
          <table:table-cell table:formula="of:=MOD([.C31];Fourteen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8" office:value-type="string" calcext:value-type="string">
            <text:p>'15+14</text:p>
          </table:table-cell>
          <table:table-cell office:value-type="float" office:value="29" calcext:value-type="float">
            <text:p>29</text:p>
          </table:table-cell>
          <table:table-cell table:formula="of:=MOD([.C32];Four)" office:value-type="float" office:value="1" calcext:value-type="float">
            <text:p>1</text:p>
          </table:table-cell>
          <table:table-cell table:formula="of:=MOD([.C32];Five)" office:value-type="float" office:value="4" calcext:value-type="float">
            <text:p>4</text:p>
          </table:table-cell>
          <table:table-cell table:formula="of:=MOD([.C32];Six)" office:value-type="float" office:value="5" calcext:value-type="float">
            <text:p>5</text:p>
          </table:table-cell>
          <table:table-cell table:formula="of:=MOD([.C32];Seven)" office:value-type="float" office:value="1" calcext:value-type="float">
            <text:p>1</text:p>
          </table:table-cell>
          <table:table-cell table:formula="of:=MOD([.C32];Eight)" office:value-type="float" office:value="5" calcext:value-type="float">
            <text:p>5</text:p>
          </table:table-cell>
          <table:table-cell table:formula="of:=MOD([.C32];Nine)" office:value-type="float" office:value="2" calcext:value-type="float">
            <text:p>2</text:p>
          </table:table-cell>
          <table:table-cell table:formula="of:=MOD([.C32];Ten)" office:value-type="float" office:value="9" calcext:value-type="float">
            <text:p>9</text:p>
          </table:table-cell>
          <table:table-cell table:formula="of:=MOD([.C32];Eleven)" office:value-type="float" office:value="7" calcext:value-type="float">
            <text:p>7</text:p>
          </table:table-cell>
          <table:table-cell table:formula="of:=MOD([.C32];Twelve)" office:value-type="float" office:value="5" calcext:value-type="float">
            <text:p>5</text:p>
          </table:table-cell>
          <table:table-cell table:formula="of:=MOD([.C32];Thirteen)" office:value-type="float" office:value="3" calcext:value-type="float">
            <text:p>3</text:p>
          </table:table-cell>
          <table:table-cell table:formula="of:=MOD([.C32];Fourteen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'5+5</text:p>
          </table:table-cell>
          <table:table-cell office:value-type="float" office:value="30" calcext:value-type="float">
            <text:p>30</text:p>
          </table:table-cell>
          <table:table-cell table:formula="of:=MOD([.C33];Four)" office:value-type="float" office:value="2" calcext:value-type="float">
            <text:p>2</text:p>
          </table:table-cell>
          <table:table-cell table:formula="of:=MOD([.C33];Five)" office:value-type="float" office:value="0" calcext:value-type="float">
            <text:p>0</text:p>
          </table:table-cell>
          <table:table-cell table:formula="of:=MOD([.C33];Six)" office:value-type="float" office:value="0" calcext:value-type="float">
            <text:p>0</text:p>
          </table:table-cell>
          <table:table-cell table:formula="of:=MOD([.C33];Seven)" office:value-type="float" office:value="2" calcext:value-type="float">
            <text:p>2</text:p>
          </table:table-cell>
          <table:table-cell table:formula="of:=MOD([.C33];Eight)" office:value-type="float" office:value="6" calcext:value-type="float">
            <text:p>6</text:p>
          </table:table-cell>
          <table:table-cell table:formula="of:=MOD([.C33];Nine)" office:value-type="float" office:value="3" calcext:value-type="float">
            <text:p>3</text:p>
          </table:table-cell>
          <table:table-cell table:formula="of:=MOD([.C33];Ten)" office:value-type="float" office:value="0" calcext:value-type="float">
            <text:p>0</text:p>
          </table:table-cell>
          <table:table-cell table:formula="of:=MOD([.C33];Eleven)" office:value-type="float" office:value="8" calcext:value-type="float">
            <text:p>8</text:p>
          </table:table-cell>
          <table:table-cell table:formula="of:=MOD([.C33];Twelve)" office:value-type="float" office:value="6" calcext:value-type="float">
            <text:p>6</text:p>
          </table:table-cell>
          <table:table-cell table:formula="of:=MOD([.C33];Thirteen)" office:value-type="float" office:value="4" calcext:value-type="float">
            <text:p>4</text:p>
          </table:table-cell>
          <table:table-cell table:formula="of:=MOD([.C33];Fourteen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8" office:value-type="string" calcext:value-type="string">
            <text:p>'16+15</text:p>
          </table:table-cell>
          <table:table-cell office:value-type="float" office:value="31" calcext:value-type="float">
            <text:p>31</text:p>
          </table:table-cell>
          <table:table-cell table:formula="of:=MOD([.C34];Four)" office:value-type="float" office:value="3" calcext:value-type="float">
            <text:p>3</text:p>
          </table:table-cell>
          <table:table-cell table:formula="of:=MOD([.C34];Five)" office:value-type="float" office:value="1" calcext:value-type="float">
            <text:p>1</text:p>
          </table:table-cell>
          <table:table-cell table:formula="of:=MOD([.C34];Six)" office:value-type="float" office:value="1" calcext:value-type="float">
            <text:p>1</text:p>
          </table:table-cell>
          <table:table-cell table:formula="of:=MOD([.C34];Seven)" office:value-type="float" office:value="3" calcext:value-type="float">
            <text:p>3</text:p>
          </table:table-cell>
          <table:table-cell table:formula="of:=MOD([.C34];Eight)" office:value-type="float" office:value="7" calcext:value-type="float">
            <text:p>7</text:p>
          </table:table-cell>
          <table:table-cell table:formula="of:=MOD([.C34];Nine)" office:value-type="float" office:value="4" calcext:value-type="float">
            <text:p>4</text:p>
          </table:table-cell>
          <table:table-cell table:formula="of:=MOD([.C34];Ten)" office:value-type="float" office:value="1" calcext:value-type="float">
            <text:p>1</text:p>
          </table:table-cell>
          <table:table-cell table:formula="of:=MOD([.C34];Eleven)" office:value-type="float" office:value="9" calcext:value-type="float">
            <text:p>9</text:p>
          </table:table-cell>
          <table:table-cell table:formula="of:=MOD([.C34];Twelve)" office:value-type="float" office:value="7" calcext:value-type="float">
            <text:p>7</text:p>
          </table:table-cell>
          <table:table-cell table:formula="of:=MOD([.C34];Thirteen)" office:value-type="float" office:value="5" calcext:value-type="float">
            <text:p>5</text:p>
          </table:table-cell>
          <table:table-cell table:formula="of:=MOD([.C34];Fourteen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'4+4</text:p>
          </table:table-cell>
          <table:table-cell office:value-type="float" office:value="32" calcext:value-type="float">
            <text:p>32</text:p>
          </table:table-cell>
          <table:table-cell table:formula="of:=MOD([.C35];Four)" office:value-type="float" office:value="0" calcext:value-type="float">
            <text:p>0</text:p>
          </table:table-cell>
          <table:table-cell table:formula="of:=MOD([.C35];Five)" office:value-type="float" office:value="2" calcext:value-type="float">
            <text:p>2</text:p>
          </table:table-cell>
          <table:table-cell table:formula="of:=MOD([.C35];Six)" office:value-type="float" office:value="2" calcext:value-type="float">
            <text:p>2</text:p>
          </table:table-cell>
          <table:table-cell table:formula="of:=MOD([.C35];Seven)" office:value-type="float" office:value="4" calcext:value-type="float">
            <text:p>4</text:p>
          </table:table-cell>
          <table:table-cell table:formula="of:=MOD([.C35];Eight)" office:value-type="float" office:value="0" calcext:value-type="float">
            <text:p>0</text:p>
          </table:table-cell>
          <table:table-cell table:formula="of:=MOD([.C35];Nine)" office:value-type="float" office:value="5" calcext:value-type="float">
            <text:p>5</text:p>
          </table:table-cell>
          <table:table-cell table:formula="of:=MOD([.C35];Ten)" office:value-type="float" office:value="2" calcext:value-type="float">
            <text:p>2</text:p>
          </table:table-cell>
          <table:table-cell table:formula="of:=MOD([.C35];Eleven)" office:value-type="float" office:value="10" calcext:value-type="float">
            <text:p>10</text:p>
          </table:table-cell>
          <table:table-cell table:formula="of:=MOD([.C35];Twelve)" office:value-type="float" office:value="8" calcext:value-type="float">
            <text:p>8</text:p>
          </table:table-cell>
          <table:table-cell table:formula="of:=MOD([.C35];Thirteen)" office:value-type="float" office:value="6" calcext:value-type="float">
            <text:p>6</text:p>
          </table:table-cell>
          <table:table-cell table:formula="of:=MOD([.C35];Fourteen)" office:value-type="float" office:value="4" calcext:value-type="float">
            <text:p>4</text:p>
          </table:table-cell>
        </table:table-row>
        <calcext:conditional-formats>
          <calcext:conditional-format calcext:target-range-address="Sheet3.D13:Sheet1.F34 Sheet3.D35:Sheet3.F35">
            <calcext:condition calcext:apply-style-name="Error" calcext:value="=0" calcext:base-cell-address="Sheet3.D13"/>
          </calcext:conditional-format>
          <calcext:conditional-format calcext:target-range-address="Sheet3.G13:Sheet1.K34 Sheet3.G35:Sheet3.K35">
            <calcext:condition calcext:apply-style-name="Error" calcext:value="=0" calcext:base-cell-address="Sheet3.G13"/>
          </calcext:conditional-format>
          <calcext:conditional-format calcext:target-range-address="Sheet3.L13:Sheet1.N35">
            <calcext:condition calcext:apply-style-name="Error" calcext:value="=0" calcext:base-cell-address="Sheet3.L13"/>
          </calcext:conditional-format>
        </calcext:conditional-formats>
      </table:table>
      <table:named-expressions>
        <table:named-range table:name="Eight" table:base-cell-address="$Sheet3.$N$12" table:cell-range-address="$Sheet3.$H$12"/>
        <table:named-range table:name="Eleven" table:base-cell-address="$Sheet3.$Q$12" table:cell-range-address="$Sheet3.$K$12"/>
        <table:named-range table:name="Five" table:base-cell-address="$Sheet3.$K$12" table:cell-range-address="$Sheet3.$E$12"/>
        <table:named-range table:name="Four" table:base-cell-address="$Sheet3.$J$12" table:cell-range-address="$Sheet3.$D$12"/>
        <table:named-range table:name="Fourteen" table:base-cell-address="$Sheet3.$N$12" table:cell-range-address="$Sheet3.$N$12"/>
        <table:named-range table:name="Nine" table:base-cell-address="$Sheet3.$O$12" table:cell-range-address="$Sheet3.$I$12"/>
        <table:named-range table:name="Seven" table:base-cell-address="$Sheet3.$M$12" table:cell-range-address="$Sheet3.$G$12"/>
        <table:named-range table:name="Six" table:base-cell-address="$Sheet3.$L$12" table:cell-range-address="$Sheet3.$F$12"/>
        <table:named-range table:name="Ten" table:base-cell-address="$Sheet3.$P$12" table:cell-range-address="$Sheet3.$J$12"/>
        <table:named-range table:name="Thirteen" table:base-cell-address="$Sheet3.$M$12" table:cell-range-address="$Sheet3.$M$12"/>
        <table:named-range table:name="Twelve" table:base-cell-address="$Sheet3.$R$12" table:cell-range-address="$Sheet3.$L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22"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21:51:08.59210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0:31:22.026752335</meta:creation-date>
    <dc:date>2018-09-26T22:14:17.361480075</dc:date>
    <meta:editing-duration>PT2H3M47S</meta:editing-duration>
    <meta:editing-cycles>20</meta:editing-cycles>
    <meta:generator>LibreOffice/6.1.1.2$MacOSX_X86_64 LibreOffice_project/5d19a1bfa650b796764388cd8b33a5af1f5baa1b</meta:generator>
    <meta:document-statistic meta:table-count="3" meta:cell-count="3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22"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2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draw:stroke="dash" draw:stroke-dash="Ultrafine_20_Dotted_20__28_var_29_"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d281e" draw:fill-color="#8d281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069a2e" draw:fill-color="#069a2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056cm" svg:height="15.203cm" xlink:href=".." xlink:type="simple" chart:class="chart:line" chart:style-name="ch1">
        <chart:title svg:x="12.508cm" svg:y="0.439cm" chart:style-name="ch2">
          <text:p>Cat Ages</text:p>
        </chart:title>
        <chart:subtitle svg:x="9.721cm" svg:y="1.541cm" chart:style-name="ch3">
          <text:p>From November 1999 to September 2018</text:p>
        </chart:subtitle>
        <chart:legend chart:legend-position="end" svg:x="24.858cm" svg:y="7.054cm" style:legend-expansion="high" chart:style-name="ch4"/>
        <chart:plot-area chart:style-name="ch5" table:cell-range-address="Sheet2.M37:Sheet2.N262" chart:data-source-has-labels="row" svg:x="1.536cm" svg:y="2.514cm" svg:width="22.781cm" svg:height="11.42cm">
          <chartooo:coordinate-region svg:x="2.537cm" svg:y="2.629cm" svg:width="21.78cm" svg:height="10.292cm"/>
          <chart:axis chart:dimension="x" chart:name="primary-x" chart:style-name="ch6">
            <chart:title svg:x="12.546cm" svg:y="14.238cm" chart:style-name="ch7">
              <text:p>Date</text:p>
            </chart:title>
            <chart:grid chart:style-name="ch8" chart:class="major"/>
          </chart:axis>
          <chart:axis chart:dimension="y" chart:name="primary-y" chart:style-name="ch9">
            <chart:title svg:x="0.451cm" svg:y="9.582cm" chart:style-name="ch10">
              <text:p>Cumulative Months</text:p>
            </chart:title>
            <chart:grid chart:style-name="ch11" chart:class="major"/>
          </chart:axis>
          <chart:series chart:style-name="ch12" chart:values-cell-range-address="Sheet2.M37:Sheet2.M262" loext:label-string="age" chart:class="chart:line">
            <chart:data-point chart:repeated="226"/>
          </chart:series>
          <chart:series chart:style-name="ch13" chart:values-cell-range-address="Sheet2.N37:Sheet2.N262" loext:label-string="mean" chart:class="chart:line">
            <chart:data-point chart:repeated="2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</text:p>
              </table:table-cell>
              <table:table-cell office:value-type="string">
                <text:p>me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2.M37:Sheet2.M262</svg:desc>
                </draw:g>
              </table:table-cell>
              <table:table-cell office:value-type="float" office:value="10">
                <text:p>10</text:p>
                <draw:g>
                  <svg:desc>Sheet2.N37:Sheet2.N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">
                <text:p>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">
                <text:p>1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">
                <text:p>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">
                <text:p>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">
                <text:p>1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">
                <text:p>1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8">
                <text:p>1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2">
                <text:p>1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6">
                <text:p>1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">
                <text:p>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4">
                <text:p>1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8">
                <text:p>1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2">
                <text:p>1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8">
                <text:p>2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2">
                <text:p>2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6">
                <text:p>2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0">
                <text:p>2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4">
                <text:p>2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2">
                <text:p>2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6">
                <text:p>2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4">
                <text:p>2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8">
                <text:p>2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2">
                <text:p>2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7">
                <text:p>257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2">
                <text:p>262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7">
                <text:p>267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2">
                <text:p>27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7">
                <text:p>27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2">
                <text:p>282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7">
                <text:p>287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2">
                <text:p>292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2">
                <text:p>30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7">
                <text:p>307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4">
                <text:p>3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0">
                <text:p>3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6">
                <text:p>3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8">
                <text:p>3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4">
                <text:p>3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7">
                <text:p>367</text:p>
              </table:table-cell>
              <table:table-cell office:value-type="float" office:value="52.4285714285714">
                <text:p>52.42857142857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4">
                <text:p>374</text:p>
              </table:table-cell>
              <table:table-cell office:value-type="float" office:value="53.4285714285714">
                <text:p>53.42857142857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1">
                <text:p>381</text:p>
              </table:table-cell>
              <table:table-cell office:value-type="float" office:value="54.4285714285714">
                <text:p>54.42857142857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8">
                <text:p>388</text:p>
              </table:table-cell>
              <table:table-cell office:value-type="float" office:value="55.4285714285714">
                <text:p>55.4285714285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5">
                <text:p>395</text:p>
              </table:table-cell>
              <table:table-cell office:value-type="float" office:value="56.4285714285714">
                <text:p>56.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2">
                <text:p>402</text:p>
              </table:table-cell>
              <table:table-cell office:value-type="float" office:value="57.4285714285714">
                <text:p>57.42857142857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9">
                <text:p>409</text:p>
              </table:table-cell>
              <table:table-cell office:value-type="float" office:value="58.4285714285714">
                <text:p>58.42857142857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6">
                <text:p>416</text:p>
              </table:table-cell>
              <table:table-cell office:value-type="float" office:value="59.4285714285714">
                <text:p>59.42857142857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3">
                <text:p>423</text:p>
              </table:table-cell>
              <table:table-cell office:value-type="float" office:value="60.4285714285714">
                <text:p>60.4285714285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0">
                <text:p>430</text:p>
              </table:table-cell>
              <table:table-cell office:value-type="float" office:value="61.4285714285714">
                <text:p>61.42857142857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7">
                <text:p>437</text:p>
              </table:table-cell>
              <table:table-cell office:value-type="float" office:value="62.4285714285714">
                <text:p>62.4285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4">
                <text:p>444</text:p>
              </table:table-cell>
              <table:table-cell office:value-type="float" office:value="63.4285714285714">
                <text:p>63.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1">
                <text:p>451</text:p>
              </table:table-cell>
              <table:table-cell office:value-type="float" office:value="64.4285714285714">
                <text:p>64.42857142857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8">
                <text:p>458</text:p>
              </table:table-cell>
              <table:table-cell office:value-type="float" office:value="65.4285714285714">
                <text:p>65.42857142857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5">
                <text:p>465</text:p>
              </table:table-cell>
              <table:table-cell office:value-type="float" office:value="66.4285714285714">
                <text:p>66.42857142857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2">
                <text:p>472</text:p>
              </table:table-cell>
              <table:table-cell office:value-type="float" office:value="67.4285714285714">
                <text:p>67.42857142857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9">
                <text:p>479</text:p>
              </table:table-cell>
              <table:table-cell office:value-type="float" office:value="68.4285714285714">
                <text:p>68.42857142857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6">
                <text:p>486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3">
                <text:p>493</text:p>
              </table:table-cell>
              <table:table-cell office:value-type="float" office:value="70.4285714285714">
                <text:p>70.4285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0">
                <text:p>500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7">
                <text:p>507</text:p>
              </table:table-cell>
              <table:table-cell office:value-type="float" office:value="72.4285714285714">
                <text:p>72.42857142857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4">
                <text:p>514</text:p>
              </table:table-cell>
              <table:table-cell office:value-type="float" office:value="73.4285714285714">
                <text:p>73.42857142857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1">
                <text:p>521</text:p>
              </table:table-cell>
              <table:table-cell office:value-type="float" office:value="74.4285714285714">
                <text:p>74.4285714285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8">
                <text:p>528</text:p>
              </table:table-cell>
              <table:table-cell office:value-type="float" office:value="75.4285714285714">
                <text:p>75.4285714285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5">
                <text:p>535</text:p>
              </table:table-cell>
              <table:table-cell office:value-type="float" office:value="76.4285714285714">
                <text:p>76.4285714285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2">
                <text:p>542</text:p>
              </table:table-cell>
              <table:table-cell office:value-type="float" office:value="77.4285714285714">
                <text:p>77.42857142857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9">
                <text:p>549</text:p>
              </table:table-cell>
              <table:table-cell office:value-type="float" office:value="78.4285714285714">
                <text:p>78.4285714285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6">
                <text:p>556</text:p>
              </table:table-cell>
              <table:table-cell office:value-type="float" office:value="79.4285714285714">
                <text:p>79.42857142857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3">
                <text:p>563</text:p>
              </table:table-cell>
              <table:table-cell office:value-type="float" office:value="80.4285714285714">
                <text:p>80.42857142857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0">
                <text:p>570</text:p>
              </table:table-cell>
              <table:table-cell office:value-type="float" office:value="81.4285714285714">
                <text:p>81.4285714285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7">
                <text:p>577</text:p>
              </table:table-cell>
              <table:table-cell office:value-type="float" office:value="82.4285714285714">
                <text:p>82.42857142857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4">
                <text:p>584</text:p>
              </table:table-cell>
              <table:table-cell office:value-type="float" office:value="83.4285714285714">
                <text:p>83.42857142857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1">
                <text:p>591</text:p>
              </table:table-cell>
              <table:table-cell office:value-type="float" office:value="84.4285714285714">
                <text:p>84.4285714285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8">
                <text:p>598</text:p>
              </table:table-cell>
              <table:table-cell office:value-type="float" office:value="85.4285714285714">
                <text:p>85.42857142857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86.4285714285714">
                <text:p>86.4285714285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2">
                <text:p>612</text:p>
              </table:table-cell>
              <table:table-cell office:value-type="float" office:value="87.4285714285714">
                <text:p>87.4285714285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9">
                <text:p>619</text:p>
              </table:table-cell>
              <table:table-cell office:value-type="float" office:value="88.4285714285714">
                <text:p>88.4285714285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6">
                <text:p>626</text:p>
              </table:table-cell>
              <table:table-cell office:value-type="float" office:value="89.4285714285714">
                <text:p>89.42857142857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3">
                <text:p>633</text:p>
              </table:table-cell>
              <table:table-cell office:value-type="float" office:value="90.4285714285714">
                <text:p>90.42857142857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0">
                <text:p>640</text:p>
              </table:table-cell>
              <table:table-cell office:value-type="float" office:value="91.4285714285714">
                <text:p>91.42857142857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7">
                <text:p>647</text:p>
              </table:table-cell>
              <table:table-cell office:value-type="float" office:value="92.4285714285714">
                <text:p>92.42857142857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4">
                <text:p>654</text:p>
              </table:table-cell>
              <table:table-cell office:value-type="float" office:value="93.4285714285714">
                <text:p>93.4285714285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1">
                <text:p>661</text:p>
              </table:table-cell>
              <table:table-cell office:value-type="float" office:value="94.4285714285714">
                <text:p>94.4285714285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8">
                <text:p>668</text:p>
              </table:table-cell>
              <table:table-cell office:value-type="float" office:value="95.4285714285714">
                <text:p>95.4285714285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5">
                <text:p>675</text:p>
              </table:table-cell>
              <table:table-cell office:value-type="float" office:value="96.4285714285714">
                <text:p>96.42857142857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2">
                <text:p>682</text:p>
              </table:table-cell>
              <table:table-cell office:value-type="float" office:value="97.4285714285714">
                <text:p>97.42857142857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9">
                <text:p>689</text:p>
              </table:table-cell>
              <table:table-cell office:value-type="float" office:value="98.4285714285714">
                <text:p>98.42857142857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6">
                <text:p>696</text:p>
              </table:table-cell>
              <table:table-cell office:value-type="float" office:value="99.4285714285714">
                <text:p>99.42857142857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3">
                <text:p>703</text:p>
              </table:table-cell>
              <table:table-cell office:value-type="float" office:value="100.428571428571">
                <text:p>100.4285714285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0">
                <text:p>710</text:p>
              </table:table-cell>
              <table:table-cell office:value-type="float" office:value="101.428571428571">
                <text:p>101.428571428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7">
                <text:p>717</text:p>
              </table:table-cell>
              <table:table-cell office:value-type="float" office:value="102.428571428571">
                <text:p>102.4285714285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4">
                <text:p>724</text:p>
              </table:table-cell>
              <table:table-cell office:value-type="float" office:value="103.428571428571">
                <text:p>103.4285714285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1">
                <text:p>731</text:p>
              </table:table-cell>
              <table:table-cell office:value-type="float" office:value="104.428571428571">
                <text:p>104.4285714285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8">
                <text:p>738</text:p>
              </table:table-cell>
              <table:table-cell office:value-type="float" office:value="105.428571428571">
                <text:p>105.4285714285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5">
                <text:p>745</text:p>
              </table:table-cell>
              <table:table-cell office:value-type="float" office:value="106.428571428571">
                <text:p>106.428571428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2">
                <text:p>752</text:p>
              </table:table-cell>
              <table:table-cell office:value-type="float" office:value="107.428571428571">
                <text:p>107.4285714285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59">
                <text:p>759</text:p>
              </table:table-cell>
              <table:table-cell office:value-type="float" office:value="108.428571428571">
                <text:p>108.4285714285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6">
                <text:p>766</text:p>
              </table:table-cell>
              <table:table-cell office:value-type="float" office:value="109.428571428571">
                <text:p>109.4285714285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3">
                <text:p>773</text:p>
              </table:table-cell>
              <table:table-cell office:value-type="float" office:value="110.428571428571">
                <text:p>110.4285714285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0">
                <text:p>780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7">
                <text:p>787</text:p>
              </table:table-cell>
              <table:table-cell office:value-type="float" office:value="112.428571428571">
                <text:p>112.4285714285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4">
                <text:p>794</text:p>
              </table:table-cell>
              <table:table-cell office:value-type="float" office:value="113.428571428571">
                <text:p>113.428571428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1">
                <text:p>801</text:p>
              </table:table-cell>
              <table:table-cell office:value-type="float" office:value="114.428571428571">
                <text:p>114.4285714285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8">
                <text:p>808</text:p>
              </table:table-cell>
              <table:table-cell office:value-type="float" office:value="115.428571428571">
                <text:p>115.4285714285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5">
                <text:p>815</text:p>
              </table:table-cell>
              <table:table-cell office:value-type="float" office:value="116.428571428571">
                <text:p>116.4285714285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2">
                <text:p>822</text:p>
              </table:table-cell>
              <table:table-cell office:value-type="float" office:value="117.428571428571">
                <text:p>117.4285714285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29">
                <text:p>829</text:p>
              </table:table-cell>
              <table:table-cell office:value-type="float" office:value="118.428571428571">
                <text:p>118.4285714285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6">
                <text:p>836</text:p>
              </table:table-cell>
              <table:table-cell office:value-type="float" office:value="119.428571428571">
                <text:p>119.4285714285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3">
                <text:p>843</text:p>
              </table:table-cell>
              <table:table-cell office:value-type="float" office:value="120.428571428571">
                <text:p>120.4285714285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0">
                <text:p>850</text:p>
              </table:table-cell>
              <table:table-cell office:value-type="float" office:value="121.428571428571">
                <text:p>121.4285714285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7">
                <text:p>857</text:p>
              </table:table-cell>
              <table:table-cell office:value-type="float" office:value="122.428571428571">
                <text:p>122.4285714285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4">
                <text:p>864</text:p>
              </table:table-cell>
              <table:table-cell office:value-type="float" office:value="123.428571428571">
                <text:p>123.4285714285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1">
                <text:p>871</text:p>
              </table:table-cell>
              <table:table-cell office:value-type="float" office:value="124.428571428571">
                <text:p>124.428571428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78">
                <text:p>878</text:p>
              </table:table-cell>
              <table:table-cell office:value-type="float" office:value="125.428571428571">
                <text:p>125.4285714285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5">
                <text:p>885</text:p>
              </table:table-cell>
              <table:table-cell office:value-type="float" office:value="126.428571428571">
                <text:p>126.4285714285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2">
                <text:p>892</text:p>
              </table:table-cell>
              <table:table-cell office:value-type="float" office:value="127.428571428571">
                <text:p>127.4285714285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9">
                <text:p>899</text:p>
              </table:table-cell>
              <table:table-cell office:value-type="float" office:value="128.428571428571">
                <text:p>128.4285714285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6">
                <text:p>906</text:p>
              </table:table-cell>
              <table:table-cell office:value-type="float" office:value="129.428571428571">
                <text:p>129.4285714285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13">
                <text:p>913</text:p>
              </table:table-cell>
              <table:table-cell office:value-type="float" office:value="130.428571428571">
                <text:p>130.4285714285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0">
                <text:p>920</text:p>
              </table:table-cell>
              <table:table-cell office:value-type="float" office:value="131.428571428571">
                <text:p>131.4285714285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7">
                <text:p>927</text:p>
              </table:table-cell>
              <table:table-cell office:value-type="float" office:value="132.428571428571">
                <text:p>132.428571428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4">
                <text:p>934</text:p>
              </table:table-cell>
              <table:table-cell office:value-type="float" office:value="133.428571428571">
                <text:p>133.428571428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1">
                <text:p>941</text:p>
              </table:table-cell>
              <table:table-cell office:value-type="float" office:value="134.428571428571">
                <text:p>134.4285714285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8">
                <text:p>948</text:p>
              </table:table-cell>
              <table:table-cell office:value-type="float" office:value="135.428571428571">
                <text:p>135.4285714285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5">
                <text:p>955</text:p>
              </table:table-cell>
              <table:table-cell office:value-type="float" office:value="136.428571428571">
                <text:p>136.4285714285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2">
                <text:p>962</text:p>
              </table:table-cell>
              <table:table-cell office:value-type="float" office:value="137.428571428571">
                <text:p>137.4285714285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69">
                <text:p>969</text:p>
              </table:table-cell>
              <table:table-cell office:value-type="float" office:value="138.428571428571">
                <text:p>138.4285714285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6">
                <text:p>976</text:p>
              </table:table-cell>
              <table:table-cell office:value-type="float" office:value="139.428571428571">
                <text:p>139.4285714285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83">
                <text:p>983</text:p>
              </table:table-cell>
              <table:table-cell office:value-type="float" office:value="140.428571428571">
                <text:p>140.4285714285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0">
                <text:p>990</text:p>
              </table:table-cell>
              <table:table-cell office:value-type="float" office:value="141.428571428571">
                <text:p>141.4285714285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7">
                <text:p>997</text:p>
              </table:table-cell>
              <table:table-cell office:value-type="float" office:value="142.428571428571">
                <text:p>142.4285714285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4">
                <text:p>1004</text:p>
              </table:table-cell>
              <table:table-cell office:value-type="float" office:value="143.428571428571">
                <text:p>143.4285714285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1">
                <text:p>1011</text:p>
              </table:table-cell>
              <table:table-cell office:value-type="float" office:value="144.428571428571">
                <text:p>144.4285714285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8">
                <text:p>1018</text:p>
              </table:table-cell>
              <table:table-cell office:value-type="float" office:value="145.428571428571">
                <text:p>145.4285714285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5">
                <text:p>1025</text:p>
              </table:table-cell>
              <table:table-cell office:value-type="float" office:value="146.428571428571">
                <text:p>146.4285714285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2">
                <text:p>1032</text:p>
              </table:table-cell>
              <table:table-cell office:value-type="float" office:value="147.428571428571">
                <text:p>147.4285714285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9">
                <text:p>1039</text:p>
              </table:table-cell>
              <table:table-cell office:value-type="float" office:value="148.428571428571">
                <text:p>148.4285714285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46">
                <text:p>1046</text:p>
              </table:table-cell>
              <table:table-cell office:value-type="float" office:value="149.428571428571">
                <text:p>149.4285714285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53">
                <text:p>1053</text:p>
              </table:table-cell>
              <table:table-cell office:value-type="float" office:value="150.428571428571">
                <text:p>150.428571428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60">
                <text:p>1060</text:p>
              </table:table-cell>
              <table:table-cell office:value-type="float" office:value="151.428571428571">
                <text:p>151.4285714285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67">
                <text:p>1067</text:p>
              </table:table-cell>
              <table:table-cell office:value-type="float" office:value="152.428571428571">
                <text:p>152.428571428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74">
                <text:p>1074</text:p>
              </table:table-cell>
              <table:table-cell office:value-type="float" office:value="153.428571428571">
                <text:p>153.4285714285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81">
                <text:p>1081</text:p>
              </table:table-cell>
              <table:table-cell office:value-type="float" office:value="154.428571428571">
                <text:p>154.428571428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88">
                <text:p>1088</text:p>
              </table:table-cell>
              <table:table-cell office:value-type="float" office:value="155.428571428571">
                <text:p>155.4285714285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95">
                <text:p>1095</text:p>
              </table:table-cell>
              <table:table-cell office:value-type="float" office:value="156.428571428571">
                <text:p>156.4285714285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02">
                <text:p>1102</text:p>
              </table:table-cell>
              <table:table-cell office:value-type="float" office:value="157.428571428571">
                <text:p>157.4285714285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09">
                <text:p>1109</text:p>
              </table:table-cell>
              <table:table-cell office:value-type="float" office:value="158.428571428571">
                <text:p>158.4285714285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16">
                <text:p>1116</text:p>
              </table:table-cell>
              <table:table-cell office:value-type="float" office:value="159.428571428571">
                <text:p>159.4285714285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23">
                <text:p>1123</text:p>
              </table:table-cell>
              <table:table-cell office:value-type="float" office:value="160.428571428571">
                <text:p>160.428571428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30">
                <text:p>1130</text:p>
              </table:table-cell>
              <table:table-cell office:value-type="float" office:value="161.428571428571">
                <text:p>161.428571428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37">
                <text:p>1137</text:p>
              </table:table-cell>
              <table:table-cell office:value-type="float" office:value="162.428571428571">
                <text:p>162.4285714285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44">
                <text:p>1144</text:p>
              </table:table-cell>
              <table:table-cell office:value-type="float" office:value="163.428571428571">
                <text:p>163.428571428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51">
                <text:p>1151</text:p>
              </table:table-cell>
              <table:table-cell office:value-type="float" office:value="164.428571428571">
                <text:p>164.4285714285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58">
                <text:p>1158</text:p>
              </table:table-cell>
              <table:table-cell office:value-type="float" office:value="165.428571428571">
                <text:p>165.4285714285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30">
                <text:p>1030</text:p>
              </table:table-cell>
              <table:table-cell office:value-type="float" office:value="171.666666666667">
                <text:p>171.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36">
                <text:p>1036</text:p>
              </table:table-cell>
              <table:table-cell office:value-type="float" office:value="172.666666666667">
                <text:p>172.6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42">
                <text:p>1042</text:p>
              </table:table-cell>
              <table:table-cell office:value-type="float" office:value="173.666666666667">
                <text:p>173.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48">
                <text:p>1048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54">
                <text:p>1054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0">
                <text:p>1060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66">
                <text:p>1066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72">
                <text:p>1072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78">
                <text:p>1078</text:p>
              </table:table-cell>
              <table:table-cell office:value-type="float" office:value="179.666666666667">
                <text:p>179.6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8">
                <text:p>858</text:p>
              </table:table-cell>
              <table:table-cell office:value-type="float" office:value="171.6">
                <text:p>171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3">
                <text:p>863</text:p>
              </table:table-cell>
              <table:table-cell office:value-type="float" office:value="172.6">
                <text:p>172.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8">
                <text:p>868</text:p>
              </table:table-cell>
              <table:table-cell office:value-type="float" office:value="173.6">
                <text:p>173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3">
                <text:p>873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8">
                <text:p>878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3">
                <text:p>883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88">
                <text:p>888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93">
                <text:p>893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98">
                <text:p>898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3">
                <text:p>903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8">
                <text:p>908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13">
                <text:p>913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18">
                <text:p>918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3">
                <text:p>923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28">
                <text:p>928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33">
                <text:p>933</text:p>
              </table:table-cell>
              <table:table-cell office:value-type="float" office:value="186.6">
                <text:p>18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"/>
      <style:graphic-properties svg:stroke-color="#b3b3b3"/>
      <style:text-properties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729fcf" dr3d:edge-rounding="5%"/>
      <style:text-properties fo:font-size="11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51cm" svg:height="11.699cm" xlink:href=".." xlink:type="simple" chart:class="chart:bar" chart:style-name="ch1">
        <chart:title svg:x="7.893cm" svg:y="0.369cm" chart:style-name="ch2">
          <text:p>Age of Cats</text:p>
        </chart:title>
        <chart:subtitle svg:x="7.252cm" svg:y="1.504cm" chart:style-name="ch3">
          <text:p>To Today (or Day Died)</text:p>
        </chart:subtitle>
        <chart:plot-area chart:style-name="ch4" table:cell-range-address="Sheet2.C8:Sheet2.C14 Sheet2.F8:Sheet2.F14" chart:data-source-has-labels="column" svg:x="1.372cm" svg:y="2.406cm" svg:width="17.102cm" svg:height="9.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73cm" svg:y="2.418cm" svg:width="16.101cm" svg:height="7.56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2.C8:Sheet2.C14"/>
          </chart:axis>
          <chart:axis chart:dimension="y" chart:name="primary-y" chart:style-name="ch6">
            <chart:title svg:x="0.451cm" svg:y="7.93cm" chart:style-name="ch7">
              <text:p>Age (in Day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heet2.F8:Sheet2.F1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ssam</text:p>
                <draw:g>
                  <svg:desc>Sheet2.C8:Sheet2.C14</svg:desc>
                </draw:g>
              </table:table-cell>
              <table:table-cell office:value-type="float" office:value="6809">
                <text:p>6809</text:p>
                <draw:g>
                  <svg:desc>Sheet2.F8:Sheet2.F14</svg:desc>
                </draw:g>
              </table:table-cell>
            </table:table-row>
            <table:table-row>
              <table:table-cell office:value-type="string">
                <text:p>Bonkers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Argent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Norio</text:p>
              </table:table-cell>
              <table:table-cell office:value-type="float" office:value="6404">
                <text:p>6404</text:p>
              </table:table-cell>
            </table:table-row>
            <table:table-row>
              <table:table-cell office:value-type="string">
                <text:p>Tigger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Yuba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Nobuo</text:p>
              </table:table-cell>
              <table:table-cell office:value-type="float" office:value="4063">
                <text:p>4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